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9cm"/>
    </style:style>
    <style:style style:name="co3" style:family="table-column">
      <style:table-column-properties fo:break-before="auto" style:column-width="0.714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3.671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3.433cm"/>
    </style:style>
    <style:style style:name="co10" style:family="table-column">
      <style:table-column-properties fo:break-before="auto" style:column-width="3.535cm"/>
    </style:style>
    <style:style style:name="co11" style:family="table-column">
      <style:table-column-properties fo:break-before="auto" style:column-width="3.126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0.947cm"/>
    </style:style>
    <style:style style:name="co14" style:family="table-column">
      <style:table-column-properties fo:break-before="auto" style:column-width="0.743cm"/>
    </style:style>
    <style:style style:name="co15" style:family="table-column">
      <style:table-column-properties fo:break-before="auto" style:column-width="1.3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ute-force-f90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office:value-type="string" calcext:value-type="string">
            <text:p>args+readpt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strip_alloc</text:p>
          </table:table-cell>
          <table:table-cell office:value-type="string" calcext:value-type="string">
            <text:p>strip_calc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init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scatter1</text:p>
          </table:table-cell>
          <table:table-cell office:value-type="string" calcext:value-type="string">
            <text:p>allreduce1</text:p>
          </table:table-cell>
          <table:table-cell office:value-type="string" calcext:value-type="string">
            <text:p>scatter2</text:p>
          </table:table-cell>
          <table:table-cell office:value-type="string" calcext:value-type="string">
            <text:p>allreduce2</text:p>
          </table:table-cell>
          <table:table-cell office:value-type="string" calcext:value-type="string">
            <text:p>total</text:p>
          </table:table-cell>
          <table:table-cell table:number-columns-repeated="11"/>
          <table:table-cell office:value-type="string" calcext:value-type="string">
            <text:p>init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scatter1</text:p>
          </table:table-cell>
          <table:table-cell office:value-type="string" calcext:value-type="string">
            <text:p>allreduce1</text:p>
          </table:table-cell>
          <table:table-cell office:value-type="string" calcext:value-type="string">
            <text:p>scatter2</text:p>
          </table:table-cell>
          <table:table-cell office:value-type="string" calcext:value-type="string">
            <text:p>allreduce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eq</text:p>
          </table:table-cell>
          <table:table-cell table:formula="of:=[$'f90-sequential'.O2]" office:value-type="float" office:value="13.6612" calcext:value-type="float">
            <text:p>13.6612</text:p>
          </table:table-cell>
          <table:table-cell office:value-type="float" office:value="0" calcext:value-type="float">
            <text:p>0</text:p>
          </table:table-cell>
          <table:table-cell table:formula="of:=[$'f90-sequential'.P2]" office:value-type="float" office:value="469.0664" calcext:value-type="float">
            <text:p>469.06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f90-sequential'.Q2]" office:value-type="float" office:value="0.0736" calcext:value-type="float">
            <text:p>0.0736</text:p>
          </table:table-cell>
          <table:table-cell table:formula="of:=[$'f90-sequential'.R2]" office:value-type="float" office:value="0.065" calcext:value-type="float">
            <text:p>0.065</text:p>
          </table:table-cell>
          <table:table-cell table:formula="of:=[$'f90-sequential'.S2]" office:value-type="float" office:value="482.8674" calcext:value-type="float">
            <text:p>482.867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fortran_bf_mpi.C27:$fortran_bf_mpi.C31])" office:value-type="float" office:value="23.7452" calcext:value-type="float">
            <text:p>23.7452</text:p>
          </table:table-cell>
          <table:table-cell table:formula="of:=AVERAGE([$fortran_bf_mpi.D27:$fortran_bf_mpi.D31])" office:value-type="float" office:value="2.3962" calcext:value-type="float">
            <text:p>2.3962</text:p>
          </table:table-cell>
          <table:table-cell table:formula="of:=AVERAGE([$fortran_bf_mpi.E27:$fortran_bf_mpi.E31])" office:value-type="float" office:value="398.0908" calcext:value-type="float">
            <text:p>398.0908</text:p>
          </table:table-cell>
          <table:table-cell table:formula="of:=AVERAGE([$fortran_bf_mpi.F27:$fortran_bf_mpi.F31])" office:value-type="float" office:value="0.0154" calcext:value-type="float">
            <text:p>0.0154</text:p>
          </table:table-cell>
          <table:table-cell table:formula="of:=AVERAGE([$fortran_bf_mpi.G27:$fortran_bf_mpi.G31])" office:value-type="float" office:value="0.0008" calcext:value-type="float">
            <text:p>0.0008</text:p>
          </table:table-cell>
          <table:table-cell table:formula="of:=AVERAGE([$fortran_bf_mpi.H27:$fortran_bf_mpi.H31])" office:value-type="float" office:value="0.0502" calcext:value-type="float">
            <text:p>0.0502</text:p>
          </table:table-cell>
          <table:table-cell table:formula="of:=AVERAGE([$fortran_bf_mpi.I27:$fortran_bf_mpi.I31])" office:value-type="float" office:value="0.0814" calcext:value-type="float">
            <text:p>0.0814</text:p>
          </table:table-cell>
          <table:table-cell table:formula="of:=AVERAGE([$fortran_bf_mpi.J27:$fortran_bf_mpi.J31])" office:value-type="float" office:value="457.6408" calcext:value-type="float">
            <text:p>457.6408</text:p>
          </table:table-cell>
          <table:table-cell/>
          <table:table-cell table:formula="of:=AVERAGE([$fortran_bf_mpi.L27:$fortran_bf_mpi.L31])" office:value-type="float" office:value="33.12" calcext:value-type="float">
            <text:p>33.12</text:p>
          </table:table-cell>
          <table:table-cell table:formula="of:=AVERAGE([$fortran_bf_mpi.M27:$fortran_bf_mpi.M31])" office:value-type="float" office:value="0.0064" calcext:value-type="float">
            <text:p>0.0064</text:p>
          </table:table-cell>
          <table:table-cell table:formula="of:=AVERAGE([$fortran_bf_mpi.N27:$fortran_bf_mpi.N31])" office:value-type="float" office:value="0.1056" calcext:value-type="float">
            <text:p>0.1056</text:p>
          </table:table-cell>
          <table:table-cell table:formula="of:=AVERAGE([$fortran_bf_mpi.O27:$fortran_bf_mpi.O31])" office:value-type="float" office:value="0.0076" calcext:value-type="float">
            <text:p>0.0076</text:p>
          </table:table-cell>
          <table:table-cell table:formula="of:=AVERAGE([$fortran_bf_mpi.P27:$fortran_bf_mpi.P31])" office:value-type="float" office:value="0.0016" calcext:value-type="float">
            <text:p>0.0016</text:p>
          </table:table-cell>
          <table:table-cell table:formula="of:=AVERAGE([$fortran_bf_mpi.Q27:$fortran_bf_mpi.Q31])" office:value-type="float" office:value="0.001" calcext:value-type="float">
            <text:p>0.001</text:p>
          </table:table-cell>
          <table:table-cell table:formula="of:=AVERAGE([$fortran_bf_mpi.R27:$fortran_bf_mpi.R31])" office:value-type="float" office:value="33.2422" calcext:value-type="float">
            <text:p>33.242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fortran_bf_mpi.C2:$fortran_bf_mpi.C6])" office:value-type="float" office:value="24.3644" calcext:value-type="float">
            <text:p>24.3644</text:p>
          </table:table-cell>
          <table:table-cell table:formula="of:=AVERAGE([$fortran_bf_mpi.D2:$fortran_bf_mpi.D6])" office:value-type="float" office:value="2.399" calcext:value-type="float">
            <text:p>2.399</text:p>
          </table:table-cell>
          <table:table-cell table:formula="of:=AVERAGE([$fortran_bf_mpi.E2:$fortran_bf_mpi.E6])" office:value-type="float" office:value="108.0292" calcext:value-type="float">
            <text:p>108.0292</text:p>
          </table:table-cell>
          <table:table-cell table:formula="of:=AVERAGE([$fortran_bf_mpi.F2:$fortran_bf_mpi.F6])" office:value-type="float" office:value="0.0726" calcext:value-type="float">
            <text:p>0.0726</text:p>
          </table:table-cell>
          <table:table-cell table:formula="of:=AVERAGE([$fortran_bf_mpi.G2:$fortran_bf_mpi.G6])" office:value-type="float" office:value="0.0012" calcext:value-type="float">
            <text:p>0.0012</text:p>
          </table:table-cell>
          <table:table-cell table:formula="of:=AVERAGE([$fortran_bf_mpi.H2:$fortran_bf_mpi.H6])" office:value-type="float" office:value="0.0538" calcext:value-type="float">
            <text:p>0.0538</text:p>
          </table:table-cell>
          <table:table-cell table:formula="of:=AVERAGE([$fortran_bf_mpi.I2:$fortran_bf_mpi.I6])" office:value-type="float" office:value="0.0752" calcext:value-type="float">
            <text:p>0.0752</text:p>
          </table:table-cell>
          <table:table-cell table:formula="of:=AVERAGE([$fortran_bf_mpi.J2:$fortran_bf_mpi.J6])" office:value-type="float" office:value="169.6232" calcext:value-type="float">
            <text:p>169.6232</text:p>
          </table:table-cell>
          <table:table-cell/>
          <table:table-cell table:formula="of:=AVERAGE([$fortran_bf_mpi.L2:$fortran_bf_mpi.L6])" office:value-type="float" office:value="34.602" calcext:value-type="float">
            <text:p>34.602</text:p>
          </table:table-cell>
          <table:table-cell table:formula="of:=AVERAGE([$fortran_bf_mpi.M2:$fortran_bf_mpi.M6])" office:value-type="float" office:value="0.021" calcext:value-type="float">
            <text:p>0.021</text:p>
          </table:table-cell>
          <table:table-cell table:formula="of:=AVERAGE([$fortran_bf_mpi.N2:$fortran_bf_mpi.N6])" office:value-type="float" office:value="2.5446" calcext:value-type="float">
            <text:p>2.5446</text:p>
          </table:table-cell>
          <table:table-cell table:formula="of:=AVERAGE([$fortran_bf_mpi.O2:$fortran_bf_mpi.O6])" office:value-type="float" office:value="3.9742" calcext:value-type="float">
            <text:p>3.9742</text:p>
          </table:table-cell>
          <table:table-cell table:formula="of:=AVERAGE([$fortran_bf_mpi.P2:$fortran_bf_mpi.P6])" office:value-type="float" office:value="0.0832" calcext:value-type="float">
            <text:p>0.0832</text:p>
          </table:table-cell>
          <table:table-cell table:formula="of:=AVERAGE([$fortran_bf_mpi.Q2:$fortran_bf_mpi.Q6])" office:value-type="float" office:value="0.0072" calcext:value-type="float">
            <text:p>0.0072</text:p>
          </table:table-cell>
          <table:table-cell table:formula="of:=AVERAGE([$fortran_bf_mpi.R2:$fortran_bf_mpi.R6])" office:value-type="float" office:value="39.762" calcext:value-type="float">
            <text:p>39.76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fortran_bf_mpi.C7:$fortran_bf_mpi.C11])" office:value-type="float" office:value="24.4516" calcext:value-type="float">
            <text:p>24.4516</text:p>
          </table:table-cell>
          <table:table-cell table:formula="of:=AVERAGE([$fortran_bf_mpi.D7:$fortran_bf_mpi.D11])" office:value-type="float" office:value="2.379" calcext:value-type="float">
            <text:p>2.379</text:p>
          </table:table-cell>
          <table:table-cell table:formula="of:=AVERAGE([$fortran_bf_mpi.E7:$fortran_bf_mpi.E11])" office:value-type="float" office:value="33.3158" calcext:value-type="float">
            <text:p>33.3158</text:p>
          </table:table-cell>
          <table:table-cell table:formula="of:=AVERAGE([$fortran_bf_mpi.F7:$fortran_bf_mpi.F11])" office:value-type="float" office:value="0.098" calcext:value-type="float">
            <text:p>0.098</text:p>
          </table:table-cell>
          <table:table-cell table:formula="of:=AVERAGE([$fortran_bf_mpi.G7:$fortran_bf_mpi.G11])" office:value-type="float" office:value="0.0012" calcext:value-type="float">
            <text:p>0.0012</text:p>
          </table:table-cell>
          <table:table-cell table:formula="of:=AVERAGE([$fortran_bf_mpi.H7:$fortran_bf_mpi.H11])" office:value-type="float" office:value="0.0776" calcext:value-type="float">
            <text:p>0.0776</text:p>
          </table:table-cell>
          <table:table-cell table:formula="of:=AVERAGE([$fortran_bf_mpi.I7:$fortran_bf_mpi.I11])" office:value-type="float" office:value="0.0804" calcext:value-type="float">
            <text:p>0.0804</text:p>
          </table:table-cell>
          <table:table-cell table:formula="of:=AVERAGE([$fortran_bf_mpi.J7:$fortran_bf_mpi.J11])" office:value-type="float" office:value="97.8782" calcext:value-type="float">
            <text:p>97.8782</text:p>
          </table:table-cell>
          <table:table-cell/>
          <table:table-cell table:formula="of:=AVERAGE([$fortran_bf_mpi.L7:$fortran_bf_mpi.L11])" office:value-type="float" office:value="37.3302" calcext:value-type="float">
            <text:p>37.3302</text:p>
          </table:table-cell>
          <table:table-cell table:formula="of:=AVERAGE([$fortran_bf_mpi.M7:$fortran_bf_mpi.M11])" office:value-type="float" office:value="0.0316" calcext:value-type="float">
            <text:p>0.0316</text:p>
          </table:table-cell>
          <table:table-cell table:formula="of:=AVERAGE([$fortran_bf_mpi.N7:$fortran_bf_mpi.N11])" office:value-type="float" office:value="2.6158" calcext:value-type="float">
            <text:p>2.6158</text:p>
          </table:table-cell>
          <table:table-cell table:formula="of:=AVERAGE([$fortran_bf_mpi.O7:$fortran_bf_mpi.O11])" office:value-type="float" office:value="6.2428" calcext:value-type="float">
            <text:p>6.2428</text:p>
          </table:table-cell>
          <table:table-cell table:formula="of:=AVERAGE([$fortran_bf_mpi.P7:$fortran_bf_mpi.P11])" office:value-type="float" office:value="0.1084" calcext:value-type="float">
            <text:p>0.1084</text:p>
          </table:table-cell>
          <table:table-cell table:formula="of:=AVERAGE([$fortran_bf_mpi.Q7:$fortran_bf_mpi.Q11])" office:value-type="float" office:value="0.0116" calcext:value-type="float">
            <text:p>0.0116</text:p>
          </table:table-cell>
          <table:table-cell table:formula="of:=AVERAGE([$fortran_bf_mpi.R7:$fortran_bf_mpi.R11])" office:value-type="float" office:value="41.2992" calcext:value-type="float">
            <text:p>41.299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fortran_bf_mpi.C12:$fortran_bf_mpi.C16])" office:value-type="float" office:value="23.9298" calcext:value-type="float">
            <text:p>23.9298</text:p>
          </table:table-cell>
          <table:table-cell table:formula="of:=AVERAGE([$fortran_bf_mpi.D12:$fortran_bf_mpi.D16])" office:value-type="float" office:value="2.3502" calcext:value-type="float">
            <text:p>2.3502</text:p>
          </table:table-cell>
          <table:table-cell table:formula="of:=AVERAGE([$fortran_bf_mpi.E12:$fortran_bf_mpi.E16])" office:value-type="float" office:value="8.6108" calcext:value-type="float">
            <text:p>8.6108</text:p>
          </table:table-cell>
          <table:table-cell table:formula="of:=AVERAGE([$fortran_bf_mpi.F12:$fortran_bf_mpi.F16])" office:value-type="float" office:value="0.1806" calcext:value-type="float">
            <text:p>0.1806</text:p>
          </table:table-cell>
          <table:table-cell table:formula="of:=AVERAGE([$fortran_bf_mpi.G12:$fortran_bf_mpi.G16])" office:value-type="float" office:value="0.002" calcext:value-type="float">
            <text:p>0.002</text:p>
          </table:table-cell>
          <table:table-cell table:formula="of:=AVERAGE([$fortran_bf_mpi.H12:$fortran_bf_mpi.H16])" office:value-type="float" office:value="0.0998" calcext:value-type="float">
            <text:p>0.0998</text:p>
          </table:table-cell>
          <table:table-cell table:formula="of:=AVERAGE([$fortran_bf_mpi.I12:$fortran_bf_mpi.I16])" office:value-type="float" office:value="0.1216" calcext:value-type="float">
            <text:p>0.1216</text:p>
          </table:table-cell>
          <table:table-cell table:formula="of:=AVERAGE([$fortran_bf_mpi.J12:$fortran_bf_mpi.J16])" office:value-type="float" office:value="73.1856" calcext:value-type="float">
            <text:p>73.1856</text:p>
          </table:table-cell>
          <table:table-cell/>
          <table:table-cell table:formula="of:=AVERAGE([$fortran_bf_mpi.L12:$fortran_bf_mpi.L16])" office:value-type="float" office:value="37.7562" calcext:value-type="float">
            <text:p>37.7562</text:p>
          </table:table-cell>
          <table:table-cell table:formula="of:=AVERAGE([$fortran_bf_mpi.M12:$fortran_bf_mpi.M16])" office:value-type="float" office:value="0.0384" calcext:value-type="float">
            <text:p>0.0384</text:p>
          </table:table-cell>
          <table:table-cell table:formula="of:=AVERAGE([$fortran_bf_mpi.N12:$fortran_bf_mpi.N16])" office:value-type="float" office:value="2.6834" calcext:value-type="float">
            <text:p>2.6834</text:p>
          </table:table-cell>
          <table:table-cell table:formula="of:=AVERAGE([$fortran_bf_mpi.O12:$fortran_bf_mpi.O16])" office:value-type="float" office:value="1.5292" calcext:value-type="float">
            <text:p>1.5292</text:p>
          </table:table-cell>
          <table:table-cell table:formula="of:=AVERAGE([$fortran_bf_mpi.P12:$fortran_bf_mpi.P16])" office:value-type="float" office:value="0.2068" calcext:value-type="float">
            <text:p>0.2068</text:p>
          </table:table-cell>
          <table:table-cell table:formula="of:=AVERAGE([$fortran_bf_mpi.Q12:$fortran_bf_mpi.Q16])" office:value-type="float" office:value="0.03" calcext:value-type="float">
            <text:p>0.03</text:p>
          </table:table-cell>
          <table:table-cell table:formula="of:=AVERAGE([$fortran_bf_mpi.R12:$fortran_bf_mpi.R16])" office:value-type="float" office:value="41.017" calcext:value-type="float">
            <text:p>41.01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fortran_bf_mpi.C17:$fortran_bf_mpi.C21])" office:value-type="float" office:value="21.9688" calcext:value-type="float">
            <text:p>21.9688</text:p>
          </table:table-cell>
          <table:table-cell table:formula="of:=AVERAGE([$fortran_bf_mpi.D17:$fortran_bf_mpi.D21])" office:value-type="float" office:value="2.1088" calcext:value-type="float">
            <text:p>2.1088</text:p>
          </table:table-cell>
          <table:table-cell table:formula="of:=AVERAGE([$fortran_bf_mpi.E17:$fortran_bf_mpi.E21])" office:value-type="float" office:value="2.9924" calcext:value-type="float">
            <text:p>2.9924</text:p>
          </table:table-cell>
          <table:table-cell table:formula="of:=AVERAGE([$fortran_bf_mpi.F17:$fortran_bf_mpi.F21])" office:value-type="float" office:value="0.2384" calcext:value-type="float">
            <text:p>0.2384</text:p>
          </table:table-cell>
          <table:table-cell table:formula="of:=AVERAGE([$fortran_bf_mpi.G17:$fortran_bf_mpi.G21])" office:value-type="float" office:value="0.0024" calcext:value-type="float">
            <text:p>0.0024</text:p>
          </table:table-cell>
          <table:table-cell table:formula="of:=AVERAGE([$fortran_bf_mpi.H17:$fortran_bf_mpi.H21])" office:value-type="float" office:value="0.1044" calcext:value-type="float">
            <text:p>0.1044</text:p>
          </table:table-cell>
          <table:table-cell table:formula="of:=AVERAGE([$fortran_bf_mpi.I17:$fortran_bf_mpi.I21])" office:value-type="float" office:value="0.1182" calcext:value-type="float">
            <text:p>0.1182</text:p>
          </table:table-cell>
          <table:table-cell table:formula="of:=AVERAGE([$fortran_bf_mpi.J17:$fortran_bf_mpi.J21])" office:value-type="float" office:value="71.847" calcext:value-type="float">
            <text:p>71.847</text:p>
          </table:table-cell>
          <table:table-cell/>
          <table:table-cell table:formula="of:=AVERAGE([$fortran_bf_mpi.L17:$fortran_bf_mpi.L21])" office:value-type="float" office:value="44.0198" calcext:value-type="float">
            <text:p>44.0198</text:p>
          </table:table-cell>
          <table:table-cell table:formula="of:=AVERAGE([$fortran_bf_mpi.M17:$fortran_bf_mpi.M21])" office:value-type="float" office:value="0.0768" calcext:value-type="float">
            <text:p>0.0768</text:p>
          </table:table-cell>
          <table:table-cell table:formula="of:=AVERAGE([$fortran_bf_mpi.N17:$fortran_bf_mpi.N21])" office:value-type="float" office:value="2.5874" calcext:value-type="float">
            <text:p>2.5874</text:p>
          </table:table-cell>
          <table:table-cell table:formula="of:=AVERAGE([$fortran_bf_mpi.O17:$fortran_bf_mpi.O21])" office:value-type="float" office:value="1.629" calcext:value-type="float">
            <text:p>1.629</text:p>
          </table:table-cell>
          <table:table-cell table:formula="of:=AVERAGE([$fortran_bf_mpi.P17:$fortran_bf_mpi.P21])" office:value-type="float" office:value="0.2736" calcext:value-type="float">
            <text:p>0.2736</text:p>
          </table:table-cell>
          <table:table-cell table:formula="of:=AVERAGE([$fortran_bf_mpi.Q17:$fortran_bf_mpi.Q21])" office:value-type="float" office:value="0.0518" calcext:value-type="float">
            <text:p>0.0518</text:p>
          </table:table-cell>
          <table:table-cell table:formula="of:=AVERAGE([$fortran_bf_mpi.R17:$fortran_bf_mpi.R21])" office:value-type="float" office:value="47.2836" calcext:value-type="float">
            <text:p>47.283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fortran_bf_mpi.C22:$fortran_bf_mpi.C26])" office:value-type="float" office:value="23.9522" calcext:value-type="float">
            <text:p>23.9522</text:p>
          </table:table-cell>
          <table:table-cell table:formula="of:=AVERAGE([$fortran_bf_mpi.D22:$fortran_bf_mpi.D26])" office:value-type="float" office:value="2.1428" calcext:value-type="float">
            <text:p>2.1428</text:p>
          </table:table-cell>
          <table:table-cell table:formula="of:=AVERAGE([$fortran_bf_mpi.E22:$fortran_bf_mpi.E26])" office:value-type="float" office:value="0.8648" calcext:value-type="float">
            <text:p>0.8648</text:p>
          </table:table-cell>
          <table:table-cell table:formula="of:=AVERAGE([$fortran_bf_mpi.F22:$fortran_bf_mpi.F26])" office:value-type="float" office:value="0.4224" calcext:value-type="float">
            <text:p>0.4224</text:p>
          </table:table-cell>
          <table:table-cell table:formula="of:=AVERAGE([$fortran_bf_mpi.G22:$fortran_bf_mpi.G26])" office:value-type="float" office:value="0.0034" calcext:value-type="float">
            <text:p>0.0034</text:p>
          </table:table-cell>
          <table:table-cell table:formula="of:=AVERAGE([$fortran_bf_mpi.H22:$fortran_bf_mpi.H26])" office:value-type="float" office:value="0.1298" calcext:value-type="float">
            <text:p>0.1298</text:p>
          </table:table-cell>
          <table:table-cell table:formula="of:=AVERAGE([$fortran_bf_mpi.I22:$fortran_bf_mpi.I26])" office:value-type="float" office:value="0.1252" calcext:value-type="float">
            <text:p>0.1252</text:p>
          </table:table-cell>
          <table:table-cell table:formula="of:=AVERAGE([$fortran_bf_mpi.J22:$fortran_bf_mpi.J26])" office:value-type="float" office:value="79.6384" calcext:value-type="float">
            <text:p>79.6384</text:p>
          </table:table-cell>
          <table:table-cell/>
          <table:table-cell table:formula="of:=AVERAGE([$fortran_bf_mpi.L22:$fortran_bf_mpi.L26])" office:value-type="float" office:value="51.9188" calcext:value-type="float">
            <text:p>51.9188</text:p>
          </table:table-cell>
          <table:table-cell table:formula="of:=AVERAGE([$fortran_bf_mpi.M22:$fortran_bf_mpi.M26])" office:value-type="float" office:value="0.058" calcext:value-type="float">
            <text:p>0.058</text:p>
          </table:table-cell>
          <table:table-cell table:formula="of:=AVERAGE([$fortran_bf_mpi.N22:$fortran_bf_mpi.N26])" office:value-type="float" office:value="2.5202" calcext:value-type="float">
            <text:p>2.5202</text:p>
          </table:table-cell>
          <table:table-cell table:formula="of:=AVERAGE([$fortran_bf_mpi.O22:$fortran_bf_mpi.O26])" office:value-type="float" office:value="0.5856" calcext:value-type="float">
            <text:p>0.5856</text:p>
          </table:table-cell>
          <table:table-cell table:formula="of:=AVERAGE([$fortran_bf_mpi.P22:$fortran_bf_mpi.P26])" office:value-type="float" office:value="0.5004" calcext:value-type="float">
            <text:p>0.5004</text:p>
          </table:table-cell>
          <table:table-cell table:formula="of:=AVERAGE([$fortran_bf_mpi.Q22:$fortran_bf_mpi.Q26])" office:value-type="float" office:value="0.1266" calcext:value-type="float">
            <text:p>0.1266</text:p>
          </table:table-cell>
          <table:table-cell table:formula="of:=AVERAGE([$fortran_bf_mpi.R22:$fortran_bf_mpi.R26])" office:value-type="float" office:value="55.2888" calcext:value-type="float">
            <text:p>55.2888</text:p>
          </table:table-cell>
          <table:table-cell table:number-columns-repeated="1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q</text:p>
          </table:table-cell>
          <table:table-cell table:formula="of:=[$'f90-sequential'.O3]" office:value-type="float" office:value="136.8286" calcext:value-type="float">
            <text:p>136.8286</text:p>
          </table:table-cell>
          <table:table-cell office:value-type="float" office:value="0" calcext:value-type="float">
            <text:p>0</text:p>
          </table:table-cell>
          <table:table-cell table:formula="of:=[$'f90-sequential'.P3]" office:value-type="float" office:value="48535.0818" calcext:value-type="float">
            <text:p>48535.08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f90-sequential'.Q3]" office:value-type="float" office:value="0.2382" calcext:value-type="float">
            <text:p>0.2382</text:p>
          </table:table-cell>
          <table:table-cell table:formula="of:=[$'f90-sequential'.R3]" office:value-type="float" office:value="0.0844" calcext:value-type="float">
            <text:p>0.0844</text:p>
          </table:table-cell>
          <table:table-cell table:formula="of:=[$'f90-sequential'.S3]" office:value-type="float" office:value="48672.2344" calcext:value-type="float">
            <text:p>48672.234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fortran_bf_mpi.C57:$fortran_bf_mpi.C61])" office:value-type="float" office:value="161.828" calcext:value-type="float">
            <text:p>161.828</text:p>
          </table:table-cell>
          <table:table-cell table:formula="of:=AVERAGE([$fortran_bf_mpi.D57:$fortran_bf_mpi.D61])" office:value-type="float" office:value="19.1254" calcext:value-type="float">
            <text:p>19.1254</text:p>
          </table:table-cell>
          <table:table-cell table:formula="of:=AVERAGE([$fortran_bf_mpi.E57:$fortran_bf_mpi.E61])" office:value-type="float" office:value="39263.4366" calcext:value-type="float">
            <text:p>39263.4366</text:p>
          </table:table-cell>
          <table:table-cell table:formula="of:=AVERAGE([$fortran_bf_mpi.F57:$fortran_bf_mpi.F61])" office:value-type="float" office:value="0.3534" calcext:value-type="float">
            <text:p>0.3534</text:p>
          </table:table-cell>
          <table:table-cell table:formula="of:=AVERAGE([$fortran_bf_mpi.G57:$fortran_bf_mpi.G61])" office:value-type="float" office:value="0.0008" calcext:value-type="float">
            <text:p>0.0008</text:p>
          </table:table-cell>
          <table:table-cell table:formula="of:=AVERAGE([$fortran_bf_mpi.H57:$fortran_bf_mpi.H61])" office:value-type="float" office:value="0.065" calcext:value-type="float">
            <text:p>0.065</text:p>
          </table:table-cell>
          <table:table-cell table:formula="of:=AVERAGE([$fortran_bf_mpi.I57:$fortran_bf_mpi.I61])" office:value-type="float" office:value="0.1382" calcext:value-type="float">
            <text:p>0.1382</text:p>
          </table:table-cell>
          <table:table-cell table:formula="of:=AVERAGE([$fortran_bf_mpi.J57:$fortran_bf_mpi.J61])" office:value-type="float" office:value="39478.5078" calcext:value-type="float">
            <text:p>39478.5078</text:p>
          </table:table-cell>
          <table:table-cell/>
          <table:table-cell table:formula="of:=AVERAGE([$fortran_bf_mpi.L57:$fortran_bf_mpi.L61])" office:value-type="float" office:value="32.7952" calcext:value-type="float">
            <text:p>32.7952</text:p>
          </table:table-cell>
          <table:table-cell table:formula="of:=AVERAGE([$fortran_bf_mpi.M57:$fortran_bf_mpi.M61])" office:value-type="float" office:value="0.0048" calcext:value-type="float">
            <text:p>0.0048</text:p>
          </table:table-cell>
          <table:table-cell table:formula="of:=AVERAGE([$fortran_bf_mpi.N57:$fortran_bf_mpi.N61])" office:value-type="float" office:value="0.5984" calcext:value-type="float">
            <text:p>0.5984</text:p>
          </table:table-cell>
          <table:table-cell table:formula="of:=AVERAGE([$fortran_bf_mpi.O57:$fortran_bf_mpi.O61])" office:value-type="float" office:value="0.0372" calcext:value-type="float">
            <text:p>0.0372</text:p>
          </table:table-cell>
          <table:table-cell table:formula="of:=AVERAGE([$fortran_bf_mpi.P57:$fortran_bf_mpi.P61])" office:value-type="float" office:value="0.0056" calcext:value-type="float">
            <text:p>0.0056</text:p>
          </table:table-cell>
          <table:table-cell table:formula="of:=AVERAGE([$fortran_bf_mpi.Q57:$fortran_bf_mpi.Q61])" office:value-type="float" office:value="0" calcext:value-type="float">
            <text:p>0</text:p>
          </table:table-cell>
          <table:table-cell table:formula="of:=AVERAGE([$fortran_bf_mpi.R57:$fortran_bf_mpi.R61])" office:value-type="float" office:value="33.4412" calcext:value-type="float">
            <text:p>33.441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fortran_bf_mpi.C32:$fortran_bf_mpi.C36])" office:value-type="float" office:value="159.6592" calcext:value-type="float">
            <text:p>159.6592</text:p>
          </table:table-cell>
          <table:table-cell table:formula="of:=AVERAGE([$fortran_bf_mpi.D32:$fortran_bf_mpi.D36])" office:value-type="float" office:value="19.3114" calcext:value-type="float">
            <text:p>19.3114</text:p>
          </table:table-cell>
          <table:table-cell table:formula="of:=AVERAGE([$fortran_bf_mpi.E32:$fortran_bf_mpi.E36])" office:value-type="float" office:value="10118.2904" calcext:value-type="float">
            <text:p>10118.2904</text:p>
          </table:table-cell>
          <table:table-cell table:formula="of:=AVERAGE([$fortran_bf_mpi.F32:$fortran_bf_mpi.F36])" office:value-type="float" office:value="0.7134" calcext:value-type="float">
            <text:p>0.7134</text:p>
          </table:table-cell>
          <table:table-cell table:formula="of:=AVERAGE([$fortran_bf_mpi.G32:$fortran_bf_mpi.G36])" office:value-type="float" office:value="0.0012" calcext:value-type="float">
            <text:p>0.0012</text:p>
          </table:table-cell>
          <table:table-cell table:formula="of:=AVERAGE([$fortran_bf_mpi.H32:$fortran_bf_mpi.H36])" office:value-type="float" office:value="0.0676" calcext:value-type="float">
            <text:p>0.0676</text:p>
          </table:table-cell>
          <table:table-cell table:formula="of:=AVERAGE([$fortran_bf_mpi.I32:$fortran_bf_mpi.I36])" office:value-type="float" office:value="0.117" calcext:value-type="float">
            <text:p>0.117</text:p>
          </table:table-cell>
          <table:table-cell table:formula="of:=AVERAGE([$fortran_bf_mpi.J32:$fortran_bf_mpi.J36])" office:value-type="float" office:value="10333.8014" calcext:value-type="float">
            <text:p>10333.8014</text:p>
          </table:table-cell>
          <table:table-cell/>
          <table:table-cell table:formula="of:=AVERAGE([$fortran_bf_mpi.L32:$fortran_bf_mpi.L36])" office:value-type="float" office:value="34.9442" calcext:value-type="float">
            <text:p>34.9442</text:p>
          </table:table-cell>
          <table:table-cell table:formula="of:=AVERAGE([$fortran_bf_mpi.M32:$fortran_bf_mpi.M36])" office:value-type="float" office:value="0.0154" calcext:value-type="float">
            <text:p>0.0154</text:p>
          </table:table-cell>
          <table:table-cell table:formula="of:=AVERAGE([$fortran_bf_mpi.N32:$fortran_bf_mpi.N36])" office:value-type="float" office:value="20.033" calcext:value-type="float">
            <text:p>20.033</text:p>
          </table:table-cell>
          <table:table-cell table:formula="of:=AVERAGE([$fortran_bf_mpi.O32:$fortran_bf_mpi.O36])" office:value-type="float" office:value="72.1002" calcext:value-type="float">
            <text:p>72.1002</text:p>
          </table:table-cell>
          <table:table-cell table:formula="of:=AVERAGE([$fortran_bf_mpi.P32:$fortran_bf_mpi.P36])" office:value-type="float" office:value="0.6808" calcext:value-type="float">
            <text:p>0.6808</text:p>
          </table:table-cell>
          <table:table-cell table:formula="of:=AVERAGE([$fortran_bf_mpi.Q32:$fortran_bf_mpi.Q36])" office:value-type="float" office:value="0.0118" calcext:value-type="float">
            <text:p>0.0118</text:p>
          </table:table-cell>
          <table:table-cell table:formula="of:=AVERAGE([$fortran_bf_mpi.R32:$fortran_bf_mpi.R36])" office:value-type="float" office:value="127.242" calcext:value-type="float">
            <text:p>127.24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fortran_bf_mpi.C37:$fortran_bf_mpi.C41])" office:value-type="float" office:value="169.6926" calcext:value-type="float">
            <text:p>169.6926</text:p>
          </table:table-cell>
          <table:table-cell table:formula="of:=AVERAGE([$fortran_bf_mpi.D37:$fortran_bf_mpi.D41])" office:value-type="float" office:value="20.287" calcext:value-type="float">
            <text:p>20.287</text:p>
          </table:table-cell>
          <table:table-cell table:formula="of:=AVERAGE([$fortran_bf_mpi.E37:$fortran_bf_mpi.E41])" office:value-type="float" office:value="2317.1608" calcext:value-type="float">
            <text:p>2317.1608</text:p>
          </table:table-cell>
          <table:table-cell table:formula="of:=AVERAGE([$fortran_bf_mpi.F37:$fortran_bf_mpi.F41])" office:value-type="float" office:value="1.0192" calcext:value-type="float">
            <text:p>1.0192</text:p>
          </table:table-cell>
          <table:table-cell table:formula="of:=AVERAGE([$fortran_bf_mpi.G37:$fortran_bf_mpi.G41])" office:value-type="float" office:value="0.001" calcext:value-type="float">
            <text:p>0.001</text:p>
          </table:table-cell>
          <table:table-cell table:formula="of:=AVERAGE([$fortran_bf_mpi.H37:$fortran_bf_mpi.H41])" office:value-type="float" office:value="0.089" calcext:value-type="float">
            <text:p>0.089</text:p>
          </table:table-cell>
          <table:table-cell table:formula="of:=AVERAGE([$fortran_bf_mpi.I37:$fortran_bf_mpi.I41])" office:value-type="float" office:value="0.1704" calcext:value-type="float">
            <text:p>0.1704</text:p>
          </table:table-cell>
          <table:table-cell table:formula="of:=AVERAGE([$fortran_bf_mpi.J37:$fortran_bf_mpi.J41])" office:value-type="float" office:value="2546.5516" calcext:value-type="float">
            <text:p>2546.5516</text:p>
          </table:table-cell>
          <table:table-cell/>
          <table:table-cell table:formula="of:=AVERAGE([$fortran_bf_mpi.L37:$fortran_bf_mpi.L41])" office:value-type="float" office:value="37.5662" calcext:value-type="float">
            <text:p>37.5662</text:p>
          </table:table-cell>
          <table:table-cell table:formula="of:=AVERAGE([$fortran_bf_mpi.M37:$fortran_bf_mpi.M41])" office:value-type="float" office:value="0.025" calcext:value-type="float">
            <text:p>0.025</text:p>
          </table:table-cell>
          <table:table-cell table:formula="of:=AVERAGE([$fortran_bf_mpi.N37:$fortran_bf_mpi.N41])" office:value-type="float" office:value="21.0726" calcext:value-type="float">
            <text:p>21.0726</text:p>
          </table:table-cell>
          <table:table-cell table:formula="of:=AVERAGE([$fortran_bf_mpi.O37:$fortran_bf_mpi.O41])" office:value-type="float" office:value="102.6172" calcext:value-type="float">
            <text:p>102.6172</text:p>
          </table:table-cell>
          <table:table-cell table:formula="of:=AVERAGE([$fortran_bf_mpi.P37:$fortran_bf_mpi.P41])" office:value-type="float" office:value="1.0098" calcext:value-type="float">
            <text:p>1.0098</text:p>
          </table:table-cell>
          <table:table-cell table:formula="of:=AVERAGE([$fortran_bf_mpi.Q37:$fortran_bf_mpi.Q41])" office:value-type="float" office:value="0.0212" calcext:value-type="float">
            <text:p>0.0212</text:p>
          </table:table-cell>
          <table:table-cell table:formula="of:=AVERAGE([$fortran_bf_mpi.R37:$fortran_bf_mpi.R41])" office:value-type="float" office:value="161.6336" calcext:value-type="float">
            <text:p>161.633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fortran_bf_mpi.C42:$fortran_bf_mpi.C46])" office:value-type="float" office:value="182.497" calcext:value-type="float">
            <text:p>182.497</text:p>
          </table:table-cell>
          <table:table-cell table:formula="of:=AVERAGE([$fortran_bf_mpi.D42:$fortran_bf_mpi.D46])" office:value-type="float" office:value="21.6334" calcext:value-type="float">
            <text:p>21.6334</text:p>
          </table:table-cell>
          <table:table-cell table:formula="of:=AVERAGE([$fortran_bf_mpi.E42:$fortran_bf_mpi.E46])" office:value-type="float" office:value="578.247" calcext:value-type="float">
            <text:p>578.247</text:p>
          </table:table-cell>
          <table:table-cell table:formula="of:=AVERAGE([$fortran_bf_mpi.F42:$fortran_bf_mpi.F46])" office:value-type="float" office:value="1.2772" calcext:value-type="float">
            <text:p>1.2772</text:p>
          </table:table-cell>
          <table:table-cell table:formula="of:=AVERAGE([$fortran_bf_mpi.G42:$fortran_bf_mpi.G46])" office:value-type="float" office:value="0.0014" calcext:value-type="float">
            <text:p>0.0014</text:p>
          </table:table-cell>
          <table:table-cell table:formula="of:=AVERAGE([$fortran_bf_mpi.H42:$fortran_bf_mpi.H46])" office:value-type="float" office:value="0.0906" calcext:value-type="float">
            <text:p>0.0906</text:p>
          </table:table-cell>
          <table:table-cell table:formula="of:=AVERAGE([$fortran_bf_mpi.I42:$fortran_bf_mpi.I46])" office:value-type="float" office:value="0.1394" calcext:value-type="float">
            <text:p>0.1394</text:p>
          </table:table-cell>
          <table:table-cell table:formula="of:=AVERAGE([$fortran_bf_mpi.J42:$fortran_bf_mpi.J46])" office:value-type="float" office:value="823.32" calcext:value-type="float">
            <text:p>823.32</text:p>
          </table:table-cell>
          <table:table-cell/>
          <table:table-cell table:formula="of:=AVERAGE([$fortran_bf_mpi.L42:$fortran_bf_mpi.L46])" office:value-type="float" office:value="38.548" calcext:value-type="float">
            <text:p>38.548</text:p>
          </table:table-cell>
          <table:table-cell table:formula="of:=AVERAGE([$fortran_bf_mpi.M42:$fortran_bf_mpi.M46])" office:value-type="float" office:value="0.0314" calcext:value-type="float">
            <text:p>0.0314</text:p>
          </table:table-cell>
          <table:table-cell table:formula="of:=AVERAGE([$fortran_bf_mpi.N42:$fortran_bf_mpi.N46])" office:value-type="float" office:value="22.6508" calcext:value-type="float">
            <text:p>22.6508</text:p>
          </table:table-cell>
          <table:table-cell table:formula="of:=AVERAGE([$fortran_bf_mpi.O42:$fortran_bf_mpi.O46])" office:value-type="float" office:value="12.26" calcext:value-type="float">
            <text:p>12.26</text:p>
          </table:table-cell>
          <table:table-cell table:formula="of:=AVERAGE([$fortran_bf_mpi.P42:$fortran_bf_mpi.P46])" office:value-type="float" office:value="1.2762" calcext:value-type="float">
            <text:p>1.2762</text:p>
          </table:table-cell>
          <table:table-cell table:formula="of:=AVERAGE([$fortran_bf_mpi.Q42:$fortran_bf_mpi.Q46])" office:value-type="float" office:value="0.029" calcext:value-type="float">
            <text:p>0.029</text:p>
          </table:table-cell>
          <table:table-cell table:formula="of:=AVERAGE([$fortran_bf_mpi.R42:$fortran_bf_mpi.R46])" office:value-type="float" office:value="73.3574" calcext:value-type="float">
            <text:p>73.35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fortran_bf_mpi.C47:$fortran_bf_mpi.C51])" office:value-type="float" office:value="165.8038" calcext:value-type="float">
            <text:p>165.8038</text:p>
          </table:table-cell>
          <table:table-cell table:formula="of:=AVERAGE([$fortran_bf_mpi.D47:$fortran_bf_mpi.D51])" office:value-type="float" office:value="21.8724" calcext:value-type="float">
            <text:p>21.8724</text:p>
          </table:table-cell>
          <table:table-cell table:formula="of:=AVERAGE([$fortran_bf_mpi.E47:$fortran_bf_mpi.E51])" office:value-type="float" office:value="145.0724" calcext:value-type="float">
            <text:p>145.0724</text:p>
          </table:table-cell>
          <table:table-cell table:formula="of:=AVERAGE([$fortran_bf_mpi.F47:$fortran_bf_mpi.F51])" office:value-type="float" office:value="1.9396" calcext:value-type="float">
            <text:p>1.9396</text:p>
          </table:table-cell>
          <table:table-cell table:formula="of:=AVERAGE([$fortran_bf_mpi.G47:$fortran_bf_mpi.G51])" office:value-type="float" office:value="0.002" calcext:value-type="float">
            <text:p>0.002</text:p>
          </table:table-cell>
          <table:table-cell table:formula="of:=AVERAGE([$fortran_bf_mpi.H47:$fortran_bf_mpi.H51])" office:value-type="float" office:value="0.091" calcext:value-type="float">
            <text:p>0.091</text:p>
          </table:table-cell>
          <table:table-cell table:formula="of:=AVERAGE([$fortran_bf_mpi.I47:$fortran_bf_mpi.I51])" office:value-type="float" office:value="0.1584" calcext:value-type="float">
            <text:p>0.1584</text:p>
          </table:table-cell>
          <table:table-cell table:formula="of:=AVERAGE([$fortran_bf_mpi.J47:$fortran_bf_mpi.J51])" office:value-type="float" office:value="383.6126" calcext:value-type="float">
            <text:p>383.6126</text:p>
          </table:table-cell>
          <table:table-cell/>
          <table:table-cell table:formula="of:=AVERAGE([$fortran_bf_mpi.L47:$fortran_bf_mpi.L51])" office:value-type="float" office:value="47.8554" calcext:value-type="float">
            <text:p>47.8554</text:p>
          </table:table-cell>
          <table:table-cell table:formula="of:=AVERAGE([$fortran_bf_mpi.M47:$fortran_bf_mpi.M51])" office:value-type="float" office:value="0.0734" calcext:value-type="float">
            <text:p>0.0734</text:p>
          </table:table-cell>
          <table:table-cell table:formula="of:=AVERAGE([$fortran_bf_mpi.N47:$fortran_bf_mpi.N51])" office:value-type="float" office:value="23.22" calcext:value-type="float">
            <text:p>23.22</text:p>
          </table:table-cell>
          <table:table-cell table:formula="of:=AVERAGE([$fortran_bf_mpi.O47:$fortran_bf_mpi.O51])" office:value-type="float" office:value="4.4186" calcext:value-type="float">
            <text:p>4.4186</text:p>
          </table:table-cell>
          <table:table-cell table:formula="of:=AVERAGE([$fortran_bf_mpi.P47:$fortran_bf_mpi.P51])" office:value-type="float" office:value="1.966" calcext:value-type="float">
            <text:p>1.966</text:p>
          </table:table-cell>
          <table:table-cell table:formula="of:=AVERAGE([$fortran_bf_mpi.Q47:$fortran_bf_mpi.Q51])" office:value-type="float" office:value="0.0418" calcext:value-type="float">
            <text:p>0.0418</text:p>
          </table:table-cell>
          <table:table-cell table:formula="of:=AVERAGE([$fortran_bf_mpi.R47:$fortran_bf_mpi.R51])" office:value-type="float" office:value="76.9144" calcext:value-type="float">
            <text:p>76.914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fortran_bf_mpi.C52:$fortran_bf_mpi.C56])" office:value-type="float" office:value="189.132" calcext:value-type="float">
            <text:p>189.132</text:p>
          </table:table-cell>
          <table:table-cell table:formula="of:=AVERAGE([$fortran_bf_mpi.D52:$fortran_bf_mpi.D56])" office:value-type="float" office:value="21.9474" calcext:value-type="float">
            <text:p>21.9474</text:p>
          </table:table-cell>
          <table:table-cell table:formula="of:=AVERAGE([$fortran_bf_mpi.E52:$fortran_bf_mpi.E56])" office:value-type="float" office:value="44.133" calcext:value-type="float">
            <text:p>44.133</text:p>
          </table:table-cell>
          <table:table-cell table:formula="of:=AVERAGE([$fortran_bf_mpi.F52:$fortran_bf_mpi.F56])" office:value-type="float" office:value="3.2014" calcext:value-type="float">
            <text:p>3.2014</text:p>
          </table:table-cell>
          <table:table-cell table:formula="of:=AVERAGE([$fortran_bf_mpi.G52:$fortran_bf_mpi.G56])" office:value-type="float" office:value="0.002" calcext:value-type="float">
            <text:p>0.002</text:p>
          </table:table-cell>
          <table:table-cell table:formula="of:=AVERAGE([$fortran_bf_mpi.H52:$fortran_bf_mpi.H56])" office:value-type="float" office:value="0.1188" calcext:value-type="float">
            <text:p>0.1188</text:p>
          </table:table-cell>
          <table:table-cell table:formula="of:=AVERAGE([$fortran_bf_mpi.I52:$fortran_bf_mpi.I56])" office:value-type="float" office:value="0.1598" calcext:value-type="float">
            <text:p>0.1598</text:p>
          </table:table-cell>
          <table:table-cell table:formula="of:=AVERAGE([$fortran_bf_mpi.J52:$fortran_bf_mpi.J56])" office:value-type="float" office:value="311.7936" calcext:value-type="float">
            <text:p>311.7936</text:p>
          </table:table-cell>
          <table:table-cell/>
          <table:table-cell table:formula="of:=AVERAGE([$fortran_bf_mpi.L52:$fortran_bf_mpi.L56])" office:value-type="float" office:value="51.8474" calcext:value-type="float">
            <text:p>51.8474</text:p>
          </table:table-cell>
          <table:table-cell table:formula="of:=AVERAGE([$fortran_bf_mpi.M52:$fortran_bf_mpi.M56])" office:value-type="float" office:value="0.0904" calcext:value-type="float">
            <text:p>0.0904</text:p>
          </table:table-cell>
          <table:table-cell table:formula="of:=AVERAGE([$fortran_bf_mpi.N52:$fortran_bf_mpi.N56])" office:value-type="float" office:value="23.657" calcext:value-type="float">
            <text:p>23.657</text:p>
          </table:table-cell>
          <table:table-cell table:formula="of:=AVERAGE([$fortran_bf_mpi.O52:$fortran_bf_mpi.O56])" office:value-type="float" office:value="9.9888" calcext:value-type="float">
            <text:p>9.9888</text:p>
          </table:table-cell>
          <table:table-cell table:formula="of:=AVERAGE([$fortran_bf_mpi.P52:$fortran_bf_mpi.P56])" office:value-type="float" office:value="3.262" calcext:value-type="float">
            <text:p>3.262</text:p>
          </table:table-cell>
          <table:table-cell table:formula="of:=AVERAGE([$fortran_bf_mpi.Q52:$fortran_bf_mpi.Q56])" office:value-type="float" office:value="0.0902" calcext:value-type="float">
            <text:p>0.0902</text:p>
          </table:table-cell>
          <table:table-cell table:formula="of:=AVERAGE([$fortran_bf_mpi.R52:$fortran_bf_mpi.R56])" office:value-type="float" office:value="87.4492" calcext:value-type="float">
            <text:p>87.4492</text:p>
          </table:table-cell>
          <table:table-cell table:number-columns-repeated="18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Seq</text:p>
          </table:table-cell>
          <table:table-cell table:formula="of:=[$'f90-sequential'.O4]" office:value-type="float" office:value="1402.6858" calcext:value-type="float">
            <text:p>1402.6858</text:p>
          </table:table-cell>
          <table:table-cell office:value-type="float" office:value="0" calcext:value-type="float">
            <text:p>0</text:p>
          </table:table-cell>
          <table:table-cell table:formula="of:=[$'f90-sequential'.P4]" office:value-type="float" office:value="4987073.1" calcext:value-type="float">
            <text:p>4987073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f90-sequential'.Q4]" office:value-type="float" office:value="2" calcext:value-type="float">
            <text:p>2</text:p>
          </table:table-cell>
          <table:table-cell table:formula="of:=[$'f90-sequential'.R4]" office:value-type="float" office:value="0" calcext:value-type="float">
            <text:p>0</text:p>
          </table:table-cell>
          <table:table-cell table:formula="of:=[$'f90-sequential'.S4]" office:value-type="float" office:value="4988477.8" calcext:value-type="float">
            <text:p>4988477.8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office:value-type="string" calcext:value-type="string">
            <text:p>args+readpt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strip_alloc</text:p>
          </table:table-cell>
          <table:table-cell office:value-type="string" calcext:value-type="string">
            <text:p>strip_calc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init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scatter1</text:p>
          </table:table-cell>
          <table:table-cell office:value-type="string" calcext:value-type="string">
            <text:p>allreduce1</text:p>
          </table:table-cell>
          <table:table-cell office:value-type="string" calcext:value-type="string">
            <text:p>scatter2</text:p>
          </table:table-cell>
          <table:table-cell office:value-type="string" calcext:value-type="string">
            <text:p>allreduce2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eq</text:p>
          </table:table-cell>
          <table:table-cell table:formula="of:=[$'f90-sequential'.O8]" office:value-type="float" office:value="0.648342270718176" calcext:value-type="float">
            <text:p>0.648342270718176</text:p>
          </table:table-cell>
          <table:table-cell office:value-type="float" office:value="0" calcext:value-type="float">
            <text:p>0</text:p>
          </table:table-cell>
          <table:table-cell table:formula="of:=[$'f90-sequential'.P8]" office:value-type="float" office:value="14.6398027582341" calcext:value-type="float">
            <text:p>14.63980275823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f90-sequential'.Q8]" office:value-type="float" office:value="0.00134164078649988" calcext:value-type="float">
            <text:p>0.00134164078649988</text:p>
          </table:table-cell>
          <table:table-cell table:formula="of:=[$'f90-sequential'.R8]" office:value-type="float" office:value="0.0296816441593117" calcext:value-type="float">
            <text:p>0.0296816441593117</text:p>
          </table:table-cell>
          <table:table-cell table:formula="of:=[$'f90-sequential'.S8]" office:value-type="float" office:value="15.2809649826181" calcext:value-type="float">
            <text:p>15.280964982618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TDEV([$fortran_bf_mpi.C27:$fortran_bf_mpi.C31])" office:value-type="float" office:value="1.23776318413499" calcext:value-type="float">
            <text:p>1.23776318413499</text:p>
          </table:table-cell>
          <table:table-cell table:formula="of:=STDEV([$fortran_bf_mpi.D27:$fortran_bf_mpi.D31])" office:value-type="float" office:value="0.0638686151407716" calcext:value-type="float">
            <text:p>0.0638686151407716</text:p>
          </table:table-cell>
          <table:table-cell table:formula="of:=STDEV([$fortran_bf_mpi.E27:$fortran_bf_mpi.E31])" office:value-type="float" office:value="4.58134207410885" calcext:value-type="float">
            <text:p>4.58134207410885</text:p>
          </table:table-cell>
          <table:table-cell table:formula="of:=STDEV([$fortran_bf_mpi.F27:$fortran_bf_mpi.F31])" office:value-type="float" office:value="0.00207364413533277" calcext:value-type="float">
            <text:p>0.00207364413533277</text:p>
          </table:table-cell>
          <table:table-cell table:formula="of:=STDEV([$fortran_bf_mpi.G27:$fortran_bf_mpi.G31])" office:value-type="float" office:value="0.000447213595499958" calcext:value-type="float">
            <text:p>0.000447213595499958</text:p>
          </table:table-cell>
          <table:table-cell table:formula="of:=STDEV([$fortran_bf_mpi.H27:$fortran_bf_mpi.H31])" office:value-type="float" office:value="0.00414728827066554" calcext:value-type="float">
            <text:p>0.00414728827066554</text:p>
          </table:table-cell>
          <table:table-cell table:formula="of:=STDEV([$fortran_bf_mpi.I27:$fortran_bf_mpi.I31])" office:value-type="float" office:value="0.0139570770578943" calcext:value-type="float">
            <text:p>0.0139570770578943</text:p>
          </table:table-cell>
          <table:table-cell table:formula="of:=STDEV([$fortran_bf_mpi.J27:$fortran_bf_mpi.J31])" office:value-type="float" office:value="4.11687323098489" calcext:value-type="float">
            <text:p>4.11687323098489</text:p>
          </table:table-cell>
          <table:table-cell/>
          <table:table-cell table:formula="of:=STDEV([$fortran_bf_mpi.L27:$fortran_bf_mpi.L31])" office:value-type="float" office:value="0.685096708501799" calcext:value-type="float">
            <text:p>0.685096708501799</text:p>
          </table:table-cell>
          <table:table-cell table:formula="of:=STDEV([$fortran_bf_mpi.M27:$fortran_bf_mpi.M31])" office:value-type="float" office:value="0.000547722557505166" calcext:value-type="float">
            <text:p>0.000547722557505166</text:p>
          </table:table-cell>
          <table:table-cell table:formula="of:=STDEV([$fortran_bf_mpi.N27:$fortran_bf_mpi.N31])" office:value-type="float" office:value="0.00594138031100518" calcext:value-type="float">
            <text:p>0.00594138031100518</text:p>
          </table:table-cell>
          <table:table-cell table:formula="of:=STDEV([$fortran_bf_mpi.O27:$fortran_bf_mpi.O31])" office:value-type="float" office:value="0.000894427190999916" calcext:value-type="float">
            <text:p>0.000894427190999916</text:p>
          </table:table-cell>
          <table:table-cell table:formula="of:=STDEV([$fortran_bf_mpi.P27:$fortran_bf_mpi.P31])" office:value-type="float" office:value="0.000547722557505166" calcext:value-type="float">
            <text:p>0.000547722557505166</text:p>
          </table:table-cell>
          <table:table-cell table:formula="of:=STDEV([$fortran_bf_mpi.Q27:$fortran_bf_mpi.Q31])" office:value-type="float" office:value="0" calcext:value-type="float">
            <text:p>0</text:p>
          </table:table-cell>
          <table:table-cell table:formula="of:=STDEV([$fortran_bf_mpi.R27:$fortran_bf_mpi.R31])" office:value-type="float" office:value="0.68503992584374" calcext:value-type="float">
            <text:p>0.685039925843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TDEV([$fortran_bf_mpi.C2:$fortran_bf_mpi.C6])" office:value-type="float" office:value="0.650140600178146" calcext:value-type="float">
            <text:p>0.650140600178146</text:p>
          </table:table-cell>
          <table:table-cell table:formula="of:=STDEV([$fortran_bf_mpi.D2:$fortran_bf_mpi.D6])" office:value-type="float" office:value="0.0396042926966257" calcext:value-type="float">
            <text:p>0.0396042926966257</text:p>
          </table:table-cell>
          <table:table-cell table:formula="of:=STDEV([$fortran_bf_mpi.E2:$fortran_bf_mpi.E6])" office:value-type="float" office:value="1.22359029090623" calcext:value-type="float">
            <text:p>1.22359029090623</text:p>
          </table:table-cell>
          <table:table-cell table:formula="of:=STDEV([$fortran_bf_mpi.F2:$fortran_bf_mpi.F6])" office:value-type="float" office:value="0.00194935886896179" calcext:value-type="float">
            <text:p>0.00194935886896179</text:p>
          </table:table-cell>
          <table:table-cell table:formula="of:=STDEV([$fortran_bf_mpi.G2:$fortran_bf_mpi.G6])" office:value-type="float" office:value="0.000447213595499958" calcext:value-type="float">
            <text:p>0.000447213595499958</text:p>
          </table:table-cell>
          <table:table-cell table:formula="of:=STDEV([$fortran_bf_mpi.H2:$fortran_bf_mpi.H6])" office:value-type="float" office:value="0.00694262198308391" calcext:value-type="float">
            <text:p>0.00694262198308391</text:p>
          </table:table-cell>
          <table:table-cell table:formula="of:=STDEV([$fortran_bf_mpi.I2:$fortran_bf_mpi.I6])" office:value-type="float" office:value="0.0146355731011806" calcext:value-type="float">
            <text:p>0.0146355731011806</text:p>
          </table:table-cell>
          <table:table-cell table:formula="of:=STDEV([$fortran_bf_mpi.J2:$fortran_bf_mpi.J6])" office:value-type="float" office:value="2.63633745943116" calcext:value-type="float">
            <text:p>2.63633745943116</text:p>
          </table:table-cell>
          <table:table-cell/>
          <table:table-cell table:formula="of:=STDEV([$fortran_bf_mpi.L2:$fortran_bf_mpi.L6])" office:value-type="float" office:value="0.835007185597824" calcext:value-type="float">
            <text:p>0.835007185597824</text:p>
          </table:table-cell>
          <table:table-cell table:formula="of:=STDEV([$fortran_bf_mpi.M2:$fortran_bf_mpi.M6])" office:value-type="float" office:value="0.000707106781186547" calcext:value-type="float">
            <text:p>0.000707106781186547</text:p>
          </table:table-cell>
          <table:table-cell table:formula="of:=STDEV([$fortran_bf_mpi.N2:$fortran_bf_mpi.N6])" office:value-type="float" office:value="0.0547978101752251" calcext:value-type="float">
            <text:p>0.0547978101752251</text:p>
          </table:table-cell>
          <table:table-cell table:formula="of:=STDEV([$fortran_bf_mpi.O2:$fortran_bf_mpi.O6])" office:value-type="float" office:value="1.63914267225278" calcext:value-type="float">
            <text:p>1.63914267225278</text:p>
          </table:table-cell>
          <table:table-cell table:formula="of:=STDEV([$fortran_bf_mpi.P2:$fortran_bf_mpi.P6])" office:value-type="float" office:value="0.00178885438199983" calcext:value-type="float">
            <text:p>0.00178885438199983</text:p>
          </table:table-cell>
          <table:table-cell table:formula="of:=STDEV([$fortran_bf_mpi.Q2:$fortran_bf_mpi.Q6])" office:value-type="float" office:value="0.000836660026534076" calcext:value-type="float">
            <text:p>0.000836660026534076</text:p>
          </table:table-cell>
          <table:table-cell table:formula="of:=STDEV([$fortran_bf_mpi.R2:$fortran_bf_mpi.R6])" office:value-type="float" office:value="1.31144652960005" calcext:value-type="float">
            <text:p>1.3114465296000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TDEV([$fortran_bf_mpi.C7:$fortran_bf_mpi.C11])" office:value-type="float" office:value="0.665069018974722" calcext:value-type="float">
            <text:p>0.665069018974722</text:p>
          </table:table-cell>
          <table:table-cell table:formula="of:=STDEV([$fortran_bf_mpi.D7:$fortran_bf_mpi.D11])" office:value-type="float" office:value="0.0460434577328854" calcext:value-type="float">
            <text:p>0.0460434577328854</text:p>
          </table:table-cell>
          <table:table-cell table:formula="of:=STDEV([$fortran_bf_mpi.E7:$fortran_bf_mpi.E11])" office:value-type="float" office:value="0.602512406511267" calcext:value-type="float">
            <text:p>0.602512406511267</text:p>
          </table:table-cell>
          <table:table-cell table:formula="of:=STDEV([$fortran_bf_mpi.F7:$fortran_bf_mpi.F11])" office:value-type="float" office:value="0.0119791485507109" calcext:value-type="float">
            <text:p>0.0119791485507109</text:p>
          </table:table-cell>
          <table:table-cell table:formula="of:=STDEV([$fortran_bf_mpi.G7:$fortran_bf_mpi.G11])" office:value-type="float" office:value="0.000447213595499958" calcext:value-type="float">
            <text:p>0.000447213595499958</text:p>
          </table:table-cell>
          <table:table-cell table:formula="of:=STDEV([$fortran_bf_mpi.H7:$fortran_bf_mpi.H11])" office:value-type="float" office:value="0.0155499196139401" calcext:value-type="float">
            <text:p>0.0155499196139401</text:p>
          </table:table-cell>
          <table:table-cell table:formula="of:=STDEV([$fortran_bf_mpi.I7:$fortran_bf_mpi.I11])" office:value-type="float" office:value="0.00832466215530696" calcext:value-type="float">
            <text:p>0.00832466215530696</text:p>
          </table:table-cell>
          <table:table-cell table:formula="of:=STDEV([$fortran_bf_mpi.J7:$fortran_bf_mpi.J11])" office:value-type="float" office:value="1.79317252376898" calcext:value-type="float">
            <text:p>1.79317252376898</text:p>
          </table:table-cell>
          <table:table-cell/>
          <table:table-cell table:formula="of:=STDEV([$fortran_bf_mpi.L7:$fortran_bf_mpi.L11])" office:value-type="float" office:value="1.13591777871464" calcext:value-type="float">
            <text:p>1.13591777871464</text:p>
          </table:table-cell>
          <table:table-cell table:formula="of:=STDEV([$fortran_bf_mpi.M7:$fortran_bf_mpi.M11])" office:value-type="float" office:value="0.00384707681233427" calcext:value-type="float">
            <text:p>0.00384707681233427</text:p>
          </table:table-cell>
          <table:table-cell table:formula="of:=STDEV([$fortran_bf_mpi.N7:$fortran_bf_mpi.N11])" office:value-type="float" office:value="0.0487103685060993" calcext:value-type="float">
            <text:p>0.0487103685060993</text:p>
          </table:table-cell>
          <table:table-cell table:formula="of:=STDEV([$fortran_bf_mpi.O7:$fortran_bf_mpi.O11])" office:value-type="float" office:value="4.27594506512888" calcext:value-type="float">
            <text:p>4.27594506512888</text:p>
          </table:table-cell>
          <table:table-cell table:formula="of:=STDEV([$fortran_bf_mpi.P7:$fortran_bf_mpi.P11])" office:value-type="float" office:value="0.0139391534893623" calcext:value-type="float">
            <text:p>0.0139391534893623</text:p>
          </table:table-cell>
          <table:table-cell table:formula="of:=STDEV([$fortran_bf_mpi.Q7:$fortran_bf_mpi.Q11])" office:value-type="float" office:value="0.00545893762558247" calcext:value-type="float">
            <text:p>0.00545893762558247</text:p>
          </table:table-cell>
          <table:table-cell table:formula="of:=STDEV([$fortran_bf_mpi.R7:$fortran_bf_mpi.R11])" office:value-type="float" office:value="1.85598079192647" calcext:value-type="float">
            <text:p>1.855980791926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TDEV([$fortran_bf_mpi.C12:$fortran_bf_mpi.C16])" office:value-type="float" office:value="2.01799385529292" calcext:value-type="float">
            <text:p>2.01799385529292</text:p>
          </table:table-cell>
          <table:table-cell table:formula="of:=STDEV([$fortran_bf_mpi.D12:$fortran_bf_mpi.D16])" office:value-type="float" office:value="0.185136976317536" calcext:value-type="float">
            <text:p>0.185136976317536</text:p>
          </table:table-cell>
          <table:table-cell table:formula="of:=STDEV([$fortran_bf_mpi.E12:$fortran_bf_mpi.E16])" office:value-type="float" office:value="0.284031160262391" calcext:value-type="float">
            <text:p>0.284031160262391</text:p>
          </table:table-cell>
          <table:table-cell table:formula="of:=STDEV([$fortran_bf_mpi.F12:$fortran_bf_mpi.F16])" office:value-type="float" office:value="0.0254027557560199" calcext:value-type="float">
            <text:p>0.0254027557560199</text:p>
          </table:table-cell>
          <table:table-cell table:formula="of:=STDEV([$fortran_bf_mpi.G12:$fortran_bf_mpi.G16])" office:value-type="float" office:value="0" calcext:value-type="float">
            <text:p>0</text:p>
          </table:table-cell>
          <table:table-cell table:formula="of:=STDEV([$fortran_bf_mpi.H12:$fortran_bf_mpi.H16])" office:value-type="float" office:value="0.00697853852894716" calcext:value-type="float">
            <text:p>0.00697853852894716</text:p>
          </table:table-cell>
          <table:table-cell table:formula="of:=STDEV([$fortran_bf_mpi.I12:$fortran_bf_mpi.I16])" office:value-type="float" office:value="0.0324006172780705" calcext:value-type="float">
            <text:p>0.0324006172780705</text:p>
          </table:table-cell>
          <table:table-cell table:formula="of:=STDEV([$fortran_bf_mpi.J12:$fortran_bf_mpi.J16])" office:value-type="float" office:value="2.42996271576335" calcext:value-type="float">
            <text:p>2.42996271576335</text:p>
          </table:table-cell>
          <table:table-cell/>
          <table:table-cell table:formula="of:=STDEV([$fortran_bf_mpi.L12:$fortran_bf_mpi.L16])" office:value-type="float" office:value="0.293556979136929" calcext:value-type="float">
            <text:p>0.293556979136929</text:p>
          </table:table-cell>
          <table:table-cell table:formula="of:=STDEV([$fortran_bf_mpi.M12:$fortran_bf_mpi.M16])" office:value-type="float" office:value="0.00167332005306815" calcext:value-type="float">
            <text:p>0.00167332005306815</text:p>
          </table:table-cell>
          <table:table-cell table:formula="of:=STDEV([$fortran_bf_mpi.N12:$fortran_bf_mpi.N16])" office:value-type="float" office:value="0.206722761204469" calcext:value-type="float">
            <text:p>0.206722761204469</text:p>
          </table:table-cell>
          <table:table-cell table:formula="of:=STDEV([$fortran_bf_mpi.O12:$fortran_bf_mpi.O16])" office:value-type="float" office:value="0.678454641077795" calcext:value-type="float">
            <text:p>0.678454641077795</text:p>
          </table:table-cell>
          <table:table-cell table:formula="of:=STDEV([$fortran_bf_mpi.P12:$fortran_bf_mpi.P16])" office:value-type="float" office:value="0.0326603735434854" calcext:value-type="float">
            <text:p>0.0326603735434854</text:p>
          </table:table-cell>
          <table:table-cell table:formula="of:=STDEV([$fortran_bf_mpi.Q12:$fortran_bf_mpi.Q16])" office:value-type="float" office:value="0.0119373363863133" calcext:value-type="float">
            <text:p>0.0119373363863133</text:p>
          </table:table-cell>
          <table:table-cell table:formula="of:=STDEV([$fortran_bf_mpi.R12:$fortran_bf_mpi.R16])" office:value-type="float" office:value="0.495118672643236" calcext:value-type="float">
            <text:p>0.49511867264323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STDEV([$fortran_bf_mpi.C17:$fortran_bf_mpi.C21])" office:value-type="float" office:value="3.4669846697094" calcext:value-type="float">
            <text:p>3.4669846697094</text:p>
          </table:table-cell>
          <table:table-cell table:formula="of:=STDEV([$fortran_bf_mpi.D17:$fortran_bf_mpi.D21])" office:value-type="float" office:value="0.43623124601523" calcext:value-type="float">
            <text:p>0.43623124601523</text:p>
          </table:table-cell>
          <table:table-cell table:formula="of:=STDEV([$fortran_bf_mpi.E17:$fortran_bf_mpi.E21])" office:value-type="float" office:value="0.626930857431663" calcext:value-type="float">
            <text:p>0.626930857431663</text:p>
          </table:table-cell>
          <table:table-cell table:formula="of:=STDEV([$fortran_bf_mpi.F17:$fortran_bf_mpi.F21])" office:value-type="float" office:value="0.042282384038746" calcext:value-type="float">
            <text:p>0.042282384038746</text:p>
          </table:table-cell>
          <table:table-cell table:formula="of:=STDEV([$fortran_bf_mpi.G17:$fortran_bf_mpi.G21])" office:value-type="float" office:value="0.000547722557505166" calcext:value-type="float">
            <text:p>0.000547722557505166</text:p>
          </table:table-cell>
          <table:table-cell table:formula="of:=STDEV([$fortran_bf_mpi.H17:$fortran_bf_mpi.H21])" office:value-type="float" office:value="0.018160396471443" calcext:value-type="float">
            <text:p>0.018160396471443</text:p>
          </table:table-cell>
          <table:table-cell table:formula="of:=STDEV([$fortran_bf_mpi.I17:$fortran_bf_mpi.I21])" office:value-type="float" office:value="0.016798809481627" calcext:value-type="float">
            <text:p>0.016798809481627</text:p>
          </table:table-cell>
          <table:table-cell table:formula="of:=STDEV([$fortran_bf_mpi.J17:$fortran_bf_mpi.J21])" office:value-type="float" office:value="7.60083284910279" calcext:value-type="float">
            <text:p>7.60083284910279</text:p>
          </table:table-cell>
          <table:table-cell/>
          <table:table-cell table:formula="of:=STDEV([$fortran_bf_mpi.L17:$fortran_bf_mpi.L21])" office:value-type="float" office:value="4.37074155035504" calcext:value-type="float">
            <text:p>4.37074155035504</text:p>
          </table:table-cell>
          <table:table-cell table:formula="of:=STDEV([$fortran_bf_mpi.M17:$fortran_bf_mpi.M21])" office:value-type="float" office:value="0.0232099116758337" calcext:value-type="float">
            <text:p>0.0232099116758337</text:p>
          </table:table-cell>
          <table:table-cell table:formula="of:=STDEV([$fortran_bf_mpi.N17:$fortran_bf_mpi.N21])" office:value-type="float" office:value="0.454933841343992" calcext:value-type="float">
            <text:p>0.454933841343992</text:p>
          </table:table-cell>
          <table:table-cell table:formula="of:=STDEV([$fortran_bf_mpi.O17:$fortran_bf_mpi.O21])" office:value-type="float" office:value="0.639617463801607" calcext:value-type="float">
            <text:p>0.639617463801607</text:p>
          </table:table-cell>
          <table:table-cell table:formula="of:=STDEV([$fortran_bf_mpi.P17:$fortran_bf_mpi.P21])" office:value-type="float" office:value="0.0521085405667823" calcext:value-type="float">
            <text:p>0.0521085405667823</text:p>
          </table:table-cell>
          <table:table-cell table:formula="of:=STDEV([$fortran_bf_mpi.Q17:$fortran_bf_mpi.Q21])" office:value-type="float" office:value="0.0176550276125527" calcext:value-type="float">
            <text:p>0.0176550276125527</text:p>
          </table:table-cell>
          <table:table-cell table:formula="of:=STDEV([$fortran_bf_mpi.R17:$fortran_bf_mpi.R21])" office:value-type="float" office:value="4.37472436846026" calcext:value-type="float">
            <text:p>4.3747243684602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STDEV([$fortran_bf_mpi.C22:$fortran_bf_mpi.C26])" office:value-type="float" office:value="5.07180950943546" calcext:value-type="float">
            <text:p>5.07180950943546</text:p>
          </table:table-cell>
          <table:table-cell table:formula="of:=STDEV([$fortran_bf_mpi.D22:$fortran_bf_mpi.D26])" office:value-type="float" office:value="0.348169068126392" calcext:value-type="float">
            <text:p>0.348169068126392</text:p>
          </table:table-cell>
          <table:table-cell table:formula="of:=STDEV([$fortran_bf_mpi.E22:$fortran_bf_mpi.E26])" office:value-type="float" office:value="0.103296660158981" calcext:value-type="float">
            <text:p>0.103296660158981</text:p>
          </table:table-cell>
          <table:table-cell table:formula="of:=STDEV([$fortran_bf_mpi.F22:$fortran_bf_mpi.F26])" office:value-type="float" office:value="0.105037136289981" calcext:value-type="float">
            <text:p>0.105037136289981</text:p>
          </table:table-cell>
          <table:table-cell table:formula="of:=STDEV([$fortran_bf_mpi.G22:$fortran_bf_mpi.G26])" office:value-type="float" office:value="0.00151657508881031" calcext:value-type="float">
            <text:p>0.00151657508881031</text:p>
          </table:table-cell>
          <table:table-cell table:formula="of:=STDEV([$fortran_bf_mpi.H22:$fortran_bf_mpi.H26])" office:value-type="float" office:value="0.024304320603547" calcext:value-type="float">
            <text:p>0.024304320603547</text:p>
          </table:table-cell>
          <table:table-cell table:formula="of:=STDEV([$fortran_bf_mpi.I22:$fortran_bf_mpi.I26])" office:value-type="float" office:value="0.0335514530236769" calcext:value-type="float">
            <text:p>0.0335514530236769</text:p>
          </table:table-cell>
          <table:table-cell table:formula="of:=STDEV([$fortran_bf_mpi.J22:$fortran_bf_mpi.J26])" office:value-type="float" office:value="4.72942811553363" calcext:value-type="float">
            <text:p>4.72942811553363</text:p>
          </table:table-cell>
          <table:table-cell/>
          <table:table-cell table:formula="of:=STDEV([$fortran_bf_mpi.L22:$fortran_bf_mpi.L26])" office:value-type="float" office:value="1.06503037515369" calcext:value-type="float">
            <text:p>1.06503037515369</text:p>
          </table:table-cell>
          <table:table-cell table:formula="of:=STDEV([$fortran_bf_mpi.M22:$fortran_bf_mpi.M26])" office:value-type="float" office:value="0.00494974746830583" calcext:value-type="float">
            <text:p>0.00494974746830583</text:p>
          </table:table-cell>
          <table:table-cell table:formula="of:=STDEV([$fortran_bf_mpi.N22:$fortran_bf_mpi.N26])" office:value-type="float" office:value="0.368652546444481" calcext:value-type="float">
            <text:p>0.368652546444481</text:p>
          </table:table-cell>
          <table:table-cell table:formula="of:=STDEV([$fortran_bf_mpi.O22:$fortran_bf_mpi.O26])" office:value-type="float" office:value="0.091325242950676" calcext:value-type="float">
            <text:p>0.091325242950676</text:p>
          </table:table-cell>
          <table:table-cell table:formula="of:=STDEV([$fortran_bf_mpi.P22:$fortran_bf_mpi.P26])" office:value-type="float" office:value="0.106889194963757" calcext:value-type="float">
            <text:p>0.106889194963757</text:p>
          </table:table-cell>
          <table:table-cell table:formula="of:=STDEV([$fortran_bf_mpi.Q22:$fortran_bf_mpi.Q26])" office:value-type="float" office:value="0.0297875813049667" calcext:value-type="float">
            <text:p>0.0297875813049667</text:p>
          </table:table-cell>
          <table:table-cell table:formula="of:=STDEV([$fortran_bf_mpi.R22:$fortran_bf_mpi.R26])" office:value-type="float" office:value="1.06193394333169" calcext:value-type="float">
            <text:p>1.06193394333169</text:p>
          </table:table-cell>
          <table:table-cell table:number-columns-repeated="18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q</text:p>
          </table:table-cell>
          <table:table-cell table:formula="of:=[$'f90-sequential'.O9]" office:value-type="float" office:value="9.26346162619569" calcext:value-type="float">
            <text:p>9.26346162619569</text:p>
          </table:table-cell>
          <table:table-cell office:value-type="float" office:value="0" calcext:value-type="float">
            <text:p>0</text:p>
          </table:table-cell>
          <table:table-cell table:formula="of:=[$'f90-sequential'.P9]" office:value-type="float" office:value="2834.45185727006" calcext:value-type="float">
            <text:p>2834.45185727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'f90-sequential'.Q9]" office:value-type="float" office:value="0.0698906288424993" calcext:value-type="float">
            <text:p>0.0698906288424993</text:p>
          </table:table-cell>
          <table:table-cell table:formula="of:=[$'f90-sequential'.R9]" office:value-type="float" office:value="0.0322381761270702" calcext:value-type="float">
            <text:p>0.0322381761270702</text:p>
          </table:table-cell>
          <table:table-cell table:formula="of:=[$'f90-sequential'.S9]" office:value-type="float" office:value="2842.0824324462" calcext:value-type="float">
            <text:p>2842.082432446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Seq</text:p>
          </table:table-cell>
          <table:table-cell table:formula="of:=[$'f90-sequential'.O10]" office:value-type="float" office:value="72.7503774574401" calcext:value-type="float">
            <text:p>72.7503774574401</text:p>
          </table:table-cell>
          <table:table-cell/>
          <table:table-cell table:formula="of:=[$'f90-sequential'.P10]" office:value-type="float" office:value="180268.476248761" calcext:value-type="float">
            <text:p>180268.476248761</text:p>
          </table:table-cell>
          <table:table-cell table:number-columns-repeated="2"/>
          <table:table-cell table:formula="of:=[$'f90-sequential'.Q10]" office:value-type="float" office:value="0" calcext:value-type="float">
            <text:p>0</text:p>
          </table:table-cell>
          <table:table-cell table:formula="of:=[$'f90-sequential'.R10]" office:value-type="float" office:value="0" calcext:value-type="float">
            <text:p>0</text:p>
          </table:table-cell>
          <table:table-cell table:formula="of:=[$'f90-sequential'.S10]" office:value-type="float" office:value="180336.520276191" calcext:value-type="float">
            <text:p>180336.52027619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4"/>
        </table:table-row>
      </table:table>
      <table:table table:name="dac-f90" table:style-name="ta1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office:value-type="string" calcext:value-type="string">
            <text:p>args+readpt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init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recv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Seq</text:p>
          </table:table-cell>
          <table:table-cell table:formula="of:=[$'f90-sequential'.O20]" office:value-type="float" office:value="13.5302" calcext:value-type="float">
            <text:p>13.5302</text:p>
          </table:table-cell>
          <table:table-cell table:formula="of:=[$'f90-sequential'.P20]" office:value-type="float" office:value="1.527" calcext:value-type="float">
            <text:p>1.527</text:p>
          </table:table-cell>
          <table:table-cell table:formula="of:=[$'f90-sequential'.Q20]" office:value-type="float" office:value="4.9002" calcext:value-type="float">
            <text:p>4.9002</text:p>
          </table:table-cell>
          <table:table-cell office:value-type="float" office:value="0" calcext:value-type="float">
            <text:p>0</text:p>
          </table:table-cell>
          <table:table-cell table:formula="of:=[$'f90-sequential'.R20]" office:value-type="float" office:value="0.0558" calcext:value-type="float">
            <text:p>0.0558</text:p>
          </table:table-cell>
          <table:table-cell table:formula="of:=[$'f90-sequential'.S20]" office:value-type="float" office:value="0.0474" calcext:value-type="float">
            <text:p>0.0474</text:p>
          </table:table-cell>
          <table:table-cell table:formula="of:=[$'f90-sequential'.T20]" office:value-type="float" office:value="20.0616" calcext:value-type="float">
            <text:p>20.0616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fortran_dc_mpi.C32:$fortran_dc_mpi.C36])" office:value-type="float" office:value="26.2154" calcext:value-type="float">
            <text:p>26.2154</text:p>
          </table:table-cell>
          <table:table-cell table:formula="of:=AVERAGE([$fortran_dc_mpi.D32:$fortran_dc_mpi.D36])" office:value-type="float" office:value="2.4056" calcext:value-type="float">
            <text:p>2.4056</text:p>
          </table:table-cell>
          <table:table-cell table:formula="of:=AVERAGE([$fortran_dc_mpi.E32:$fortran_dc_mpi.E36])" office:value-type="float" office:value="17.4196" calcext:value-type="float">
            <text:p>17.4196</text:p>
          </table:table-cell>
          <table:table-cell table:formula="of:=AVERAGE([$fortran_dc_mpi.F32:$fortran_dc_mpi.F36])" office:value-type="float" office:value="5.709" calcext:value-type="float">
            <text:p>5.709</text:p>
          </table:table-cell>
          <table:table-cell table:formula="of:=AVERAGE([$fortran_dc_mpi.G32:$fortran_dc_mpi.G36])" office:value-type="float" office:value="0.063" calcext:value-type="float">
            <text:p>0.063</text:p>
          </table:table-cell>
          <table:table-cell table:formula="of:=AVERAGE([$fortran_dc_mpi.H32:$fortran_dc_mpi.H36])" office:value-type="float" office:value="0.0922" calcext:value-type="float">
            <text:p>0.0922</text:p>
          </table:table-cell>
          <table:table-cell table:formula="of:=AVERAGE([$fortran_dc_mpi.I32:$fortran_dc_mpi.I36])" office:value-type="float" office:value="84.7014" calcext:value-type="float">
            <text:p>84.7014</text:p>
          </table:table-cell>
          <table:table-cell/>
          <table:table-cell table:formula="of:=AVERAGE([$fortran_dc_mpi.K32:$fortran_dc_mpi.K36])" office:value-type="float" office:value="33.456" calcext:value-type="float">
            <text:p>33.456</text:p>
          </table:table-cell>
          <table:table-cell table:formula="of:=AVERAGE([$fortran_dc_mpi.L32:$fortran_dc_mpi.L36])" office:value-type="float" office:value="0.0062" calcext:value-type="float">
            <text:p>0.0062</text:p>
          </table:table-cell>
          <table:table-cell table:formula="of:=AVERAGE([$fortran_dc_mpi.M32:$fortran_dc_mpi.M36])" office:value-type="float" office:value="0" calcext:value-type="float">
            <text:p>0</text:p>
          </table:table-cell>
          <table:table-cell table:formula="of:=AVERAGE([$fortran_dc_mpi.N32:$fortran_dc_mpi.N36])" office:value-type="float" office:value="0" calcext:value-type="float">
            <text:p>0</text:p>
          </table:table-cell>
          <table:table-cell table:formula="of:=AVERAGE([$fortran_dc_mpi.O32:$fortran_dc_mpi.O36])" office:value-type="float" office:value="33.456" calcext:value-type="float">
            <text:p>33.4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fortran_dc_mpi.C2:$fortran_dc_mpi.C6])" office:value-type="float" office:value="24.8876" calcext:value-type="float">
            <text:p>24.8876</text:p>
          </table:table-cell>
          <table:table-cell table:formula="of:=AVERAGE([$fortran_dc_mpi.D2:$fortran_dc_mpi.D6])" office:value-type="float" office:value="2.4174" calcext:value-type="float">
            <text:p>2.4174</text:p>
          </table:table-cell>
          <table:table-cell table:formula="of:=AVERAGE([$fortran_dc_mpi.E2:$fortran_dc_mpi.E6])" office:value-type="float" office:value="9.5578" calcext:value-type="float">
            <text:p>9.5578</text:p>
          </table:table-cell>
          <table:table-cell table:formula="of:=AVERAGE([$fortran_dc_mpi.F2:$fortran_dc_mpi.F6])" office:value-type="float" office:value="3.0716" calcext:value-type="float">
            <text:p>3.0716</text:p>
          </table:table-cell>
          <table:table-cell table:formula="of:=AVERAGE([$fortran_dc_mpi.G2:$fortran_dc_mpi.G6])" office:value-type="float" office:value="0.0662" calcext:value-type="float">
            <text:p>0.0662</text:p>
          </table:table-cell>
          <table:table-cell table:formula="of:=AVERAGE([$fortran_dc_mpi.H2:$fortran_dc_mpi.H6])" office:value-type="float" office:value="0.0988" calcext:value-type="float">
            <text:p>0.0988</text:p>
          </table:table-cell>
          <table:table-cell table:formula="of:=AVERAGE([$fortran_dc_mpi.I2:$fortran_dc_mpi.I6])" office:value-type="float" office:value="76.483" calcext:value-type="float">
            <text:p>76.483</text:p>
          </table:table-cell>
          <table:table-cell/>
          <table:table-cell table:formula="of:=AVERAGE([$fortran_dc_mpi.K2:$fortran_dc_mpi.K6])" office:value-type="float" office:value="34.4962" calcext:value-type="float">
            <text:p>34.4962</text:p>
          </table:table-cell>
          <table:table-cell table:formula="of:=AVERAGE([$fortran_dc_mpi.L2:$fortran_dc_mpi.L6])" office:value-type="float" office:value="0.0214" calcext:value-type="float">
            <text:p>0.0214</text:p>
          </table:table-cell>
          <table:table-cell table:formula="of:=AVERAGE([$fortran_dc_mpi.M2:$fortran_dc_mpi.M6])" office:value-type="float" office:value="2.8572" calcext:value-type="float">
            <text:p>2.8572</text:p>
          </table:table-cell>
          <table:table-cell table:formula="of:=AVERAGE([$fortran_dc_mpi.N2:$fortran_dc_mpi.N6])" office:value-type="float" office:value="0.0538" calcext:value-type="float">
            <text:p>0.0538</text:p>
          </table:table-cell>
          <table:table-cell table:formula="of:=AVERAGE([$fortran_dc_mpi.O2:$fortran_dc_mpi.O6])" office:value-type="float" office:value="36.237" calcext:value-type="float">
            <text:p>36.23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fortran_dc_mpi.C7:$fortran_dc_mpi.C11])" office:value-type="float" office:value="24.1582" calcext:value-type="float">
            <text:p>24.1582</text:p>
          </table:table-cell>
          <table:table-cell table:formula="of:=AVERAGE([$fortran_dc_mpi.D7:$fortran_dc_mpi.D11])" office:value-type="float" office:value="2.304" calcext:value-type="float">
            <text:p>2.304</text:p>
          </table:table-cell>
          <table:table-cell table:formula="of:=AVERAGE([$fortran_dc_mpi.E7:$fortran_dc_mpi.E11])" office:value-type="float" office:value="5.6218" calcext:value-type="float">
            <text:p>5.6218</text:p>
          </table:table-cell>
          <table:table-cell table:formula="of:=AVERAGE([$fortran_dc_mpi.F7:$fortran_dc_mpi.F11])" office:value-type="float" office:value="1.548" calcext:value-type="float">
            <text:p>1.548</text:p>
          </table:table-cell>
          <table:table-cell table:formula="of:=AVERAGE([$fortran_dc_mpi.G7:$fortran_dc_mpi.G11])" office:value-type="float" office:value="0.0764" calcext:value-type="float">
            <text:p>0.0764</text:p>
          </table:table-cell>
          <table:table-cell table:formula="of:=AVERAGE([$fortran_dc_mpi.H7:$fortran_dc_mpi.H11])" office:value-type="float" office:value="0.0846" calcext:value-type="float">
            <text:p>0.0846</text:p>
          </table:table-cell>
          <table:table-cell table:formula="of:=AVERAGE([$fortran_dc_mpi.I7:$fortran_dc_mpi.I11])" office:value-type="float" office:value="73.981" calcext:value-type="float">
            <text:p>73.981</text:p>
          </table:table-cell>
          <table:table-cell/>
          <table:table-cell table:formula="of:=AVERAGE([$fortran_dc_mpi.K7:$fortran_dc_mpi.K11])" office:value-type="float" office:value="37.0406" calcext:value-type="float">
            <text:p>37.0406</text:p>
          </table:table-cell>
          <table:table-cell table:formula="of:=AVERAGE([$fortran_dc_mpi.L7:$fortran_dc_mpi.L11])" office:value-type="float" office:value="0.0358" calcext:value-type="float">
            <text:p>0.0358</text:p>
          </table:table-cell>
          <table:table-cell table:formula="of:=AVERAGE([$fortran_dc_mpi.M7:$fortran_dc_mpi.M11])" office:value-type="float" office:value="3.0268" calcext:value-type="float">
            <text:p>3.0268</text:p>
          </table:table-cell>
          <table:table-cell table:formula="of:=AVERAGE([$fortran_dc_mpi.N7:$fortran_dc_mpi.N11])" office:value-type="float" office:value="0.6546" calcext:value-type="float">
            <text:p>0.6546</text:p>
          </table:table-cell>
          <table:table-cell table:formula="of:=AVERAGE([$fortran_dc_mpi.O7:$fortran_dc_mpi.O11])" office:value-type="float" office:value="40.1172" calcext:value-type="float">
            <text:p>40.11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fortran_dc_mpi.C12:$fortran_dc_mpi.C16])" office:value-type="float" office:value="23.7014" calcext:value-type="float">
            <text:p>23.7014</text:p>
          </table:table-cell>
          <table:table-cell table:formula="of:=AVERAGE([$fortran_dc_mpi.D12:$fortran_dc_mpi.D16])" office:value-type="float" office:value="2.2614" calcext:value-type="float">
            <text:p>2.2614</text:p>
          </table:table-cell>
          <table:table-cell table:formula="of:=AVERAGE([$fortran_dc_mpi.E12:$fortran_dc_mpi.E16])" office:value-type="float" office:value="3.714" calcext:value-type="float">
            <text:p>3.714</text:p>
          </table:table-cell>
          <table:table-cell table:formula="of:=AVERAGE([$fortran_dc_mpi.F12:$fortran_dc_mpi.F16])" office:value-type="float" office:value="0.8394" calcext:value-type="float">
            <text:p>0.8394</text:p>
          </table:table-cell>
          <table:table-cell table:formula="of:=AVERAGE([$fortran_dc_mpi.G12:$fortran_dc_mpi.G16])" office:value-type="float" office:value="0.0732" calcext:value-type="float">
            <text:p>0.0732</text:p>
          </table:table-cell>
          <table:table-cell table:formula="of:=AVERAGE([$fortran_dc_mpi.H12:$fortran_dc_mpi.H16])" office:value-type="float" office:value="0.1038" calcext:value-type="float">
            <text:p>0.1038</text:p>
          </table:table-cell>
          <table:table-cell table:formula="of:=AVERAGE([$fortran_dc_mpi.I12:$fortran_dc_mpi.I16])" office:value-type="float" office:value="73.1836" calcext:value-type="float">
            <text:p>73.1836</text:p>
          </table:table-cell>
          <table:table-cell/>
          <table:table-cell table:formula="of:=AVERAGE([$fortran_dc_mpi.K12:$fortran_dc_mpi.K16])" office:value-type="float" office:value="38.5496" calcext:value-type="float">
            <text:p>38.5496</text:p>
          </table:table-cell>
          <table:table-cell table:formula="of:=AVERAGE([$fortran_dc_mpi.L12:$fortran_dc_mpi.L16])" office:value-type="float" office:value="0.0358" calcext:value-type="float">
            <text:p>0.0358</text:p>
          </table:table-cell>
          <table:table-cell table:formula="of:=AVERAGE([$fortran_dc_mpi.M12:$fortran_dc_mpi.M16])" office:value-type="float" office:value="3.207" calcext:value-type="float">
            <text:p>3.207</text:p>
          </table:table-cell>
          <table:table-cell table:formula="of:=AVERAGE([$fortran_dc_mpi.N12:$fortran_dc_mpi.N16])" office:value-type="float" office:value="0.711" calcext:value-type="float">
            <text:p>0.711</text:p>
          </table:table-cell>
          <table:table-cell table:formula="of:=AVERAGE([$fortran_dc_mpi.O12:$fortran_dc_mpi.O16])" office:value-type="float" office:value="41.846" calcext:value-type="float">
            <text:p>41.8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fortran_dc_mpi.C17:$fortran_dc_mpi.C21])" office:value-type="float" office:value="23.5766" calcext:value-type="float">
            <text:p>23.5766</text:p>
          </table:table-cell>
          <table:table-cell table:formula="of:=AVERAGE([$fortran_dc_mpi.D17:$fortran_dc_mpi.D21])" office:value-type="float" office:value="2.1986" calcext:value-type="float">
            <text:p>2.1986</text:p>
          </table:table-cell>
          <table:table-cell table:formula="of:=AVERAGE([$fortran_dc_mpi.E17:$fortran_dc_mpi.E21])" office:value-type="float" office:value="2.7036" calcext:value-type="float">
            <text:p>2.7036</text:p>
          </table:table-cell>
          <table:table-cell table:formula="of:=AVERAGE([$fortran_dc_mpi.F17:$fortran_dc_mpi.F21])" office:value-type="float" office:value="0.5264" calcext:value-type="float">
            <text:p>0.5264</text:p>
          </table:table-cell>
          <table:table-cell table:formula="of:=AVERAGE([$fortran_dc_mpi.G17:$fortran_dc_mpi.G21])" office:value-type="float" office:value="0.0774" calcext:value-type="float">
            <text:p>0.0774</text:p>
          </table:table-cell>
          <table:table-cell table:formula="of:=AVERAGE([$fortran_dc_mpi.H17:$fortran_dc_mpi.H21])" office:value-type="float" office:value="0.1086" calcext:value-type="float">
            <text:p>0.1086</text:p>
          </table:table-cell>
          <table:table-cell table:formula="of:=AVERAGE([$fortran_dc_mpi.I17:$fortran_dc_mpi.I21])" office:value-type="float" office:value="79.7922" calcext:value-type="float">
            <text:p>79.7922</text:p>
          </table:table-cell>
          <table:table-cell/>
          <table:table-cell table:formula="of:=AVERAGE([$fortran_dc_mpi.K17:$fortran_dc_mpi.K21])" office:value-type="float" office:value="46.2078" calcext:value-type="float">
            <text:p>46.2078</text:p>
          </table:table-cell>
          <table:table-cell table:formula="of:=AVERAGE([$fortran_dc_mpi.L17:$fortran_dc_mpi.L21])" office:value-type="float" office:value="0.0786" calcext:value-type="float">
            <text:p>0.0786</text:p>
          </table:table-cell>
          <table:table-cell table:formula="of:=AVERAGE([$fortran_dc_mpi.M17:$fortran_dc_mpi.M21])" office:value-type="float" office:value="3.261" calcext:value-type="float">
            <text:p>3.261</text:p>
          </table:table-cell>
          <table:table-cell table:formula="of:=AVERAGE([$fortran_dc_mpi.N17:$fortran_dc_mpi.N21])" office:value-type="float" office:value="0.7854" calcext:value-type="float">
            <text:p>0.7854</text:p>
          </table:table-cell>
          <table:table-cell table:formula="of:=AVERAGE([$fortran_dc_mpi.O17:$fortran_dc_mpi.O21])" office:value-type="float" office:value="49.4552" calcext:value-type="float">
            <text:p>49.455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fortran_dc_mpi.C22:$fortran_dc_mpi.C31])" office:value-type="float" office:value="28.6903" calcext:value-type="float">
            <text:p>28.6903</text:p>
          </table:table-cell>
          <table:table-cell table:formula="of:=AVERAGE([$fortran_dc_mpi.D22:$fortran_dc_mpi.D31])" office:value-type="float" office:value="2.2172" calcext:value-type="float">
            <text:p>2.2172</text:p>
          </table:table-cell>
          <table:table-cell table:formula="of:=AVERAGE([$fortran_dc_mpi.E22:$fortran_dc_mpi.E31])" office:value-type="float" office:value="2.2394" calcext:value-type="float">
            <text:p>2.2394</text:p>
          </table:table-cell>
          <table:table-cell table:formula="of:=AVERAGE([$fortran_dc_mpi.F22:$fortran_dc_mpi.F31])" office:value-type="float" office:value="0.3084" calcext:value-type="float">
            <text:p>0.3084</text:p>
          </table:table-cell>
          <table:table-cell table:formula="of:=AVERAGE([$fortran_dc_mpi.G22:$fortran_dc_mpi.G31])" office:value-type="float" office:value="0.0712" calcext:value-type="float">
            <text:p>0.0712</text:p>
          </table:table-cell>
          <table:table-cell table:formula="of:=AVERAGE([$fortran_dc_mpi.H22:$fortran_dc_mpi.H31])" office:value-type="float" office:value="0.111" calcext:value-type="float">
            <text:p>0.111</text:p>
          </table:table-cell>
          <table:table-cell table:formula="of:=AVERAGE([$fortran_dc_mpi.I22:$fortran_dc_mpi.I31])" office:value-type="float" office:value="92.12" calcext:value-type="float">
            <text:p>92.12</text:p>
          </table:table-cell>
          <table:table-cell/>
          <table:table-cell table:formula="of:=AVERAGE([$fortran_dc_mpi.K22:$fortran_dc_mpi.K31])" office:value-type="float" office:value="53.5677" calcext:value-type="float">
            <text:p>53.5677</text:p>
          </table:table-cell>
          <table:table-cell table:formula="of:=AVERAGE([$fortran_dc_mpi.L22:$fortran_dc_mpi.L31])" office:value-type="float" office:value="0.0543" calcext:value-type="float">
            <text:p>0.0543</text:p>
          </table:table-cell>
          <table:table-cell table:formula="of:=AVERAGE([$fortran_dc_mpi.M22:$fortran_dc_mpi.M31])" office:value-type="float" office:value="3.3559" calcext:value-type="float">
            <text:p>3.3559</text:p>
          </table:table-cell>
          <table:table-cell table:formula="of:=AVERAGE([$fortran_dc_mpi.N22:$fortran_dc_mpi.N31])" office:value-type="float" office:value="0.6816" calcext:value-type="float">
            <text:p>0.6816</text:p>
          </table:table-cell>
          <table:table-cell table:formula="of:=AVERAGE([$fortran_dc_mpi.O22:$fortran_dc_mpi.O31])" office:value-type="float" office:value="56.4712" calcext:value-type="float">
            <text:p>56.47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q</text:p>
          </table:table-cell>
          <table:table-cell table:formula="of:=[$'f90-sequential'.O21]" office:value-type="float" office:value="137.63" calcext:value-type="float">
            <text:p>137.63</text:p>
          </table:table-cell>
          <table:table-cell table:formula="of:=[$'f90-sequential'.P21]" office:value-type="float" office:value="19.3254" calcext:value-type="float">
            <text:p>19.3254</text:p>
          </table:table-cell>
          <table:table-cell table:formula="of:=[$'f90-sequential'.Q21]" office:value-type="float" office:value="52.7936" calcext:value-type="float">
            <text:p>52.7936</text:p>
          </table:table-cell>
          <table:table-cell office:value-type="float" office:value="0" calcext:value-type="float">
            <text:p>0</text:p>
          </table:table-cell>
          <table:table-cell table:formula="of:=[$'f90-sequential'.R21]" office:value-type="float" office:value="0.0578" calcext:value-type="float">
            <text:p>0.0578</text:p>
          </table:table-cell>
          <table:table-cell table:formula="of:=[$'f90-sequential'.S21]" office:value-type="float" office:value="0.0582" calcext:value-type="float">
            <text:p>0.0582</text:p>
          </table:table-cell>
          <table:table-cell table:formula="of:=[$'f90-sequential'.T21]" office:value-type="float" office:value="209.8662" calcext:value-type="float">
            <text:p>209.8662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$fortran_dc_mpi.C62:$fortran_dc_mpi.C66])" office:value-type="float" office:value="155.0164" calcext:value-type="float">
            <text:p>155.0164</text:p>
          </table:table-cell>
          <table:table-cell table:formula="of:=AVERAGE([$fortran_dc_mpi.D62:$fortran_dc_mpi.D66])" office:value-type="float" office:value="19.4028" calcext:value-type="float">
            <text:p>19.4028</text:p>
          </table:table-cell>
          <table:table-cell table:formula="of:=AVERAGE([$fortran_dc_mpi.E62:$fortran_dc_mpi.E66])" office:value-type="float" office:value="103.4746" calcext:value-type="float">
            <text:p>103.4746</text:p>
          </table:table-cell>
          <table:table-cell table:formula="of:=AVERAGE([$fortran_dc_mpi.F62:$fortran_dc_mpi.F66])" office:value-type="float" office:value="32.565" calcext:value-type="float">
            <text:p>32.565</text:p>
          </table:table-cell>
          <table:table-cell table:formula="of:=AVERAGE([$fortran_dc_mpi.G62:$fortran_dc_mpi.G66])" office:value-type="float" office:value="0.0532" calcext:value-type="float">
            <text:p>0.0532</text:p>
          </table:table-cell>
          <table:table-cell table:formula="of:=AVERAGE([$fortran_dc_mpi.H62:$fortran_dc_mpi.H66])" office:value-type="float" office:value="0.0798" calcext:value-type="float">
            <text:p>0.0798</text:p>
          </table:table-cell>
          <table:table-cell table:formula="of:=AVERAGE([$fortran_dc_mpi.I62:$fortran_dc_mpi.I66])" office:value-type="float" office:value="317.103" calcext:value-type="float">
            <text:p>317.103</text:p>
          </table:table-cell>
          <table:table-cell/>
          <table:table-cell table:formula="of:=AVERAGE([$fortran_dc_mpi.K62:$fortran_dc_mpi.K66])" office:value-type="float" office:value="33.4916" calcext:value-type="float">
            <text:p>33.4916</text:p>
          </table:table-cell>
          <table:table-cell table:formula="of:=AVERAGE([$fortran_dc_mpi.L62:$fortran_dc_mpi.L66])" office:value-type="float" office:value="0.0054" calcext:value-type="float">
            <text:p>0.0054</text:p>
          </table:table-cell>
          <table:table-cell table:formula="of:=AVERAGE([$fortran_dc_mpi.M62:$fortran_dc_mpi.M66])" office:value-type="float" office:value="0" calcext:value-type="float">
            <text:p>0</text:p>
          </table:table-cell>
          <table:table-cell table:formula="of:=AVERAGE([$fortran_dc_mpi.N62:$fortran_dc_mpi.N66])" office:value-type="float" office:value="0" calcext:value-type="float">
            <text:p>0</text:p>
          </table:table-cell>
          <table:table-cell table:formula="of:=AVERAGE([$fortran_dc_mpi.O62:$fortran_dc_mpi.O66])" office:value-type="float" office:value="33.4916" calcext:value-type="float">
            <text:p>33.49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$fortran_dc_mpi.C37:$fortran_dc_mpi.C41])" office:value-type="float" office:value="161.505" calcext:value-type="float">
            <text:p>161.505</text:p>
          </table:table-cell>
          <table:table-cell table:formula="of:=AVERAGE([$fortran_dc_mpi.D37:$fortran_dc_mpi.D41])" office:value-type="float" office:value="19.3484" calcext:value-type="float">
            <text:p>19.3484</text:p>
          </table:table-cell>
          <table:table-cell table:formula="of:=AVERAGE([$fortran_dc_mpi.E37:$fortran_dc_mpi.E41])" office:value-type="float" office:value="57.7364" calcext:value-type="float">
            <text:p>57.7364</text:p>
          </table:table-cell>
          <table:table-cell table:formula="of:=AVERAGE([$fortran_dc_mpi.F37:$fortran_dc_mpi.F41])" office:value-type="float" office:value="17.1752" calcext:value-type="float">
            <text:p>17.1752</text:p>
          </table:table-cell>
          <table:table-cell table:formula="of:=AVERAGE([$fortran_dc_mpi.G37:$fortran_dc_mpi.G41])" office:value-type="float" office:value="0.0534" calcext:value-type="float">
            <text:p>0.0534</text:p>
          </table:table-cell>
          <table:table-cell table:formula="of:=AVERAGE([$fortran_dc_mpi.H37:$fortran_dc_mpi.H41])" office:value-type="float" office:value="0.111" calcext:value-type="float">
            <text:p>0.111</text:p>
          </table:table-cell>
          <table:table-cell table:formula="of:=AVERAGE([$fortran_dc_mpi.I37:$fortran_dc_mpi.I41])" office:value-type="float" office:value="279.3036" calcext:value-type="float">
            <text:p>279.3036</text:p>
          </table:table-cell>
          <table:table-cell/>
          <table:table-cell table:formula="of:=AVERAGE([$fortran_dc_mpi.K37:$fortran_dc_mpi.K41])" office:value-type="float" office:value="35.3778" calcext:value-type="float">
            <text:p>35.3778</text:p>
          </table:table-cell>
          <table:table-cell table:formula="of:=AVERAGE([$fortran_dc_mpi.L37:$fortran_dc_mpi.L41])" office:value-type="float" office:value="0.0184" calcext:value-type="float">
            <text:p>0.0184</text:p>
          </table:table-cell>
          <table:table-cell table:formula="of:=AVERAGE([$fortran_dc_mpi.M37:$fortran_dc_mpi.M41])" office:value-type="float" office:value="22.3286" calcext:value-type="float">
            <text:p>22.3286</text:p>
          </table:table-cell>
          <table:table-cell table:formula="of:=AVERAGE([$fortran_dc_mpi.N37:$fortran_dc_mpi.N41])" office:value-type="float" office:value="1.5252" calcext:value-type="float">
            <text:p>1.5252</text:p>
          </table:table-cell>
          <table:table-cell table:formula="of:=AVERAGE([$fortran_dc_mpi.O37:$fortran_dc_mpi.O41])" office:value-type="float" office:value="56.2182" calcext:value-type="float">
            <text:p>56.21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$fortran_dc_mpi.C42:$fortran_dc_mpi.C46])" office:value-type="float" office:value="164.6774" calcext:value-type="float">
            <text:p>164.6774</text:p>
          </table:table-cell>
          <table:table-cell table:formula="of:=AVERAGE([$fortran_dc_mpi.D42:$fortran_dc_mpi.D46])" office:value-type="float" office:value="19.6464" calcext:value-type="float">
            <text:p>19.6464</text:p>
          </table:table-cell>
          <table:table-cell table:formula="of:=AVERAGE([$fortran_dc_mpi.E42:$fortran_dc_mpi.E46])" office:value-type="float" office:value="32.9548" calcext:value-type="float">
            <text:p>32.9548</text:p>
          </table:table-cell>
          <table:table-cell table:formula="of:=AVERAGE([$fortran_dc_mpi.F42:$fortran_dc_mpi.F46])" office:value-type="float" office:value="8.9538" calcext:value-type="float">
            <text:p>8.9538</text:p>
          </table:table-cell>
          <table:table-cell table:formula="of:=AVERAGE([$fortran_dc_mpi.G42:$fortran_dc_mpi.G46])" office:value-type="float" office:value="0.0528" calcext:value-type="float">
            <text:p>0.0528</text:p>
          </table:table-cell>
          <table:table-cell table:formula="of:=AVERAGE([$fortran_dc_mpi.H42:$fortran_dc_mpi.H46])" office:value-type="float" office:value="0.1148" calcext:value-type="float">
            <text:p>0.1148</text:p>
          </table:table-cell>
          <table:table-cell table:formula="of:=AVERAGE([$fortran_dc_mpi.I42:$fortran_dc_mpi.I46])" office:value-type="float" office:value="259.2422" calcext:value-type="float">
            <text:p>259.2422</text:p>
          </table:table-cell>
          <table:table-cell/>
          <table:table-cell table:formula="of:=AVERAGE([$fortran_dc_mpi.K42:$fortran_dc_mpi.K46])" office:value-type="float" office:value="37.3204" calcext:value-type="float">
            <text:p>37.3204</text:p>
          </table:table-cell>
          <table:table-cell table:formula="of:=AVERAGE([$fortran_dc_mpi.L42:$fortran_dc_mpi.L46])" office:value-type="float" office:value="0.024" calcext:value-type="float">
            <text:p>0.024</text:p>
          </table:table-cell>
          <table:table-cell table:formula="of:=AVERAGE([$fortran_dc_mpi.M42:$fortran_dc_mpi.M46])" office:value-type="float" office:value="24.4122" calcext:value-type="float">
            <text:p>24.4122</text:p>
          </table:table-cell>
          <table:table-cell table:formula="of:=AVERAGE([$fortran_dc_mpi.N42:$fortran_dc_mpi.N46])" office:value-type="float" office:value="1.0814" calcext:value-type="float">
            <text:p>1.0814</text:p>
          </table:table-cell>
          <table:table-cell table:formula="of:=AVERAGE([$fortran_dc_mpi.O42:$fortran_dc_mpi.O46])" office:value-type="float" office:value="61.668" calcext:value-type="float">
            <text:p>61.6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$fortran_dc_mpi.C47:$fortran_dc_mpi.C51])" office:value-type="float" office:value="171.7136" calcext:value-type="float">
            <text:p>171.7136</text:p>
          </table:table-cell>
          <table:table-cell table:formula="of:=AVERAGE([$fortran_dc_mpi.D47:$fortran_dc_mpi.D51])" office:value-type="float" office:value="21.7224" calcext:value-type="float">
            <text:p>21.7224</text:p>
          </table:table-cell>
          <table:table-cell table:formula="of:=AVERAGE([$fortran_dc_mpi.E47:$fortran_dc_mpi.E51])" office:value-type="float" office:value="22.4558" calcext:value-type="float">
            <text:p>22.4558</text:p>
          </table:table-cell>
          <table:table-cell table:formula="of:=AVERAGE([$fortran_dc_mpi.F47:$fortran_dc_mpi.F51])" office:value-type="float" office:value="5.212" calcext:value-type="float">
            <text:p>5.212</text:p>
          </table:table-cell>
          <table:table-cell table:formula="of:=AVERAGE([$fortran_dc_mpi.G47:$fortran_dc_mpi.G51])" office:value-type="float" office:value="0.0606" calcext:value-type="float">
            <text:p>0.0606</text:p>
          </table:table-cell>
          <table:table-cell table:formula="of:=AVERAGE([$fortran_dc_mpi.H47:$fortran_dc_mpi.H51])" office:value-type="float" office:value="0.1212" calcext:value-type="float">
            <text:p>0.1212</text:p>
          </table:table-cell>
          <table:table-cell table:formula="of:=AVERAGE([$fortran_dc_mpi.I47:$fortran_dc_mpi.I51])" office:value-type="float" office:value="258.147" calcext:value-type="float">
            <text:p>258.147</text:p>
          </table:table-cell>
          <table:table-cell/>
          <table:table-cell table:formula="of:=AVERAGE([$fortran_dc_mpi.K47:$fortran_dc_mpi.K51])" office:value-type="float" office:value="38.1002" calcext:value-type="float">
            <text:p>38.1002</text:p>
          </table:table-cell>
          <table:table-cell table:formula="of:=AVERAGE([$fortran_dc_mpi.L47:$fortran_dc_mpi.L51])" office:value-type="float" office:value="0.0298" calcext:value-type="float">
            <text:p>0.0298</text:p>
          </table:table-cell>
          <table:table-cell table:formula="of:=AVERAGE([$fortran_dc_mpi.M47:$fortran_dc_mpi.M51])" office:value-type="float" office:value="27.9808" calcext:value-type="float">
            <text:p>27.9808</text:p>
          </table:table-cell>
          <table:table-cell table:formula="of:=AVERAGE([$fortran_dc_mpi.N47:$fortran_dc_mpi.N51])" office:value-type="float" office:value="0.744" calcext:value-type="float">
            <text:p>0.744</text:p>
          </table:table-cell>
          <table:table-cell table:formula="of:=AVERAGE([$fortran_dc_mpi.O47:$fortran_dc_mpi.O51])" office:value-type="float" office:value="65.7332" calcext:value-type="float">
            <text:p>65.733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$fortran_dc_mpi.C52:$fortran_dc_mpi.C56])" office:value-type="float" office:value="167.2156" calcext:value-type="float">
            <text:p>167.2156</text:p>
          </table:table-cell>
          <table:table-cell table:formula="of:=AVERAGE([$fortran_dc_mpi.D52:$fortran_dc_mpi.D56])" office:value-type="float" office:value="21.8528" calcext:value-type="float">
            <text:p>21.8528</text:p>
          </table:table-cell>
          <table:table-cell table:formula="of:=AVERAGE([$fortran_dc_mpi.E52:$fortran_dc_mpi.E56])" office:value-type="float" office:value="15.5838" calcext:value-type="float">
            <text:p>15.5838</text:p>
          </table:table-cell>
          <table:table-cell table:formula="of:=AVERAGE([$fortran_dc_mpi.F52:$fortran_dc_mpi.F56])" office:value-type="float" office:value="2.912" calcext:value-type="float">
            <text:p>2.912</text:p>
          </table:table-cell>
          <table:table-cell table:formula="of:=AVERAGE([$fortran_dc_mpi.G52:$fortran_dc_mpi.G56])" office:value-type="float" office:value="0.064" calcext:value-type="float">
            <text:p>0.064</text:p>
          </table:table-cell>
          <table:table-cell table:formula="of:=AVERAGE([$fortran_dc_mpi.H52:$fortran_dc_mpi.H56])" office:value-type="float" office:value="0.1032" calcext:value-type="float">
            <text:p>0.1032</text:p>
          </table:table-cell>
          <table:table-cell table:formula="of:=AVERAGE([$fortran_dc_mpi.I52:$fortran_dc_mpi.I56])" office:value-type="float" office:value="255.6914" calcext:value-type="float">
            <text:p>255.6914</text:p>
          </table:table-cell>
          <table:table-cell/>
          <table:table-cell table:formula="of:=AVERAGE([$fortran_dc_mpi.K52:$fortran_dc_mpi.K56])" office:value-type="float" office:value="47.1926" calcext:value-type="float">
            <text:p>47.1926</text:p>
          </table:table-cell>
          <table:table-cell table:formula="of:=AVERAGE([$fortran_dc_mpi.L52:$fortran_dc_mpi.L56])" office:value-type="float" office:value="0.0726" calcext:value-type="float">
            <text:p>0.0726</text:p>
          </table:table-cell>
          <table:table-cell table:formula="of:=AVERAGE([$fortran_dc_mpi.M52:$fortran_dc_mpi.M56])" office:value-type="float" office:value="28.6434" calcext:value-type="float">
            <text:p>28.6434</text:p>
          </table:table-cell>
          <table:table-cell table:formula="of:=AVERAGE([$fortran_dc_mpi.N52:$fortran_dc_mpi.N56])" office:value-type="float" office:value="1.1394" calcext:value-type="float">
            <text:p>1.1394</text:p>
          </table:table-cell>
          <table:table-cell table:formula="of:=AVERAGE([$fortran_dc_mpi.O52:$fortran_dc_mpi.O56])" office:value-type="float" office:value="75.5938" calcext:value-type="float">
            <text:p>75.593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AVERAGE([$fortran_dc_mpi.C57:$fortran_dc_mpi.C61])" office:value-type="float" office:value="191.5132" calcext:value-type="float">
            <text:p>191.5132</text:p>
          </table:table-cell>
          <table:table-cell table:formula="of:=AVERAGE([$fortran_dc_mpi.D57:$fortran_dc_mpi.D61])" office:value-type="float" office:value="21.8932" calcext:value-type="float">
            <text:p>21.8932</text:p>
          </table:table-cell>
          <table:table-cell table:formula="of:=AVERAGE([$fortran_dc_mpi.E57:$fortran_dc_mpi.E61])" office:value-type="float" office:value="12.8158" calcext:value-type="float">
            <text:p>12.8158</text:p>
          </table:table-cell>
          <table:table-cell table:formula="of:=AVERAGE([$fortran_dc_mpi.F57:$fortran_dc_mpi.F61])" office:value-type="float" office:value="1.697" calcext:value-type="float">
            <text:p>1.697</text:p>
          </table:table-cell>
          <table:table-cell table:formula="of:=AVERAGE([$fortran_dc_mpi.G57:$fortran_dc_mpi.G61])" office:value-type="float" office:value="0.0674" calcext:value-type="float">
            <text:p>0.0674</text:p>
          </table:table-cell>
          <table:table-cell table:formula="of:=AVERAGE([$fortran_dc_mpi.H57:$fortran_dc_mpi.H61])" office:value-type="float" office:value="0.148" calcext:value-type="float">
            <text:p>0.148</text:p>
          </table:table-cell>
          <table:table-cell table:formula="of:=AVERAGE([$fortran_dc_mpi.I57:$fortran_dc_mpi.I61])" office:value-type="float" office:value="283.6448" calcext:value-type="float">
            <text:p>283.6448</text:p>
          </table:table-cell>
          <table:table-cell/>
          <table:table-cell table:formula="of:=AVERAGE([$fortran_dc_mpi.K57:$fortran_dc_mpi.K61])" office:value-type="float" office:value="53.3982" calcext:value-type="float">
            <text:p>53.3982</text:p>
          </table:table-cell>
          <table:table-cell table:formula="of:=AVERAGE([$fortran_dc_mpi.L57:$fortran_dc_mpi.L61])" office:value-type="float" office:value="0.051" calcext:value-type="float">
            <text:p>0.051</text:p>
          </table:table-cell>
          <table:table-cell table:formula="of:=AVERAGE([$fortran_dc_mpi.M57:$fortran_dc_mpi.M61])" office:value-type="float" office:value="29.4142" calcext:value-type="float">
            <text:p>29.4142</text:p>
          </table:table-cell>
          <table:table-cell table:formula="of:=AVERAGE([$fortran_dc_mpi.N57:$fortran_dc_mpi.N61])" office:value-type="float" office:value="1.7798" calcext:value-type="float">
            <text:p>1.7798</text:p>
          </table:table-cell>
          <table:table-cell table:formula="of:=AVERAGE([$fortran_dc_mpi.O57:$fortran_dc_mpi.O61])" office:value-type="float" office:value="82.4948" calcext:value-type="float">
            <text:p>82.494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Seq</text:p>
          </table:table-cell>
          <table:table-cell table:formula="of:=[$'f90-sequential'.O22]" office:value-type="float" office:value="1548.9968" calcext:value-type="float">
            <text:p>1548.9968</text:p>
          </table:table-cell>
          <table:table-cell table:formula="of:=[$'f90-sequential'.P22]" office:value-type="float" office:value="265.9738" calcext:value-type="float">
            <text:p>265.9738</text:p>
          </table:table-cell>
          <table:table-cell table:formula="of:=[$'f90-sequential'.Q22]" office:value-type="float" office:value="784.2708" calcext:value-type="float">
            <text:p>784.2708</text:p>
          </table:table-cell>
          <table:table-cell office:value-type="float" office:value="0" calcext:value-type="float">
            <text:p>0</text:p>
          </table:table-cell>
          <table:table-cell table:formula="of:=[$'f90-sequential'.R22]" office:value-type="float" office:value="0.115" calcext:value-type="float">
            <text:p>0.115</text:p>
          </table:table-cell>
          <table:table-cell table:formula="of:=[$'f90-sequential'.S22]" office:value-type="float" office:value="0.1112" calcext:value-type="float">
            <text:p>0.1112</text:p>
          </table:table-cell>
          <table:table-cell table:formula="of:=[$'f90-sequential'.T22]" office:value-type="float" office:value="2599.4686" calcext:value-type="float">
            <text:p>2599.4686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3"/>
        </table:table-row>
      </table:table>
      <table:table table:name="f90-sequential" table:style-name="ta1">
        <table:table-column table:style-name="co1" table:number-columns-repeated="1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arseargs</text:p>
          </table:table-cell>
          <table:table-cell office:value-type="string" calcext:value-type="string">
            <text:p>readpts</text:p>
          </table:table-cell>
          <table:table-cell office:value-type="string" calcext:value-type="string">
            <text:p>parse+read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avg</text:p>
          </table:table-cell>
          <table:table-cell office:value-type="string" calcext:value-type="string">
            <text:p>parseargs</text:p>
          </table:table-cell>
          <table:table-cell office:value-type="string" calcext:value-type="string">
            <text:p>readpts</text:p>
          </table:table-cell>
          <table:table-cell office:value-type="string" calcext:value-type="string">
            <text:p>readpts+parse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447" calcext:value-type="float">
            <text:p>13.447</text:p>
          </table:table-cell>
          <table:table-cell table:formula="of:=[.C2]+[.D2]" office:value-type="float" office:value="13.475" calcext:value-type="float">
            <text:p>13.475</text:p>
          </table:table-cell>
          <table:table-cell office:value-type="float" office:value="465.835" calcext:value-type="float">
            <text:p>465.83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9" calcext:value-type="float">
            <text:p>0.049</text:p>
          </table:table-cell>
          <table:table-cell office:value-type="float" office:value="479.433" calcext:value-type="float">
            <text:p>479.43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[.C2:.C6])" office:value-type="float" office:value="0.028" calcext:value-type="float">
            <text:p>0.028</text:p>
          </table:table-cell>
          <table:table-cell table:formula="of:=AVERAGE([.D2:.D6])" office:value-type="float" office:value="13.6332" calcext:value-type="float">
            <text:p>13.6332</text:p>
          </table:table-cell>
          <table:table-cell table:formula="of:=AVERAGE([.E2:.E6])" office:value-type="float" office:value="13.6612" calcext:value-type="float">
            <text:p>13.6612</text:p>
          </table:table-cell>
          <table:table-cell table:formula="of:=AVERAGE([.F2:.F6])" office:value-type="float" office:value="469.0664" calcext:value-type="float">
            <text:p>469.0664</text:p>
          </table:table-cell>
          <table:table-cell table:formula="of:=AVERAGE([.G2:.G6])" office:value-type="float" office:value="0.0736" calcext:value-type="float">
            <text:p>0.0736</text:p>
          </table:table-cell>
          <table:table-cell table:formula="of:=AVERAGE([.H2:.H6])" office:value-type="float" office:value="0.065" calcext:value-type="float">
            <text:p>0.065</text:p>
          </table:table-cell>
          <table:table-cell table:formula="of:=AVERAGE([.I2:.I6])" office:value-type="float" office:value="482.8674" calcext:value-type="float">
            <text:p>482.8674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7" calcext:value-type="float">
            <text:p>0.027</text:p>
          </table:table-cell>
          <table:table-cell office:value-type="float" office:value="13.327" calcext:value-type="float">
            <text:p>13.327</text:p>
          </table:table-cell>
          <table:table-cell table:formula="of:=[.C3]+[.D3]" office:value-type="float" office:value="13.354" calcext:value-type="float">
            <text:p>13.354</text:p>
          </table:table-cell>
          <table:table-cell office:value-type="float" office:value="461.595" calcext:value-type="float">
            <text:p>461.59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8" calcext:value-type="float">
            <text:p>0.118</text:p>
          </table:table-cell>
          <table:table-cell office:value-type="float" office:value="475.141" calcext:value-type="float">
            <text:p>475.141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[.C7:.C11])" office:value-type="float" office:value="0.0346" calcext:value-type="float">
            <text:p>0.0346</text:p>
          </table:table-cell>
          <table:table-cell table:formula="of:=AVERAGE([.D7:.D11])" office:value-type="float" office:value="136.794" calcext:value-type="float">
            <text:p>136.794</text:p>
          </table:table-cell>
          <table:table-cell table:formula="of:=AVERAGE([.E7:.E11])" office:value-type="float" office:value="136.8286" calcext:value-type="float">
            <text:p>136.8286</text:p>
          </table:table-cell>
          <table:table-cell table:formula="of:=AVERAGE([.F7:.F11])" office:value-type="float" office:value="48535.0818" calcext:value-type="float">
            <text:p>48535.0818</text:p>
          </table:table-cell>
          <table:table-cell table:formula="of:=AVERAGE([.G7:.G11])" office:value-type="float" office:value="0.2382" calcext:value-type="float">
            <text:p>0.2382</text:p>
          </table:table-cell>
          <table:table-cell table:formula="of:=AVERAGE([.H7:.H11])" office:value-type="float" office:value="0.0844" calcext:value-type="float">
            <text:p>0.0844</text:p>
          </table:table-cell>
          <table:table-cell table:formula="of:=AVERAGE([.I7:.I11])" office:value-type="float" office:value="48672.2344" calcext:value-type="float">
            <text:p>48672.2344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297" calcext:value-type="float">
            <text:p>13.297</text:p>
          </table:table-cell>
          <table:table-cell table:formula="of:=[.C4]+[.D4]" office:value-type="float" office:value="13.325" calcext:value-type="float">
            <text:p>13.325</text:p>
          </table:table-cell>
          <table:table-cell office:value-type="float" office:value="461.49" calcext:value-type="float">
            <text:p>461.4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2" calcext:value-type="float">
            <text:p>0.052</text:p>
          </table:table-cell>
          <table:table-cell office:value-type="float" office:value="474.943" calcext:value-type="float">
            <text:p>474.943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[.C12:.C16])" office:value-type="float" office:value="0.0374" calcext:value-type="float">
            <text:p>0.0374</text:p>
          </table:table-cell>
          <table:table-cell table:formula="of:=AVERAGE([.D12:.D16])" office:value-type="float" office:value="1402.6484" calcext:value-type="float">
            <text:p>1402.6484</text:p>
          </table:table-cell>
          <table:table-cell table:formula="of:=AVERAGE([.E12:.E16])" office:value-type="float" office:value="1402.6858" calcext:value-type="float">
            <text:p>1402.6858</text:p>
          </table:table-cell>
          <table:table-cell table:formula="of:=AVERAGE([.F12:.F16])" office:value-type="float" office:value="4987073.1" calcext:value-type="float">
            <text:p>4987073.1</text:p>
          </table:table-cell>
          <table:table-cell table:formula="of:=AVERAGE([.G12:.G16])" office:value-type="float" office:value="2" calcext:value-type="float">
            <text:p>2</text:p>
          </table:table-cell>
          <table:table-cell table:formula="of:=AVERAGE([.H12:.H16])" office:value-type="float" office:value="0" calcext:value-type="float">
            <text:p>0</text:p>
          </table:table-cell>
          <table:table-cell table:formula="of:=AVERAGE([.I12:.I16])" office:value-type="float" office:value="4988477.8" calcext:value-type="float">
            <text:p>4988477.8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308" calcext:value-type="float">
            <text:p>13.308</text:p>
          </table:table-cell>
          <table:table-cell table:formula="of:=[.C5]+[.D5]" office:value-type="float" office:value="13.336" calcext:value-type="float">
            <text:p>13.336</text:p>
          </table:table-cell>
          <table:table-cell office:value-type="float" office:value="461.375" calcext:value-type="float">
            <text:p>461.37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52" calcext:value-type="float">
            <text:p>0.052</text:p>
          </table:table-cell>
          <table:table-cell office:value-type="float" office:value="474.837" calcext:value-type="float">
            <text:p>474.83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9" calcext:value-type="float">
            <text:p>0.029</text:p>
          </table:table-cell>
          <table:table-cell office:value-type="float" office:value="14.787" calcext:value-type="float">
            <text:p>14.787</text:p>
          </table:table-cell>
          <table:table-cell table:formula="of:=[.C6]+[.D6]" office:value-type="float" office:value="14.816" calcext:value-type="float">
            <text:p>14.816</text:p>
          </table:table-cell>
          <table:table-cell office:value-type="float" office:value="495.037" calcext:value-type="float">
            <text:p>495.03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4" calcext:value-type="float">
            <text:p>0.054</text:p>
          </table:table-cell>
          <table:table-cell office:value-type="float" office:value="509.983" calcext:value-type="float">
            <text:p>509.9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41" calcext:value-type="float">
            <text:p>0.041</text:p>
          </table:table-cell>
          <table:table-cell office:value-type="float" office:value="132.912" calcext:value-type="float">
            <text:p>132.912</text:p>
          </table:table-cell>
          <table:table-cell table:formula="of:=[.C7]+[.D7]" office:value-type="float" office:value="132.953" calcext:value-type="float">
            <text:p>132.953</text:p>
          </table:table-cell>
          <table:table-cell office:value-type="float" office:value="46580.23" calcext:value-type="float">
            <text:p>46580.23</text:p>
          </table:table-cell>
          <table:table-cell office:value-type="float" office:value="0.184" calcext:value-type="float">
            <text:p>0.184</text:p>
          </table:table-cell>
          <table:table-cell office:value-type="float" office:value="0.062" calcext:value-type="float">
            <text:p>0.062</text:p>
          </table:table-cell>
          <table:table-cell office:value-type="float" office:value="46713.43" calcext:value-type="float">
            <text:p>46713.43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29" calcext:value-type="float">
            <text:p>0.029</text:p>
          </table:table-cell>
          <table:table-cell office:value-type="float" office:value="132.059" calcext:value-type="float">
            <text:p>132.059</text:p>
          </table:table-cell>
          <table:table-cell table:formula="of:=[.C8]+[.D8]" office:value-type="float" office:value="132.088" calcext:value-type="float">
            <text:p>132.088</text:p>
          </table:table-cell>
          <table:table-cell office:value-type="float" office:value="50186.449" calcext:value-type="float">
            <text:p>50186.449</text:p>
          </table:table-cell>
          <table:table-cell office:value-type="float" office:value="0.289" calcext:value-type="float">
            <text:p>0.289</text:p>
          </table:table-cell>
          <table:table-cell office:value-type="float" office:value="0.133" calcext:value-type="float">
            <text:p>0.133</text:p>
          </table:table-cell>
          <table:table-cell office:value-type="float" office:value="50318.961" calcext:value-type="float">
            <text:p>50318.96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STDEV([.C2:.C6])" office:value-type="float" office:value="0.000707106781186548" calcext:value-type="float">
            <text:p>0.000707106781186548</text:p>
          </table:table-cell>
          <table:table-cell table:formula="of:=STDEV([.D2:.D6])" office:value-type="float" office:value="0.647778665903718" calcext:value-type="float">
            <text:p>0.647778665903718</text:p>
          </table:table-cell>
          <table:table-cell table:formula="of:=STDEV([.E2:.E6])" office:value-type="float" office:value="0.648342270718176" calcext:value-type="float">
            <text:p>0.648342270718176</text:p>
          </table:table-cell>
          <table:table-cell table:formula="of:=STDEV([.F2:.F6])" office:value-type="float" office:value="14.6398027582341" calcext:value-type="float">
            <text:p>14.6398027582341</text:p>
          </table:table-cell>
          <table:table-cell table:formula="of:=STDEV([.G2:.G6])" office:value-type="float" office:value="0.00134164078649988" calcext:value-type="float">
            <text:p>0.00134164078649988</text:p>
          </table:table-cell>
          <table:table-cell table:formula="of:=STDEV([.H2:.H6])" office:value-type="float" office:value="0.0296816441593117" calcext:value-type="float">
            <text:p>0.0296816441593117</text:p>
          </table:table-cell>
          <table:table-cell table:formula="of:=STDEV([.I2:.I6])" office:value-type="float" office:value="15.2809649826181" calcext:value-type="float">
            <text:p>15.2809649826181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4" calcext:value-type="float">
            <text:p>0.034</text:p>
          </table:table-cell>
          <table:table-cell office:value-type="float" office:value="133.017" calcext:value-type="float">
            <text:p>133.017</text:p>
          </table:table-cell>
          <table:table-cell table:formula="of:=[.C9]+[.D9]" office:value-type="float" office:value="133.051" calcext:value-type="float">
            <text:p>133.051</text:p>
          </table:table-cell>
          <table:table-cell office:value-type="float" office:value="46587.84" calcext:value-type="float">
            <text:p>46587.84</text:p>
          </table:table-cell>
          <table:table-cell office:value-type="float" office:value="0.191" calcext:value-type="float">
            <text:p>0.191</text:p>
          </table:table-cell>
          <table:table-cell office:value-type="float" office:value="0.066" calcext:value-type="float">
            <text:p>0.066</text:p>
          </table:table-cell>
          <table:table-cell office:value-type="float" office:value="46721.148" calcext:value-type="float">
            <text:p>46721.14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STDEV([.C7:.C11])" office:value-type="float" office:value="0.00531977443130815" calcext:value-type="float">
            <text:p>0.00531977443130815</text:p>
          </table:table-cell>
          <table:table-cell table:formula="of:=STDEV([.D7:.D11])" office:value-type="float" office:value="9.26087155725637" calcext:value-type="float">
            <text:p>9.26087155725637</text:p>
          </table:table-cell>
          <table:table-cell table:formula="of:=STDEV([.E7:.E11])" office:value-type="float" office:value="9.26346162619569" calcext:value-type="float">
            <text:p>9.26346162619569</text:p>
          </table:table-cell>
          <table:table-cell table:formula="of:=STDEV([.F7:.F11])" office:value-type="float" office:value="2834.45185727006" calcext:value-type="float">
            <text:p>2834.45185727006</text:p>
          </table:table-cell>
          <table:table-cell table:formula="of:=STDEV([.G7:.G11])" office:value-type="float" office:value="0.0698906288424993" calcext:value-type="float">
            <text:p>0.0698906288424993</text:p>
          </table:table-cell>
          <table:table-cell table:formula="of:=STDEV([.H7:.H11])" office:value-type="float" office:value="0.0322381761270702" calcext:value-type="float">
            <text:p>0.0322381761270702</text:p>
          </table:table-cell>
          <table:table-cell table:formula="of:=STDEV([.I7:.I11])" office:value-type="float" office:value="2842.0824324462" calcext:value-type="float">
            <text:p>2842.0824324462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" calcext:value-type="float">
            <text:p>0.03</text:p>
          </table:table-cell>
          <table:table-cell office:value-type="float" office:value="132.635" calcext:value-type="float">
            <text:p>132.635</text:p>
          </table:table-cell>
          <table:table-cell table:formula="of:=[.C10]+[.D10]" office:value-type="float" office:value="132.665" calcext:value-type="float">
            <text:p>132.665</text:p>
          </table:table-cell>
          <table:table-cell office:value-type="float" office:value="46556.949" calcext:value-type="float">
            <text:p>46556.949</text:p>
          </table:table-cell>
          <table:table-cell office:value-type="float" office:value="0.191" calcext:value-type="float">
            <text:p>0.191</text:p>
          </table:table-cell>
          <table:table-cell office:value-type="float" office:value="0.059" calcext:value-type="float">
            <text:p>0.059</text:p>
          </table:table-cell>
          <table:table-cell office:value-type="float" office:value="46689.863" calcext:value-type="float">
            <text:p>46689.863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STDEV([.C12:.C16])" office:value-type="float" office:value="0.00487852436706019" calcext:value-type="float">
            <text:p>0.00487852436706019</text:p>
          </table:table-cell>
          <table:table-cell table:formula="of:=STDEV([.D12:.D16])" office:value-type="float" office:value="72.7471069548474" calcext:value-type="float">
            <text:p>72.7471069548474</text:p>
          </table:table-cell>
          <table:table-cell table:formula="of:=STDEV([.E12:.E16])" office:value-type="float" office:value="72.7503774574401" calcext:value-type="float">
            <text:p>72.7503774574401</text:p>
          </table:table-cell>
          <table:table-cell table:formula="of:=STDEV([.F12:.F16])" office:value-type="float" office:value="180268.476248761" calcext:value-type="float">
            <text:p>180268.476248761</text:p>
          </table:table-cell>
          <table:table-cell table:formula="of:=STDEV([.G12:.G16])" office:value-type="float" office:value="0" calcext:value-type="float">
            <text:p>0</text:p>
          </table:table-cell>
          <table:table-cell table:formula="of:=STDEV([.H12:.H16])" office:value-type="float" office:value="0" calcext:value-type="float">
            <text:p>0</text:p>
          </table:table-cell>
          <table:table-cell table:formula="of:=STDEV([.I12:.I16])" office:value-type="float" office:value="180336.520276191" calcext:value-type="float">
            <text:p>180336.520276191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9" calcext:value-type="float">
            <text:p>0.039</text:p>
          </table:table-cell>
          <table:table-cell office:value-type="float" office:value="153.347" calcext:value-type="float">
            <text:p>153.347</text:p>
          </table:table-cell>
          <table:table-cell table:formula="of:=[.C11]+[.D11]" office:value-type="float" office:value="153.386" calcext:value-type="float">
            <text:p>153.386</text:p>
          </table:table-cell>
          <table:table-cell office:value-type="float" office:value="52763.941" calcext:value-type="float">
            <text:p>52763.9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102" calcext:value-type="float">
            <text:p>0.102</text:p>
          </table:table-cell>
          <table:table-cell office:value-type="float" office:value="52917.77" calcext:value-type="float">
            <text:p>52917.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6" calcext:value-type="float">
            <text:p>0.036</text:p>
          </table:table-cell>
          <table:table-cell office:value-type="float" office:value="1382.345" calcext:value-type="float">
            <text:p>1382.345</text:p>
          </table:table-cell>
          <table:table-cell table:formula="of:=[.C12]+[.D12]" office:value-type="float" office:value="1382.381" calcext:value-type="float">
            <text:p>1382.381</text:p>
          </table:table-cell>
          <table:table-cell office:value-type="float" office:value="4842598" calcext:value-type="float">
            <text:p>48425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43982.5" calcext:value-type="float">
            <text:p>4843982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4" calcext:value-type="float">
            <text:p>0.034</text:p>
          </table:table-cell>
          <table:table-cell office:value-type="float" office:value="1345.878" calcext:value-type="float">
            <text:p>1345.878</text:p>
          </table:table-cell>
          <table:table-cell table:formula="of:=[.C13]+[.D13]" office:value-type="float" office:value="1345.912" calcext:value-type="float">
            <text:p>1345.912</text:p>
          </table:table-cell>
          <table:table-cell office:value-type="float" office:value="4843458" calcext:value-type="float">
            <text:p>48434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44806" calcext:value-type="float">
            <text:p>48448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5" calcext:value-type="float">
            <text:p>0.035</text:p>
          </table:table-cell>
          <table:table-cell office:value-type="float" office:value="1326.513" calcext:value-type="float">
            <text:p>1326.513</text:p>
          </table:table-cell>
          <table:table-cell table:formula="of:=[.C14]+[.D14]" office:value-type="float" office:value="1326.548" calcext:value-type="float">
            <text:p>1326.548</text:p>
          </table:table-cell>
          <table:table-cell office:value-type="float" office:value="4882609" calcext:value-type="float">
            <text:p>48826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83937.5" calcext:value-type="float">
            <text:p>4883937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6" calcext:value-type="float">
            <text:p>0.036</text:p>
          </table:table-cell>
          <table:table-cell office:value-type="float" office:value="1479.66" calcext:value-type="float">
            <text:p>1479.66</text:p>
          </table:table-cell>
          <table:table-cell table:formula="of:=[.C15]+[.D15]" office:value-type="float" office:value="1479.696" calcext:value-type="float">
            <text:p>1479.696</text:p>
          </table:table-cell>
          <table:table-cell office:value-type="float" office:value="5167127.5" calcext:value-type="float">
            <text:p>5167127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68609" calcext:value-type="float">
            <text:p>51686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46" calcext:value-type="float">
            <text:p>0.046</text:p>
          </table:table-cell>
          <table:table-cell office:value-type="float" office:value="1478.846" calcext:value-type="float">
            <text:p>1478.846</text:p>
          </table:table-cell>
          <table:table-cell table:formula="of:=[.C16]+[.D16]" office:value-type="float" office:value="1478.892" calcext:value-type="float">
            <text:p>1478.892</text:p>
          </table:table-cell>
          <table:table-cell office:value-type="float" office:value="5199573" calcext:value-type="float">
            <text:p>51995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01054" calcext:value-type="float">
            <text:p>5201054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arseargs</text:p>
          </table:table-cell>
          <table:table-cell office:value-type="string" calcext:value-type="string">
            <text:p>readpts</text:p>
          </table:table-cell>
          <table:table-cell office:value-type="string" calcext:value-type="string">
            <text:p>parse+rea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parseargs</text:p>
          </table:table-cell>
          <table:table-cell office:value-type="string" calcext:value-type="string">
            <text:p>readpts</text:p>
          </table:table-cell>
          <table:table-cell office:value-type="string" calcext:value-type="string">
            <text:p>parse+rea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33" calcext:value-type="float">
            <text:p>0.033</text:p>
          </table:table-cell>
          <table:table-cell office:value-type="float" office:value="13.732" calcext:value-type="float">
            <text:p>13.732</text:p>
          </table:table-cell>
          <table:table-cell table:formula="of:=[.C20]+[.D20]" office:value-type="float" office:value="13.765" calcext:value-type="float">
            <text:p>13.765</text:p>
          </table:table-cell>
          <table:table-cell office:value-type="float" office:value="1.545" calcext:value-type="float">
            <text:p>1.545</text:p>
          </table:table-cell>
          <table:table-cell office:value-type="float" office:value="4.965" calcext:value-type="float">
            <text:p>4.96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46" calcext:value-type="float">
            <text:p>0.046</text:p>
          </table:table-cell>
          <table:table-cell office:value-type="float" office:value="20.385" calcext:value-type="float">
            <text:p>20.385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.C20:.C24])" office:value-type="float" office:value="0.0292" calcext:value-type="float">
            <text:p>0.0292</text:p>
          </table:table-cell>
          <table:table-cell table:formula="of:=AVERAGE([.D20:.D24])" office:value-type="float" office:value="13.501" calcext:value-type="float">
            <text:p>13.501</text:p>
          </table:table-cell>
          <table:table-cell table:formula="of:=AVERAGE([.E20:.E24])" office:value-type="float" office:value="13.5302" calcext:value-type="float">
            <text:p>13.5302</text:p>
          </table:table-cell>
          <table:table-cell table:formula="of:=AVERAGE([.F20:.F24])" office:value-type="float" office:value="1.527" calcext:value-type="float">
            <text:p>1.527</text:p>
          </table:table-cell>
          <table:table-cell table:formula="of:=AVERAGE([.G20:.G24])" office:value-type="float" office:value="4.9002" calcext:value-type="float">
            <text:p>4.9002</text:p>
          </table:table-cell>
          <table:table-cell table:formula="of:=AVERAGE([.H20:.H24])" office:value-type="float" office:value="0.0558" calcext:value-type="float">
            <text:p>0.0558</text:p>
          </table:table-cell>
          <table:table-cell table:formula="of:=AVERAGE([.I20:.I24])" office:value-type="float" office:value="0.0474" calcext:value-type="float">
            <text:p>0.0474</text:p>
          </table:table-cell>
          <table:table-cell table:formula="of:=AVERAGE([.J20:.J24])" office:value-type="float" office:value="20.0616" calcext:value-type="float">
            <text:p>20.06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528" calcext:value-type="float">
            <text:p>13.528</text:p>
          </table:table-cell>
          <table:table-cell table:formula="of:=[.C21]+[.D21]" office:value-type="float" office:value="13.556" calcext:value-type="float">
            <text:p>13.556</text:p>
          </table:table-cell>
          <table:table-cell office:value-type="float" office:value="1.576" calcext:value-type="float">
            <text:p>1.576</text:p>
          </table:table-cell>
          <table:table-cell office:value-type="float" office:value="4.919" calcext:value-type="float">
            <text:p>4.91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6" calcext:value-type="float">
            <text:p>0.046</text:p>
          </table:table-cell>
          <table:table-cell office:value-type="float" office:value="20.153" calcext:value-type="float">
            <text:p>20.153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AVERAGE([.C25:.C29])" office:value-type="float" office:value="0.0308" calcext:value-type="float">
            <text:p>0.0308</text:p>
          </table:table-cell>
          <table:table-cell table:formula="of:=AVERAGE([.D25:.D29])" office:value-type="float" office:value="137.5992" calcext:value-type="float">
            <text:p>137.5992</text:p>
          </table:table-cell>
          <table:table-cell table:formula="of:=AVERAGE([.E25:.E29])" office:value-type="float" office:value="137.63" calcext:value-type="float">
            <text:p>137.63</text:p>
          </table:table-cell>
          <table:table-cell table:formula="of:=AVERAGE([.F25:.F29])" office:value-type="float" office:value="19.3254" calcext:value-type="float">
            <text:p>19.3254</text:p>
          </table:table-cell>
          <table:table-cell table:formula="of:=AVERAGE([.G25:.G29])" office:value-type="float" office:value="52.7936" calcext:value-type="float">
            <text:p>52.7936</text:p>
          </table:table-cell>
          <table:table-cell table:formula="of:=AVERAGE([.H25:.H29])" office:value-type="float" office:value="0.0578" calcext:value-type="float">
            <text:p>0.0578</text:p>
          </table:table-cell>
          <table:table-cell table:formula="of:=AVERAGE([.I25:.I29])" office:value-type="float" office:value="0.0582" calcext:value-type="float">
            <text:p>0.0582</text:p>
          </table:table-cell>
          <table:table-cell table:formula="of:=AVERAGE([.J25:.J29])" office:value-type="float" office:value="209.8662" calcext:value-type="float">
            <text:p>209.866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9" calcext:value-type="float">
            <text:p>0.029</text:p>
          </table:table-cell>
          <table:table-cell office:value-type="float" office:value="13.401" calcext:value-type="float">
            <text:p>13.401</text:p>
          </table:table-cell>
          <table:table-cell table:formula="of:=[.C22]+[.D22]" office:value-type="float" office:value="13.43" calcext:value-type="float">
            <text:p>13.43</text:p>
          </table:table-cell>
          <table:table-cell office:value-type="float" office:value="1.504" calcext:value-type="float">
            <text:p>1.504</text:p>
          </table:table-cell>
          <table:table-cell office:value-type="float" office:value="4.861" calcext:value-type="float">
            <text:p>4.86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9" calcext:value-type="float">
            <text:p>0.049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AVERAGE([.C30:.C34])" office:value-type="float" office:value="0.0372" calcext:value-type="float">
            <text:p>0.0372</text:p>
          </table:table-cell>
          <table:table-cell table:formula="of:=AVERAGE([.D30:.D34])" office:value-type="float" office:value="1548.9596" calcext:value-type="float">
            <text:p>1548.9596</text:p>
          </table:table-cell>
          <table:table-cell table:formula="of:=AVERAGE([.E30:.E34])" office:value-type="float" office:value="1548.9968" calcext:value-type="float">
            <text:p>1548.9968</text:p>
          </table:table-cell>
          <table:table-cell table:formula="of:=AVERAGE([.F30:.F34])" office:value-type="float" office:value="265.9738" calcext:value-type="float">
            <text:p>265.9738</text:p>
          </table:table-cell>
          <table:table-cell table:formula="of:=AVERAGE([.G30:.G34])" office:value-type="float" office:value="784.2708" calcext:value-type="float">
            <text:p>784.2708</text:p>
          </table:table-cell>
          <table:table-cell table:formula="of:=AVERAGE([.H30:.H34])" office:value-type="float" office:value="0.115" calcext:value-type="float">
            <text:p>0.115</text:p>
          </table:table-cell>
          <table:table-cell table:formula="of:=AVERAGE([.I30:.I34])" office:value-type="float" office:value="0.1112" calcext:value-type="float">
            <text:p>0.1112</text:p>
          </table:table-cell>
          <table:table-cell table:formula="of:=AVERAGE([.J30:.J34])" office:value-type="float" office:value="2599.4686" calcext:value-type="float">
            <text:p>2599.468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533" calcext:value-type="float">
            <text:p>13.533</text:p>
          </table:table-cell>
          <table:table-cell table:formula="of:=[.C23]+[.D23]" office:value-type="float" office:value="13.561" calcext:value-type="float">
            <text:p>13.561</text:p>
          </table:table-cell>
          <table:table-cell office:value-type="float" office:value="1.504" calcext:value-type="float">
            <text:p>1.504</text:p>
          </table:table-cell>
          <table:table-cell office:value-type="float" office:value="4.908" calcext:value-type="float">
            <text:p>4.9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9" calcext:value-type="float">
            <text:p>0.049</text:p>
          </table:table-cell>
          <table:table-cell office:value-type="float" office:value="20.076" calcext:value-type="float">
            <text:p>20.0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28" calcext:value-type="float">
            <text:p>0.028</text:p>
          </table:table-cell>
          <table:table-cell office:value-type="float" office:value="13.311" calcext:value-type="float">
            <text:p>13.311</text:p>
          </table:table-cell>
          <table:table-cell table:formula="of:=[.C24]+[.D24]" office:value-type="float" office:value="13.339" calcext:value-type="float">
            <text:p>13.339</text:p>
          </table:table-cell>
          <table:table-cell office:value-type="float" office:value="1.506" calcext:value-type="float">
            <text:p>1.506</text:p>
          </table:table-cell>
          <table:table-cell office:value-type="float" office:value="4.848" calcext:value-type="float">
            <text:p>4.84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7" calcext:value-type="float">
            <text:p>0.047</text:p>
          </table:table-cell>
          <table:table-cell office:value-type="float" office:value="19.794" calcext:value-type="float">
            <text:p>19.7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" calcext:value-type="float">
            <text:p>0.03</text:p>
          </table:table-cell>
          <table:table-cell office:value-type="float" office:value="142.005" calcext:value-type="float">
            <text:p>142.005</text:p>
          </table:table-cell>
          <table:table-cell table:formula="of:=[.C25]+[.D25]" office:value-type="float" office:value="142.035" calcext:value-type="float">
            <text:p>142.035</text:p>
          </table:table-cell>
          <table:table-cell office:value-type="float" office:value="19.879" calcext:value-type="float">
            <text:p>19.879</text:p>
          </table:table-cell>
          <table:table-cell office:value-type="float" office:value="53.149" calcext:value-type="float">
            <text:p>53.14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1" calcext:value-type="float">
            <text:p>0.051</text:p>
          </table:table-cell>
          <table:table-cell office:value-type="float" office:value="215.169" calcext:value-type="float">
            <text:p>215.169</text:p>
          </table:table-cell>
          <table:table-cell/>
          <table:table-cell office:value-type="string" calcext:value-type="string">
            <text:p>std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" calcext:value-type="float">
            <text:p>0.03</text:p>
          </table:table-cell>
          <table:table-cell office:value-type="float" office:value="132.142" calcext:value-type="float">
            <text:p>132.142</text:p>
          </table:table-cell>
          <table:table-cell table:formula="of:=[.C26]+[.D26]" office:value-type="float" office:value="132.172" calcext:value-type="float">
            <text:p>132.172</text:p>
          </table:table-cell>
          <table:table-cell office:value-type="float" office:value="18.953" calcext:value-type="float">
            <text:p>18.953</text:p>
          </table:table-cell>
          <table:table-cell office:value-type="float" office:value="49.979" calcext:value-type="float">
            <text:p>49.9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2" calcext:value-type="float">
            <text:p>0.052</text:p>
          </table:table-cell>
          <table:table-cell office:value-type="float" office:value="201.21" calcext:value-type="float">
            <text:p>201.21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STDEV([.C20:.C24])" office:value-type="float" office:value="0.00216794833886788" calcext:value-type="float">
            <text:p>0.00216794833886788</text:p>
          </table:table-cell>
          <table:table-cell table:formula="of:=STDEV([.D20:.D24])" office:value-type="float" office:value="0.159070738981121" calcext:value-type="float">
            <text:p>0.159070738981121</text:p>
          </table:table-cell>
          <table:table-cell table:formula="of:=STDEV([.E20:.E24])" office:value-type="float" office:value="0.160734874871634" calcext:value-type="float">
            <text:p>0.160734874871634</text:p>
          </table:table-cell>
          <table:table-cell table:formula="of:=STDEV([.F20:.F24])" office:value-type="float" office:value="0.0324961536185439" calcext:value-type="float">
            <text:p>0.0324961536185439</text:p>
          </table:table-cell>
          <table:table-cell table:formula="of:=STDEV([.G20:.G24])" office:value-type="float" office:value="0.0471030784556594" calcext:value-type="float">
            <text:p>0.0471030784556594</text:p>
          </table:table-cell>
          <table:table-cell table:formula="of:=STDEV([.H20:.H24])" office:value-type="float" office:value="0.00414728827066555" calcext:value-type="float">
            <text:p>0.00414728827066555</text:p>
          </table:table-cell>
          <table:table-cell table:formula="of:=STDEV([.I20:.I24])" office:value-type="float" office:value="0.00151657508881031" calcext:value-type="float">
            <text:p>0.00151657508881031</text:p>
          </table:table-cell>
          <table:table-cell table:formula="of:=STDEV([.J20:.J24])" office:value-type="float" office:value="0.229604660231451" calcext:value-type="float">
            <text:p>0.22960466023145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5" calcext:value-type="float">
            <text:p>0.035</text:p>
          </table:table-cell>
          <table:table-cell office:value-type="float" office:value="148.793" calcext:value-type="float">
            <text:p>148.793</text:p>
          </table:table-cell>
          <table:table-cell table:formula="of:=[.C27]+[.D27]" office:value-type="float" office:value="148.828" calcext:value-type="float">
            <text:p>148.828</text:p>
          </table:table-cell>
          <table:table-cell office:value-type="float" office:value="19.823" calcext:value-type="float">
            <text:p>19.823</text:p>
          </table:table-cell>
          <table:table-cell office:value-type="float" office:value="53.947" calcext:value-type="float">
            <text:p>53.94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8" calcext:value-type="float">
            <text:p>0.078</text:p>
          </table:table-cell>
          <table:table-cell office:value-type="float" office:value="222.746" calcext:value-type="float">
            <text:p>222.746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STDEV([.C25:.C29])" office:value-type="float" office:value="0.00238746727726267" calcext:value-type="float">
            <text:p>0.00238746727726267</text:p>
          </table:table-cell>
          <table:table-cell table:formula="of:=STDEV([.D25:.D29])" office:value-type="float" office:value="7.51763760765309" calcext:value-type="float">
            <text:p>7.51763760765309</text:p>
          </table:table-cell>
          <table:table-cell table:formula="of:=STDEV([.E25:.E29])" office:value-type="float" office:value="7.51967615659079" calcext:value-type="float">
            <text:p>7.51967615659079</text:p>
          </table:table-cell>
          <table:table-cell table:formula="of:=STDEV([.F25:.F29])" office:value-type="float" office:value="0.481039291534486" calcext:value-type="float">
            <text:p>0.481039291534486</text:p>
          </table:table-cell>
          <table:table-cell table:formula="of:=STDEV([.G25:.G29])" office:value-type="float" office:value="2.78910179089971" calcext:value-type="float">
            <text:p>2.78910179089971</text:p>
          </table:table-cell>
          <table:table-cell table:formula="of:=STDEV([.H25:.H29])" office:value-type="float" office:value="0.00661059755241537" calcext:value-type="float">
            <text:p>0.00661059755241537</text:p>
          </table:table-cell>
          <table:table-cell table:formula="of:=STDEV([.I25:.I29])" office:value-type="float" office:value="0.0115628716156498" calcext:value-type="float">
            <text:p>0.0115628716156498</text:p>
          </table:table-cell>
          <table:table-cell table:formula="of:=STDEV([.J25:.J29])" office:value-type="float" office:value="9.2095728836901" calcext:value-type="float">
            <text:p>9.209572883690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29" calcext:value-type="float">
            <text:p>0.029</text:p>
          </table:table-cell>
          <table:table-cell office:value-type="float" office:value="132.271" calcext:value-type="float">
            <text:p>132.271</text:p>
          </table:table-cell>
          <table:table-cell table:formula="of:=[.C28]+[.D28]" office:value-type="float" office:value="132.3" calcext:value-type="float">
            <text:p>132.3</text:p>
          </table:table-cell>
          <table:table-cell office:value-type="float" office:value="18.951" calcext:value-type="float">
            <text:p>18.951</text:p>
          </table:table-cell>
          <table:table-cell office:value-type="float" office:value="50.215" calcext:value-type="float">
            <text:p>50.2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1" calcext:value-type="float">
            <text:p>0.051</text:p>
          </table:table-cell>
          <table:table-cell office:value-type="float" office:value="201.571" calcext:value-type="float">
            <text:p>201.571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STDEV([.C30:.C34])" office:value-type="float" office:value="0.00389871773792358" calcext:value-type="float">
            <text:p>0.00389871773792358</text:p>
          </table:table-cell>
          <table:table-cell table:formula="of:=STDEV([.D30:.D34])" office:value-type="float" office:value="44.8980313521651" calcext:value-type="float">
            <text:p>44.8980313521651</text:p>
          </table:table-cell>
          <table:table-cell table:formula="of:=STDEV([.E30:.E34])" office:value-type="float" office:value="44.8983228829318" calcext:value-type="float">
            <text:p>44.8983228829318</text:p>
          </table:table-cell>
          <table:table-cell table:formula="of:=STDEV([.F30:.F34])" office:value-type="float" office:value="7.71228495324181" calcext:value-type="float">
            <text:p>7.71228495324181</text:p>
          </table:table-cell>
          <table:table-cell table:formula="of:=STDEV([.G30:.G34])" office:value-type="float" office:value="15.983713169974" calcext:value-type="float">
            <text:p>15.983713169974</text:p>
          </table:table-cell>
          <table:table-cell table:formula="of:=STDEV([.H30:.H34])" office:value-type="float" office:value="0.00959166304662544" calcext:value-type="float">
            <text:p>0.00959166304662544</text:p>
          </table:table-cell>
          <table:table-cell table:formula="of:=STDEV([.I30:.I34])" office:value-type="float" office:value="0.00887130204648675" calcext:value-type="float">
            <text:p>0.00887130204648675</text:p>
          </table:table-cell>
          <table:table-cell table:formula="of:=STDEV([.J30:.J34])" office:value-type="float" office:value="46.0692180072551" calcext:value-type="float">
            <text:p>46.0692180072551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3" calcext:value-type="float">
            <text:p>0.03</text:p>
          </table:table-cell>
          <table:table-cell office:value-type="float" office:value="132.785" calcext:value-type="float">
            <text:p>132.785</text:p>
          </table:table-cell>
          <table:table-cell table:formula="of:=[.C29]+[.D29]" office:value-type="float" office:value="132.815" calcext:value-type="float">
            <text:p>132.815</text:p>
          </table:table-cell>
          <table:table-cell office:value-type="float" office:value="19.021" calcext:value-type="float">
            <text:p>19.021</text:p>
          </table:table-cell>
          <table:table-cell office:value-type="float" office:value="56.678" calcext:value-type="float">
            <text:p>56.67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office:value-type="float" office:value="208.635" calcext:value-type="float">
            <text:p>208.6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44" calcext:value-type="float">
            <text:p>0.044</text:p>
          </table:table-cell>
          <table:table-cell office:value-type="float" office:value="1547.426" calcext:value-type="float">
            <text:p>1547.426</text:p>
          </table:table-cell>
          <table:table-cell table:formula="of:=[.C30]+[.D30]" office:value-type="float" office:value="1547.47" calcext:value-type="float">
            <text:p>1547.47</text:p>
          </table:table-cell>
          <table:table-cell office:value-type="float" office:value="269.8" calcext:value-type="float">
            <text:p>269.8</text:p>
          </table:table-cell>
          <table:table-cell office:value-type="float" office:value="800.279" calcext:value-type="float">
            <text:p>800.2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9" calcext:value-type="float">
            <text:p>0.099</text:p>
          </table:table-cell>
          <table:table-cell office:value-type="float" office:value="2617.751" calcext:value-type="float">
            <text:p>2617.7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6" calcext:value-type="float">
            <text:p>0.036</text:p>
          </table:table-cell>
          <table:table-cell office:value-type="float" office:value="1516.83" calcext:value-type="float">
            <text:p>1516.83</text:p>
          </table:table-cell>
          <table:table-cell table:formula="of:=[.C31]+[.D31]" office:value-type="float" office:value="1516.866" calcext:value-type="float">
            <text:p>1516.866</text:p>
          </table:table-cell>
          <table:table-cell office:value-type="float" office:value="252.908" calcext:value-type="float">
            <text:p>252.908</text:p>
          </table:table-cell>
          <table:table-cell office:value-type="float" office:value="768.211" calcext:value-type="float">
            <text:p>768.211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2" calcext:value-type="float">
            <text:p>0.122</text:p>
          </table:table-cell>
          <table:table-cell office:value-type="float" office:value="2538.222" calcext:value-type="float">
            <text:p>2538.2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4" calcext:value-type="float">
            <text:p>0.034</text:p>
          </table:table-cell>
          <table:table-cell office:value-type="float" office:value="1516.662" calcext:value-type="float">
            <text:p>1516.662</text:p>
          </table:table-cell>
          <table:table-cell table:formula="of:=[.C32]+[.D32]" office:value-type="float" office:value="1516.696" calcext:value-type="float">
            <text:p>1516.696</text:p>
          </table:table-cell>
          <table:table-cell office:value-type="float" office:value="265.664" calcext:value-type="float">
            <text:p>265.664</text:p>
          </table:table-cell>
          <table:table-cell office:value-type="float" office:value="792.126" calcext:value-type="float">
            <text:p>792.126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6" calcext:value-type="float">
            <text:p>0.106</text:p>
          </table:table-cell>
          <table:table-cell office:value-type="float" office:value="2574.722" calcext:value-type="float">
            <text:p>2574.7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6" calcext:value-type="float">
            <text:p>0.036</text:p>
          </table:table-cell>
          <table:table-cell office:value-type="float" office:value="1625.587" calcext:value-type="float">
            <text:p>1625.587</text:p>
          </table:table-cell>
          <table:table-cell table:formula="of:=[.C33]+[.D33]" office:value-type="float" office:value="1625.623" calcext:value-type="float">
            <text:p>1625.623</text:p>
          </table:table-cell>
          <table:table-cell office:value-type="float" office:value="268.895" calcext:value-type="float">
            <text:p>268.895</text:p>
          </table:table-cell>
          <table:table-cell office:value-type="float" office:value="765.954" calcext:value-type="float">
            <text:p>765.954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5" calcext:value-type="float">
            <text:p>0.115</text:p>
          </table:table-cell>
          <table:table-cell office:value-type="float" office:value="2660.704" calcext:value-type="float">
            <text:p>2660.70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0.036" calcext:value-type="float">
            <text:p>0.036</text:p>
          </table:table-cell>
          <table:table-cell office:value-type="float" office:value="1538.293" calcext:value-type="float">
            <text:p>1538.293</text:p>
          </table:table-cell>
          <table:table-cell table:formula="of:=[.C34]+[.D34]" office:value-type="float" office:value="1538.329" calcext:value-type="float">
            <text:p>1538.329</text:p>
          </table:table-cell>
          <table:table-cell office:value-type="float" office:value="272.602" calcext:value-type="float">
            <text:p>272.602</text:p>
          </table:table-cell>
          <table:table-cell office:value-type="float" office:value="794.784" calcext:value-type="float">
            <text:p>794.784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2605.944" calcext:value-type="float">
            <text:p>2605.944</text:p>
          </table:table-cell>
          <table:table-cell table:number-columns-repeated="10"/>
        </table:table-row>
      </table:table>
      <table:table table:name="fortran_dc_mpi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office:value-type="string" calcext:value-type="string">
            <text:p>args+readpt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init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recv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807" calcext:value-type="float">
            <text:p>24.807</text:p>
          </table:table-cell>
          <table:table-cell office:value-type="float" office:value="2.401" calcext:value-type="float">
            <text:p>2.401</text:p>
          </table:table-cell>
          <table:table-cell office:value-type="float" office:value="9.66" calcext:value-type="float">
            <text:p>9.66</text:p>
          </table:table-cell>
          <table:table-cell office:value-type="float" office:value="3.085" calcext:value-type="float">
            <text:p>3.08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4" calcext:value-type="float">
            <text:p>0.074</text:p>
          </table:table-cell>
          <table:table-cell office:value-type="float" office:value="76.571" calcext:value-type="float">
            <text:p>76.571</text:p>
          </table:table-cell>
          <table:table-cell/>
          <table:table-cell office:value-type="float" office:value="34.418" calcext:value-type="float">
            <text:p>34.418</text:p>
          </table:table-cell>
          <table:table-cell office:value-type="float" office:value="0.022" calcext:value-type="float">
            <text:p>0.022</text:p>
          </table:table-cell>
          <table:table-cell office:value-type="float" office:value="2.874" calcext:value-type="float">
            <text:p>2.874</text:p>
          </table:table-cell>
          <table:table-cell office:value-type="float" office:value="0.054" calcext:value-type="float">
            <text:p>0.054</text:p>
          </table:table-cell>
          <table:table-cell office:value-type="float" office:value="36.233" calcext:value-type="float">
            <text:p>36.233</text:p>
          </table:table-cell>
          <table:table-cell table:number-columns-repeated="2"/>
          <table:table-cell office:value-type="string" calcext:value-type="string">
            <text:p>Note: removed sim with highest tim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5.946" calcext:value-type="float">
            <text:p>25.946</text:p>
          </table:table-cell>
          <table:table-cell office:value-type="float" office:value="2.514" calcext:value-type="float">
            <text:p>2.514</text:p>
          </table:table-cell>
          <table:table-cell office:value-type="float" office:value="10.023" calcext:value-type="float">
            <text:p>10.023</text:p>
          </table:table-cell>
          <table:table-cell office:value-type="float" office:value="3.225" calcext:value-type="float">
            <text:p>3.22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1" calcext:value-type="float">
            <text:p>0.081</text:p>
          </table:table-cell>
          <table:table-cell office:value-type="float" office:value="80.697" calcext:value-type="float">
            <text:p>80.697</text:p>
          </table:table-cell>
          <table:table-cell/>
          <table:table-cell office:value-type="float" office:value="36.686" calcext:value-type="float">
            <text:p>36.686</text:p>
          </table:table-cell>
          <table:table-cell office:value-type="float" office:value="0.022" calcext:value-type="float">
            <text:p>0.022</text:p>
          </table:table-cell>
          <table:table-cell office:value-type="float" office:value="2.96" calcext:value-type="float">
            <text:p>2.96</text:p>
          </table:table-cell>
          <table:table-cell office:value-type="float" office:value="0.054" calcext:value-type="float">
            <text:p>0.054</text:p>
          </table:table-cell>
          <table:table-cell office:value-type="float" office:value="36.965" calcext:value-type="float">
            <text:p>36.96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658" calcext:value-type="float">
            <text:p>24.658</text:p>
          </table:table-cell>
          <table:table-cell office:value-type="float" office:value="2.227" calcext:value-type="float">
            <text:p>2.227</text:p>
          </table:table-cell>
          <table:table-cell office:value-type="float" office:value="8.76" calcext:value-type="float">
            <text:p>8.76</text:p>
          </table:table-cell>
          <table:table-cell office:value-type="float" office:value="2.841" calcext:value-type="float">
            <text:p>2.8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5" calcext:value-type="float">
            <text:p>0.125</text:p>
          </table:table-cell>
          <table:table-cell office:value-type="float" office:value="72.725" calcext:value-type="float">
            <text:p>72.725</text:p>
          </table:table-cell>
          <table:table-cell/>
          <table:table-cell office:value-type="float" office:value="32.574" calcext:value-type="float">
            <text:p>32.574</text:p>
          </table:table-cell>
          <table:table-cell office:value-type="float" office:value="0.02" calcext:value-type="float">
            <text:p>0.02</text:p>
          </table:table-cell>
          <table:table-cell office:value-type="float" office:value="2.636" calcext:value-type="float">
            <text:p>2.636</text:p>
          </table:table-cell>
          <table:table-cell office:value-type="float" office:value="0.053" calcext:value-type="float">
            <text:p>0.053</text:p>
          </table:table-cell>
          <table:table-cell office:value-type="float" office:value="35.263" calcext:value-type="float">
            <text:p>35.263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233" calcext:value-type="float">
            <text:p>24.233</text:p>
          </table:table-cell>
          <table:table-cell office:value-type="float" office:value="2.475" calcext:value-type="float">
            <text:p>2.475</text:p>
          </table:table-cell>
          <table:table-cell office:value-type="float" office:value="9.659" calcext:value-type="float">
            <text:p>9.659</text:p>
          </table:table-cell>
          <table:table-cell office:value-type="float" office:value="3.112" calcext:value-type="float">
            <text:p>3.11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75.814" calcext:value-type="float">
            <text:p>75.814</text:p>
          </table:table-cell>
          <table:table-cell/>
          <table:table-cell office:value-type="float" office:value="34.277" calcext:value-type="float">
            <text:p>34.277</text:p>
          </table:table-cell>
          <table:table-cell office:value-type="float" office:value="0.022" calcext:value-type="float">
            <text:p>0.022</text:p>
          </table:table-cell>
          <table:table-cell office:value-type="float" office:value="2.908" calcext:value-type="float">
            <text:p>2.908</text:p>
          </table:table-cell>
          <table:table-cell office:value-type="float" office:value="0.054" calcext:value-type="float">
            <text:p>0.054</text:p>
          </table:table-cell>
          <table:table-cell office:value-type="float" office:value="36.189" calcext:value-type="float">
            <text:p>36.189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794" calcext:value-type="float">
            <text:p>24.794</text:p>
          </table:table-cell>
          <table:table-cell office:value-type="float" office:value="2.47" calcext:value-type="float">
            <text:p>2.47</text:p>
          </table:table-cell>
          <table:table-cell office:value-type="float" office:value="9.687" calcext:value-type="float">
            <text:p>9.687</text:p>
          </table:table-cell>
          <table:table-cell office:value-type="float" office:value="3.095" calcext:value-type="float">
            <text:p>3.09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2" calcext:value-type="float">
            <text:p>0.102</text:p>
          </table:table-cell>
          <table:table-cell office:value-type="float" office:value="76.608" calcext:value-type="float">
            <text:p>76.608</text:p>
          </table:table-cell>
          <table:table-cell/>
          <table:table-cell office:value-type="float" office:value="34.526" calcext:value-type="float">
            <text:p>34.526</text:p>
          </table:table-cell>
          <table:table-cell office:value-type="float" office:value="0.021" calcext:value-type="float">
            <text:p>0.021</text:p>
          </table:table-cell>
          <table:table-cell office:value-type="float" office:value="2.908" calcext:value-type="float">
            <text:p>2.908</text:p>
          </table:table-cell>
          <table:table-cell office:value-type="float" office:value="0.054" calcext:value-type="float">
            <text:p>0.054</text:p>
          </table:table-cell>
          <table:table-cell office:value-type="float" office:value="36.535" calcext:value-type="float">
            <text:p>36.53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3.256" calcext:value-type="float">
            <text:p>23.256</text:p>
          </table:table-cell>
          <table:table-cell office:value-type="float" office:value="2.234" calcext:value-type="float">
            <text:p>2.234</text:p>
          </table:table-cell>
          <table:table-cell office:value-type="float" office:value="5.602" calcext:value-type="float">
            <text:p>5.602</text:p>
          </table:table-cell>
          <table:table-cell office:value-type="float" office:value="1.543" calcext:value-type="float">
            <text:p>1.54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9" calcext:value-type="float">
            <text:p>0.089</text:p>
          </table:table-cell>
          <table:table-cell office:value-type="float" office:value="72.964" calcext:value-type="float">
            <text:p>72.964</text:p>
          </table:table-cell>
          <table:table-cell/>
          <table:table-cell office:value-type="float" office:value="37.007" calcext:value-type="float">
            <text:p>37.007</text:p>
          </table:table-cell>
          <table:table-cell office:value-type="float" office:value="0.041" calcext:value-type="float">
            <text:p>0.041</text:p>
          </table:table-cell>
          <table:table-cell office:value-type="float" office:value="2.952" calcext:value-type="float">
            <text:p>2.952</text:p>
          </table:table-cell>
          <table:table-cell office:value-type="float" office:value="0.655" calcext:value-type="float">
            <text:p>0.655</text:p>
          </table:table-cell>
          <table:table-cell office:value-type="float" office:value="40.021" calcext:value-type="float">
            <text:p>40.02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4.647" calcext:value-type="float">
            <text:p>24.647</text:p>
          </table:table-cell>
          <table:table-cell office:value-type="float" office:value="2.246" calcext:value-type="float">
            <text:p>2.246</text:p>
          </table:table-cell>
          <table:table-cell office:value-type="float" office:value="5.497" calcext:value-type="float">
            <text:p>5.497</text:p>
          </table:table-cell>
          <table:table-cell office:value-type="float" office:value="1.562" calcext:value-type="float">
            <text:p>1.56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" calcext:value-type="float">
            <text:p>0.08</text:p>
          </table:table-cell>
          <table:table-cell office:value-type="float" office:value="74.161" calcext:value-type="float">
            <text:p>74.161</text:p>
          </table:table-cell>
          <table:table-cell/>
          <table:table-cell office:value-type="float" office:value="36.837" calcext:value-type="float">
            <text:p>36.837</text:p>
          </table:table-cell>
          <table:table-cell office:value-type="float" office:value="0.033" calcext:value-type="float">
            <text:p>0.033</text:p>
          </table:table-cell>
          <table:table-cell office:value-type="float" office:value="2.956" calcext:value-type="float">
            <text:p>2.956</text:p>
          </table:table-cell>
          <table:table-cell office:value-type="float" office:value="0.559" calcext:value-type="float">
            <text:p>0.559</text:p>
          </table:table-cell>
          <table:table-cell office:value-type="float" office:value="39.847" calcext:value-type="float">
            <text:p>39.84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3.179" calcext:value-type="float">
            <text:p>23.179</text:p>
          </table:table-cell>
          <table:table-cell office:value-type="float" office:value="2.264" calcext:value-type="float">
            <text:p>2.264</text:p>
          </table:table-cell>
          <table:table-cell office:value-type="float" office:value="5.745" calcext:value-type="float">
            <text:p>5.745</text:p>
          </table:table-cell>
          <table:table-cell office:value-type="float" office:value="1.526" calcext:value-type="float">
            <text:p>1.526</text:p>
          </table:table-cell>
          <table:table-cell table:number-columns-repeated="2" office:value-type="float" office:value="0.079" calcext:value-type="float">
            <text:p>0.079</text:p>
          </table:table-cell>
          <table:table-cell office:value-type="float" office:value="72.832" calcext:value-type="float">
            <text:p>72.832</text:p>
          </table:table-cell>
          <table:table-cell/>
          <table:table-cell office:value-type="float" office:value="36.925" calcext:value-type="float">
            <text:p>36.925</text:p>
          </table:table-cell>
          <table:table-cell office:value-type="float" office:value="0.037" calcext:value-type="float">
            <text:p>0.037</text:p>
          </table:table-cell>
          <table:table-cell office:value-type="float" office:value="3.008" calcext:value-type="float">
            <text:p>3.008</text:p>
          </table:table-cell>
          <table:table-cell office:value-type="float" office:value="0.788" calcext:value-type="float">
            <text:p>0.788</text:p>
          </table:table-cell>
          <table:table-cell office:value-type="float" office:value="39.959" calcext:value-type="float">
            <text:p>39.959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4.44" calcext:value-type="float">
            <text:p>24.44</text:p>
          </table:table-cell>
          <table:table-cell office:value-type="float" office:value="2.398" calcext:value-type="float">
            <text:p>2.398</text:p>
          </table:table-cell>
          <table:table-cell office:value-type="float" office:value="5.642" calcext:value-type="float">
            <text:p>5.642</text:p>
          </table:table-cell>
          <table:table-cell office:value-type="float" office:value="1.571" calcext:value-type="float">
            <text:p>1.571</text:p>
          </table:table-cell>
          <table:table-cell office:value-type="float" office:value="0.074" calcext:value-type="float">
            <text:p>0.074</text:p>
          </table:table-cell>
          <table:table-cell office:value-type="float" office:value="0.082" calcext:value-type="float">
            <text:p>0.082</text:p>
          </table:table-cell>
          <table:table-cell office:value-type="float" office:value="74.189" calcext:value-type="float">
            <text:p>74.189</text:p>
          </table:table-cell>
          <table:table-cell/>
          <table:table-cell office:value-type="float" office:value="36.865" calcext:value-type="float">
            <text:p>36.865</text:p>
          </table:table-cell>
          <table:table-cell office:value-type="float" office:value="0.032" calcext:value-type="float">
            <text:p>0.032</text:p>
          </table:table-cell>
          <table:table-cell office:value-type="float" office:value="3.111" calcext:value-type="float">
            <text:p>3.111</text:p>
          </table:table-cell>
          <table:table-cell office:value-type="float" office:value="0.84" calcext:value-type="float">
            <text:p>0.84</text:p>
          </table:table-cell>
          <table:table-cell office:value-type="float" office:value="40.025" calcext:value-type="float">
            <text:p>40.02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5.269" calcext:value-type="float">
            <text:p>25.269</text:p>
          </table:table-cell>
          <table:table-cell office:value-type="float" office:value="2.378" calcext:value-type="float">
            <text:p>2.378</text:p>
          </table:table-cell>
          <table:table-cell office:value-type="float" office:value="5.623" calcext:value-type="float">
            <text:p>5.623</text:p>
          </table:table-cell>
          <table:table-cell office:value-type="float" office:value="1.538" calcext:value-type="float">
            <text:p>1.53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93" calcext:value-type="float">
            <text:p>0.093</text:p>
          </table:table-cell>
          <table:table-cell office:value-type="float" office:value="75.759" calcext:value-type="float">
            <text:p>75.759</text:p>
          </table:table-cell>
          <table:table-cell/>
          <table:table-cell office:value-type="float" office:value="37.569" calcext:value-type="float">
            <text:p>37.569</text:p>
          </table:table-cell>
          <table:table-cell office:value-type="float" office:value="0.036" calcext:value-type="float">
            <text:p>0.036</text:p>
          </table:table-cell>
          <table:table-cell office:value-type="float" office:value="3.107" calcext:value-type="float">
            <text:p>3.107</text:p>
          </table:table-cell>
          <table:table-cell office:value-type="float" office:value="0.431" calcext:value-type="float">
            <text:p>0.431</text:p>
          </table:table-cell>
          <table:table-cell office:value-type="float" office:value="40.734" calcext:value-type="float">
            <text:p>40.73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2.668" calcext:value-type="float">
            <text:p>22.668</text:p>
          </table:table-cell>
          <table:table-cell office:value-type="float" office:value="2.268" calcext:value-type="float">
            <text:p>2.268</text:p>
          </table:table-cell>
          <table:table-cell office:value-type="float" office:value="3.697" calcext:value-type="float">
            <text:p>3.69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77" calcext:value-type="float">
            <text:p>0.077</text:p>
          </table:table-cell>
          <table:table-cell office:value-type="float" office:value="0.111" calcext:value-type="float">
            <text:p>0.111</text:p>
          </table:table-cell>
          <table:table-cell office:value-type="float" office:value="73.066" calcext:value-type="float">
            <text:p>73.066</text:p>
          </table:table-cell>
          <table:table-cell/>
          <table:table-cell office:value-type="float" office:value="39.415" calcext:value-type="float">
            <text:p>39.415</text:p>
          </table:table-cell>
          <table:table-cell office:value-type="float" office:value="0.036" calcext:value-type="float">
            <text:p>0.036</text:p>
          </table:table-cell>
          <table:table-cell office:value-type="float" office:value="3.213" calcext:value-type="float">
            <text:p>3.213</text:p>
          </table:table-cell>
          <table:table-cell office:value-type="float" office:value="0.665" calcext:value-type="float">
            <text:p>0.665</text:p>
          </table:table-cell>
          <table:table-cell office:value-type="float" office:value="42.713" calcext:value-type="float">
            <text:p>42.713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3.222" calcext:value-type="float">
            <text:p>23.222</text:p>
          </table:table-cell>
          <table:table-cell office:value-type="float" office:value="2.273" calcext:value-type="float">
            <text:p>2.273</text:p>
          </table:table-cell>
          <table:table-cell office:value-type="float" office:value="3.694" calcext:value-type="float">
            <text:p>3.694</text:p>
          </table:table-cell>
          <table:table-cell office:value-type="float" office:value="0.802" calcext:value-type="float">
            <text:p>0.8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112" calcext:value-type="float">
            <text:p>0.112</text:p>
          </table:table-cell>
          <table:table-cell office:value-type="float" office:value="71.066" calcext:value-type="float">
            <text:p>71.066</text:p>
          </table:table-cell>
          <table:table-cell/>
          <table:table-cell office:value-type="float" office:value="37.108" calcext:value-type="float">
            <text:p>37.108</text:p>
          </table:table-cell>
          <table:table-cell office:value-type="float" office:value="0.029" calcext:value-type="float">
            <text:p>0.029</text:p>
          </table:table-cell>
          <table:table-cell office:value-type="float" office:value="3.229" calcext:value-type="float">
            <text:p>3.229</text:p>
          </table:table-cell>
          <table:table-cell office:value-type="float" office:value="0.633" calcext:value-type="float">
            <text:p>0.633</text:p>
          </table:table-cell>
          <table:table-cell office:value-type="float" office:value="40.376" calcext:value-type="float">
            <text:p>40.376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5.155" calcext:value-type="float">
            <text:p>25.155</text:p>
          </table:table-cell>
          <table:table-cell office:value-type="float" office:value="2.398" calcext:value-type="float">
            <text:p>2.398</text:p>
          </table:table-cell>
          <table:table-cell office:value-type="float" office:value="3.711" calcext:value-type="float">
            <text:p>3.711</text:p>
          </table:table-cell>
          <table:table-cell office:value-type="float" office:value="0.819" calcext:value-type="float">
            <text:p>0.81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3" calcext:value-type="float">
            <text:p>0.113</text:p>
          </table:table-cell>
          <table:table-cell office:value-type="float" office:value="74.698" calcext:value-type="float">
            <text:p>74.698</text:p>
          </table:table-cell>
          <table:table-cell/>
          <table:table-cell office:value-type="float" office:value="38.424" calcext:value-type="float">
            <text:p>38.424</text:p>
          </table:table-cell>
          <table:table-cell office:value-type="float" office:value="0.036" calcext:value-type="float">
            <text:p>0.036</text:p>
          </table:table-cell>
          <table:table-cell office:value-type="float" office:value="3.349" calcext:value-type="float">
            <text:p>3.349</text:p>
          </table:table-cell>
          <table:table-cell office:value-type="float" office:value="0.504" calcext:value-type="float">
            <text:p>0.504</text:p>
          </table:table-cell>
          <table:table-cell office:value-type="float" office:value="41.782" calcext:value-type="float">
            <text:p>41.78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0.691" calcext:value-type="float">
            <text:p>20.691</text:p>
          </table:table-cell>
          <table:table-cell office:value-type="float" office:value="1.823" calcext:value-type="float">
            <text:p>1.823</text:p>
          </table:table-cell>
          <table:table-cell office:value-type="float" office:value="3.744" calcext:value-type="float">
            <text:p>3.744</text:p>
          </table:table-cell>
          <table:table-cell office:value-type="float" office:value="0.926" calcext:value-type="float">
            <text:p>0.92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9" calcext:value-type="float">
            <text:p>0.069</text:p>
          </table:table-cell>
          <table:table-cell office:value-type="float" office:value="70.002" calcext:value-type="float">
            <text:p>70.002</text:p>
          </table:table-cell>
          <table:table-cell/>
          <table:table-cell office:value-type="float" office:value="38.648" calcext:value-type="float">
            <text:p>38.648</text:p>
          </table:table-cell>
          <table:table-cell office:value-type="float" office:value="0.039" calcext:value-type="float">
            <text:p>0.039</text:p>
          </table:table-cell>
          <table:table-cell office:value-type="float" office:value="2.697" calcext:value-type="float">
            <text:p>2.697</text:p>
          </table:table-cell>
          <table:table-cell office:value-type="float" office:value="1.349" calcext:value-type="float">
            <text:p>1.349</text:p>
          </table:table-cell>
          <table:table-cell office:value-type="float" office:value="41.332" calcext:value-type="float">
            <text:p>41.33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6.771" calcext:value-type="float">
            <text:p>26.771</text:p>
          </table:table-cell>
          <table:table-cell office:value-type="float" office:value="2.545" calcext:value-type="float">
            <text:p>2.545</text:p>
          </table:table-cell>
          <table:table-cell office:value-type="float" office:value="3.724" calcext:value-type="float">
            <text:p>3.724</text:p>
          </table:table-cell>
          <table:table-cell office:value-type="float" office:value="0.826" calcext:value-type="float">
            <text:p>0.826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4" calcext:value-type="float">
            <text:p>0.114</text:p>
          </table:table-cell>
          <table:table-cell office:value-type="float" office:value="77.086" calcext:value-type="float">
            <text:p>77.086</text:p>
          </table:table-cell>
          <table:table-cell/>
          <table:table-cell office:value-type="float" office:value="39.153" calcext:value-type="float">
            <text:p>39.153</text:p>
          </table:table-cell>
          <table:table-cell office:value-type="float" office:value="0.039" calcext:value-type="float">
            <text:p>0.039</text:p>
          </table:table-cell>
          <table:table-cell office:value-type="float" office:value="3.547" calcext:value-type="float">
            <text:p>3.547</text:p>
          </table:table-cell>
          <table:table-cell office:value-type="float" office:value="0.404" calcext:value-type="float">
            <text:p>0.404</text:p>
          </table:table-cell>
          <table:table-cell office:value-type="float" office:value="43.027" calcext:value-type="float">
            <text:p>43.02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6.896" calcext:value-type="float">
            <text:p>26.896</text:p>
          </table:table-cell>
          <table:table-cell office:value-type="float" office:value="2.516" calcext:value-type="float">
            <text:p>2.516</text:p>
          </table:table-cell>
          <table:table-cell office:value-type="float" office:value="2.714" calcext:value-type="float">
            <text:p>2.714</text:p>
          </table:table-cell>
          <table:table-cell office:value-type="float" office:value="0.527" calcext:value-type="float">
            <text:p>0.527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8" calcext:value-type="float">
            <text:p>0.138</text:p>
          </table:table-cell>
          <table:table-cell office:value-type="float" office:value="85.073" calcext:value-type="float">
            <text:p>85.073</text:p>
          </table:table-cell>
          <table:table-cell/>
          <table:table-cell office:value-type="float" office:value="47.688" calcext:value-type="float">
            <text:p>47.688</text:p>
          </table:table-cell>
          <table:table-cell office:value-type="float" office:value="0.094" calcext:value-type="float">
            <text:p>0.094</text:p>
          </table:table-cell>
          <table:table-cell office:value-type="float" office:value="3.606" calcext:value-type="float">
            <text:p>3.606</text:p>
          </table:table-cell>
          <table:table-cell office:value-type="float" office:value="0.842" calcext:value-type="float">
            <text:p>0.842</text:p>
          </table:table-cell>
          <table:table-cell office:value-type="float" office:value="51.31" calcext:value-type="float">
            <text:p>51.3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6.109" calcext:value-type="float">
            <text:p>26.109</text:p>
          </table:table-cell>
          <table:table-cell office:value-type="float" office:value="2.553" calcext:value-type="float">
            <text:p>2.553</text:p>
          </table:table-cell>
          <table:table-cell office:value-type="float" office:value="2.742" calcext:value-type="float">
            <text:p>2.742</text:p>
          </table:table-cell>
          <table:table-cell office:value-type="float" office:value="0.505" calcext:value-type="float">
            <text:p>0.505</text:p>
          </table:table-cell>
          <table:table-cell office:value-type="float" office:value="0.08" calcext:value-type="float">
            <text:p>0.08</text:p>
          </table:table-cell>
          <table:table-cell office:value-type="float" office:value="0.093" calcext:value-type="float">
            <text:p>0.093</text:p>
          </table:table-cell>
          <table:table-cell office:value-type="float" office:value="83.914" calcext:value-type="float">
            <text:p>83.914</text:p>
          </table:table-cell>
          <table:table-cell/>
          <table:table-cell office:value-type="float" office:value="47.339" calcext:value-type="float">
            <text:p>47.339</text:p>
          </table:table-cell>
          <table:table-cell office:value-type="float" office:value="0.083" calcext:value-type="float">
            <text:p>0.083</text:p>
          </table:table-cell>
          <table:table-cell office:value-type="float" office:value="3.592" calcext:value-type="float">
            <text:p>3.592</text:p>
          </table:table-cell>
          <table:table-cell office:value-type="float" office:value="0.618" calcext:value-type="float">
            <text:p>0.618</text:p>
          </table:table-cell>
          <table:table-cell office:value-type="float" office:value="50.972" calcext:value-type="float">
            <text:p>50.97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4.008" calcext:value-type="float">
            <text:p>24.008</text:p>
          </table:table-cell>
          <table:table-cell office:value-type="float" office:value="2.324" calcext:value-type="float">
            <text:p>2.324</text:p>
          </table:table-cell>
          <table:table-cell office:value-type="float" office:value="2.831" calcext:value-type="float">
            <text:p>2.831</text:p>
          </table:table-cell>
          <table:table-cell office:value-type="float" office:value="0.521" calcext:value-type="float">
            <text:p>0.52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97" calcext:value-type="float">
            <text:p>0.097</text:p>
          </table:table-cell>
          <table:table-cell office:value-type="float" office:value="79.876" calcext:value-type="float">
            <text:p>79.876</text:p>
          </table:table-cell>
          <table:table-cell/>
          <table:table-cell office:value-type="float" office:value="45.744" calcext:value-type="float">
            <text:p>45.744</text:p>
          </table:table-cell>
          <table:table-cell office:value-type="float" office:value="0.08" calcext:value-type="float">
            <text:p>0.08</text:p>
          </table:table-cell>
          <table:table-cell office:value-type="float" office:value="3.477" calcext:value-type="float">
            <text:p>3.477</text:p>
          </table:table-cell>
          <table:table-cell office:value-type="float" office:value="0.689" calcext:value-type="float">
            <text:p>0.689</text:p>
          </table:table-cell>
          <table:table-cell office:value-type="float" office:value="49.168" calcext:value-type="float">
            <text:p>49.16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1.184" calcext:value-type="float">
            <text:p>21.184</text:p>
          </table:table-cell>
          <table:table-cell office:value-type="float" office:value="1.799" calcext:value-type="float">
            <text:p>1.799</text:p>
          </table:table-cell>
          <table:table-cell office:value-type="float" office:value="2.708" calcext:value-type="float">
            <text:p>2.7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2" calcext:value-type="float">
            <text:p>0.082</text:p>
          </table:table-cell>
          <table:table-cell office:value-type="float" office:value="78.349" calcext:value-type="float">
            <text:p>78.349</text:p>
          </table:table-cell>
          <table:table-cell/>
          <table:table-cell office:value-type="float" office:value="47.513" calcext:value-type="float">
            <text:p>47.513</text:p>
          </table:table-cell>
          <table:table-cell office:value-type="float" office:value="0.066" calcext:value-type="float">
            <text:p>0.066</text:p>
          </table:table-cell>
          <table:table-cell office:value-type="float" office:value="2.834" calcext:value-type="float">
            <text:p>2.834</text:p>
          </table:table-cell>
          <table:table-cell office:value-type="float" office:value="0.972" calcext:value-type="float">
            <text:p>0.972</text:p>
          </table:table-cell>
          <table:table-cell office:value-type="float" office:value="50.308" calcext:value-type="float">
            <text:p>50.30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9.686" calcext:value-type="float">
            <text:p>19.686</text:p>
          </table:table-cell>
          <table:table-cell office:value-type="float" office:value="1.801" calcext:value-type="float">
            <text:p>1.801</text:p>
          </table:table-cell>
          <table:table-cell office:value-type="float" office:value="2.523" calcext:value-type="float">
            <text:p>2.523</text:p>
          </table:table-cell>
          <table:table-cell office:value-type="float" office:value="0.491" calcext:value-type="float">
            <text:p>0.49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33" calcext:value-type="float">
            <text:p>0.133</text:p>
          </table:table-cell>
          <table:table-cell office:value-type="float" office:value="71.749" calcext:value-type="float">
            <text:p>71.749</text:p>
          </table:table-cell>
          <table:table-cell/>
          <table:table-cell office:value-type="float" office:value="42.755" calcext:value-type="float">
            <text:p>42.755</text:p>
          </table:table-cell>
          <table:table-cell office:value-type="float" office:value="0.07" calcext:value-type="float">
            <text:p>0.07</text:p>
          </table:table-cell>
          <table:table-cell office:value-type="float" office:value="2.796" calcext:value-type="float">
            <text:p>2.796</text:p>
          </table:table-cell>
          <table:table-cell office:value-type="float" office:value="0.806" calcext:value-type="float">
            <text:p>0.806</text:p>
          </table:table-cell>
          <table:table-cell office:value-type="float" office:value="45.518" calcext:value-type="float">
            <text:p>45.51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2.141" calcext:value-type="float">
            <text:p>32.141</text:p>
          </table:table-cell>
          <table:table-cell office:value-type="float" office:value="2.329" calcext:value-type="float">
            <text:p>2.329</text:p>
          </table:table-cell>
          <table:table-cell office:value-type="float" office:value="2.272" calcext:value-type="float">
            <text:p>2.272</text:p>
          </table:table-cell>
          <table:table-cell office:value-type="float" office:value="0.288" calcext:value-type="float">
            <text:p>0.28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8" calcext:value-type="float">
            <text:p>0.088</text:p>
          </table:table-cell>
          <table:table-cell office:value-type="float" office:value="92.559" calcext:value-type="float">
            <text:p>92.559</text:p>
          </table:table-cell>
          <table:table-cell/>
          <table:table-cell office:value-type="float" office:value="50.599" calcext:value-type="float">
            <text:p>50.599</text:p>
          </table:table-cell>
          <table:table-cell office:value-type="float" office:value="0.056" calcext:value-type="float">
            <text:p>0.056</text:p>
          </table:table-cell>
          <table:table-cell office:value-type="float" office:value="3.453" calcext:value-type="float">
            <text:p>3.453</text:p>
          </table:table-cell>
          <table:table-cell office:value-type="float" office:value="0.585" calcext:value-type="float">
            <text:p>0.585</text:p>
          </table:table-cell>
          <table:table-cell office:value-type="float" office:value="54.117" calcext:value-type="float">
            <text:p>54.11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2.745" calcext:value-type="float">
            <text:p>22.745</text:p>
          </table:table-cell>
          <table:table-cell office:value-type="float" office:value="2.179" calcext:value-type="float">
            <text:p>2.179</text:p>
          </table:table-cell>
          <table:table-cell office:value-type="float" office:value="2.094" calcext:value-type="float">
            <text:p>2.094</text:p>
          </table:table-cell>
          <table:table-cell office:value-type="float" office:value="0.301" calcext:value-type="float">
            <text:p>0.30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43" calcext:value-type="float">
            <text:p>0.143</text:p>
          </table:table-cell>
          <table:table-cell office:value-type="float" office:value="85.073" calcext:value-type="float">
            <text:p>85.073</text:p>
          </table:table-cell>
          <table:table-cell/>
          <table:table-cell office:value-type="float" office:value="52.185" calcext:value-type="float">
            <text:p>52.185</text:p>
          </table:table-cell>
          <table:table-cell office:value-type="float" office:value="0.053" calcext:value-type="float">
            <text:p>0.053</text:p>
          </table:table-cell>
          <table:table-cell office:value-type="float" office:value="3.208" calcext:value-type="float">
            <text:p>3.208</text:p>
          </table:table-cell>
          <table:table-cell office:value-type="float" office:value="0.64" calcext:value-type="float">
            <text:p>0.64</text:p>
          </table:table-cell>
          <table:table-cell office:value-type="float" office:value="55.548" calcext:value-type="float">
            <text:p>55.54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7.298" calcext:value-type="float">
            <text:p>17.298</text:p>
          </table:table-cell>
          <table:table-cell office:value-type="float" office:value="1.794" calcext:value-type="float">
            <text:p>1.794</text:p>
          </table:table-cell>
          <table:table-cell office:value-type="float" office:value="2.284" calcext:value-type="float">
            <text:p>2.284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4" calcext:value-type="float">
            <text:p>0.074</text:p>
          </table:table-cell>
          <table:table-cell office:value-type="float" office:value="86.896" calcext:value-type="float">
            <text:p>86.896</text:p>
          </table:table-cell>
          <table:table-cell/>
          <table:table-cell office:value-type="float" office:value="59.395" calcext:value-type="float">
            <text:p>59.395</text:p>
          </table:table-cell>
          <table:table-cell office:value-type="float" office:value="0.044" calcext:value-type="float">
            <text:p>0.044</text:p>
          </table:table-cell>
          <table:table-cell office:value-type="float" office:value="2.917" calcext:value-type="float">
            <text:p>2.917</text:p>
          </table:table-cell>
          <table:table-cell office:value-type="float" office:value="0.97" calcext:value-type="float">
            <text:p>0.97</text:p>
          </table:table-cell>
          <table:table-cell office:value-type="float" office:value="62.167" calcext:value-type="float">
            <text:p>62.16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2.753" calcext:value-type="float">
            <text:p>22.753</text:p>
          </table:table-cell>
          <table:table-cell office:value-type="float" office:value="2.249" calcext:value-type="float">
            <text:p>2.249</text:p>
          </table:table-cell>
          <table:table-cell office:value-type="float" office:value="2.393" calcext:value-type="float">
            <text:p>2.393</text:p>
          </table:table-cell>
          <table:table-cell office:value-type="float" office:value="0.339" calcext:value-type="float">
            <text:p>0.33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21" calcext:value-type="float">
            <text:p>0.121</text:p>
          </table:table-cell>
          <table:table-cell office:value-type="float" office:value="83.709" calcext:value-type="float">
            <text:p>83.709</text:p>
          </table:table-cell>
          <table:table-cell/>
          <table:table-cell office:value-type="float" office:value="51.035" calcext:value-type="float">
            <text:p>51.035</text:p>
          </table:table-cell>
          <table:table-cell office:value-type="float" office:value="0.07" calcext:value-type="float">
            <text:p>0.07</text:p>
          </table:table-cell>
          <table:table-cell office:value-type="float" office:value="3.538" calcext:value-type="float">
            <text:p>3.538</text:p>
          </table:table-cell>
          <table:table-cell office:value-type="float" office:value="0.782" calcext:value-type="float">
            <text:p>0.782</text:p>
          </table:table-cell>
          <table:table-cell office:value-type="float" office:value="54.561" calcext:value-type="float">
            <text:p>54.561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6.05" calcext:value-type="float">
            <text:p>26.05</text:p>
          </table:table-cell>
          <table:table-cell office:value-type="float" office:value="2.428" calcext:value-type="float">
            <text:p>2.428</text:p>
          </table:table-cell>
          <table:table-cell office:value-type="float" office:value="2.269" calcext:value-type="float">
            <text:p>2.269</text:p>
          </table:table-cell>
          <table:table-cell office:value-type="float" office:value="0.297" calcext:value-type="float">
            <text:p>0.297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9" calcext:value-type="float">
            <text:p>0.099</text:p>
          </table:table-cell>
          <table:table-cell office:value-type="float" office:value="88.394" calcext:value-type="float">
            <text:p>88.394</text:p>
          </table:table-cell>
          <table:table-cell/>
          <table:table-cell office:value-type="float" office:value="52.582" calcext:value-type="float">
            <text:p>52.582</text:p>
          </table:table-cell>
          <table:table-cell office:value-type="float" office:value="0.062" calcext:value-type="float">
            <text:p>0.062</text:p>
          </table:table-cell>
          <table:table-cell office:value-type="float" office:value="3.547" calcext:value-type="float">
            <text:p>3.547</text:p>
          </table:table-cell>
          <table:table-cell office:value-type="float" office:value="0.618" calcext:value-type="float">
            <text:p>0.618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9.352" calcext:value-type="float">
            <text:p>39.352</text:p>
          </table:table-cell>
          <table:table-cell office:value-type="float" office:value="2.361" calcext:value-type="float">
            <text:p>2.361</text:p>
          </table:table-cell>
          <table:table-cell office:value-type="float" office:value="2.211" calcext:value-type="float">
            <text:p>2.211</text:p>
          </table:table-cell>
          <table:table-cell office:value-type="float" office:value="0.322" calcext:value-type="float">
            <text:p>0.32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54" calcext:value-type="float">
            <text:p>0.154</text:p>
          </table:table-cell>
          <table:table-cell office:value-type="float" office:value="104.405" calcext:value-type="float">
            <text:p>104.405</text:p>
          </table:table-cell>
          <table:table-cell/>
          <table:table-cell office:value-type="float" office:value="54.895" calcext:value-type="float">
            <text:p>54.895</text:p>
          </table:table-cell>
          <table:table-cell office:value-type="float" office:value="0.054" calcext:value-type="float">
            <text:p>0.054</text:p>
          </table:table-cell>
          <table:table-cell office:value-type="float" office:value="3.514" calcext:value-type="float">
            <text:p>3.514</text:p>
          </table:table-cell>
          <table:table-cell office:value-type="float" office:value="0.526" calcext:value-type="float">
            <text:p>0.526</text:p>
          </table:table-cell>
          <table:table-cell office:value-type="float" office:value="56.004" calcext:value-type="float">
            <text:p>56.00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8.524" calcext:value-type="float">
            <text:p>38.524</text:p>
          </table:table-cell>
          <table:table-cell office:value-type="float" office:value="2.374" calcext:value-type="float">
            <text:p>2.374</text:p>
          </table:table-cell>
          <table:table-cell office:value-type="float" office:value="2.121" calcext:value-type="float">
            <text:p>2.121</text:p>
          </table:table-cell>
          <table:table-cell office:value-type="float" office:value="0.272" calcext:value-type="float">
            <text:p>0.27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3" calcext:value-type="float">
            <text:p>0.083</text:p>
          </table:table-cell>
          <table:table-cell office:value-type="float" office:value="101.344" calcext:value-type="float">
            <text:p>101.344</text:p>
          </table:table-cell>
          <table:table-cell/>
          <table:table-cell office:value-type="float" office:value="53.515" calcext:value-type="float">
            <text:p>53.515</text:p>
          </table:table-cell>
          <table:table-cell office:value-type="float" office:value="0.054" calcext:value-type="float">
            <text:p>0.054</text:p>
          </table:table-cell>
          <table:table-cell office:value-type="float" office:value="3.496" calcext:value-type="float">
            <text:p>3.496</text:p>
          </table:table-cell>
          <table:table-cell office:value-type="float" office:value="0.64" calcext:value-type="float">
            <text:p>0.64</text:p>
          </table:table-cell>
          <table:table-cell office:value-type="float" office:value="57.015" calcext:value-type="float">
            <text:p>57.01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0.299" calcext:value-type="float">
            <text:p>20.299</text:p>
          </table:table-cell>
          <table:table-cell office:value-type="float" office:value="1.793" calcext:value-type="float">
            <text:p>1.793</text:p>
          </table:table-cell>
          <table:table-cell office:value-type="float" office:value="2.235" calcext:value-type="float">
            <text:p>2.235</text:p>
          </table:table-cell>
          <table:table-cell office:value-type="float" office:value="0.332" calcext:value-type="float">
            <text:p>0.332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5" calcext:value-type="float">
            <text:p>0.125</text:p>
          </table:table-cell>
          <table:table-cell office:value-type="float" office:value="82.615" calcext:value-type="float">
            <text:p>82.615</text:p>
          </table:table-cell>
          <table:table-cell/>
          <table:table-cell office:value-type="float" office:value="52.975" calcext:value-type="float">
            <text:p>52.975</text:p>
          </table:table-cell>
          <table:table-cell office:value-type="float" office:value="0.043" calcext:value-type="float">
            <text:p>0.043</text:p>
          </table:table-cell>
          <table:table-cell office:value-type="float" office:value="2.881" calcext:value-type="float">
            <text:p>2.881</text:p>
          </table:table-cell>
          <table:table-cell office:value-type="float" office:value="0.852" calcext:value-type="float">
            <text:p>0.852</text:p>
          </table:table-cell>
          <table:table-cell office:value-type="float" office:value="55.845" calcext:value-type="float">
            <text:p>55.845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4.347" calcext:value-type="float">
            <text:p>34.347</text:p>
          </table:table-cell>
          <table:table-cell office:value-type="float" office:value="2.36" calcext:value-type="float">
            <text:p>2.36</text:p>
          </table:table-cell>
          <table:table-cell office:value-type="float" office:value="2.264" calcext:value-type="float">
            <text:p>2.264</text:p>
          </table:table-cell>
          <table:table-cell office:value-type="float" office:value="0.314" calcext:value-type="float">
            <text:p>0.31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4" calcext:value-type="float">
            <text:p>0.084</text:p>
          </table:table-cell>
          <table:table-cell office:value-type="float" office:value="96.984" calcext:value-type="float">
            <text:p>96.984</text:p>
          </table:table-cell>
          <table:table-cell/>
          <table:table-cell office:value-type="float" office:value="52.695" calcext:value-type="float">
            <text:p>52.695</text:p>
          </table:table-cell>
          <table:table-cell office:value-type="float" office:value="0.055" calcext:value-type="float">
            <text:p>0.055</text:p>
          </table:table-cell>
          <table:table-cell office:value-type="float" office:value="3.563" calcext:value-type="float">
            <text:p>3.563</text:p>
          </table:table-cell>
          <table:table-cell office:value-type="float" office:value="0.538" calcext:value-type="float">
            <text:p>0.538</text:p>
          </table:table-cell>
          <table:table-cell office:value-type="float" office:value="56.262" calcext:value-type="float">
            <text:p>56.26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3.394" calcext:value-type="float">
            <text:p>33.394</text:p>
          </table:table-cell>
          <table:table-cell office:value-type="float" office:value="2.305" calcext:value-type="float">
            <text:p>2.305</text:p>
          </table:table-cell>
          <table:table-cell office:value-type="float" office:value="2.251" calcext:value-type="float">
            <text:p>2.251</text:p>
          </table:table-cell>
          <table:table-cell office:value-type="float" office:value="0.282" calcext:value-type="float">
            <text:p>0.28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9" calcext:value-type="float">
            <text:p>0.139</text:p>
          </table:table-cell>
          <table:table-cell office:value-type="float" office:value="99.221" calcext:value-type="float">
            <text:p>99.221</text:p>
          </table:table-cell>
          <table:table-cell/>
          <table:table-cell office:value-type="float" office:value="55.801" calcext:value-type="float">
            <text:p>55.801</text:p>
          </table:table-cell>
          <table:table-cell office:value-type="float" office:value="0.052" calcext:value-type="float">
            <text:p>0.052</text:p>
          </table:table-cell>
          <table:table-cell office:value-type="float" office:value="3.442" calcext:value-type="float">
            <text:p>3.442</text:p>
          </table:table-cell>
          <table:table-cell office:value-type="float" office:value="0.665" calcext:value-type="float">
            <text:p>0.665</text:p>
          </table:table-cell>
          <table:table-cell office:value-type="float" office:value="57.023" calcext:value-type="float">
            <text:p>57.023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35.315" calcext:value-type="float">
            <text:p>35.315</text:p>
          </table:table-cell>
          <table:table-cell office:value-type="float" office:value="2.308" calcext:value-type="float">
            <text:p>2.308</text:p>
          </table:table-cell>
          <table:table-cell office:value-type="float" office:value="16.938" calcext:value-type="float">
            <text:p>16.938</text:p>
          </table:table-cell>
          <table:table-cell office:value-type="float" office:value="5.601" calcext:value-type="float">
            <text:p>5.6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7" calcext:value-type="float">
            <text:p>0.097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float" office:value="34.228" calcext:value-type="float">
            <text:p>34.228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28" calcext:value-type="float">
            <text:p>34.22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2.911" calcext:value-type="float">
            <text:p>22.911</text:p>
          </table:table-cell>
          <table:table-cell office:value-type="float" office:value="2.416" calcext:value-type="float">
            <text:p>2.416</text:p>
          </table:table-cell>
          <table:table-cell office:value-type="float" office:value="17.146" calcext:value-type="float">
            <text:p>17.146</text:p>
          </table:table-cell>
          <table:table-cell office:value-type="float" office:value="5.597" calcext:value-type="float">
            <text:p>5.597</text:p>
          </table:table-cell>
          <table:table-cell office:value-type="float" office:value="0.06" calcext:value-type="float">
            <text:p>0.06</text:p>
          </table:table-cell>
          <table:table-cell office:value-type="float" office:value="0.077" calcext:value-type="float">
            <text:p>0.077</text:p>
          </table:table-cell>
          <table:table-cell office:value-type="float" office:value="79.829" calcext:value-type="float">
            <text:p>79.829</text:p>
          </table:table-cell>
          <table:table-cell/>
          <table:table-cell office:value-type="float" office:value="32.293" calcext:value-type="float">
            <text:p>32.293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93" calcext:value-type="float">
            <text:p>32.293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3.96" calcext:value-type="float">
            <text:p>23.96</text:p>
          </table:table-cell>
          <table:table-cell office:value-type="float" office:value="2.392" calcext:value-type="float">
            <text:p>2.392</text:p>
          </table:table-cell>
          <table:table-cell office:value-type="float" office:value="16.969" calcext:value-type="float">
            <text:p>16.969</text:p>
          </table:table-cell>
          <table:table-cell office:value-type="float" office:value="5.588" calcext:value-type="float">
            <text:p>5.588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81.319" calcext:value-type="float">
            <text:p>81.319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4.006" calcext:value-type="float">
            <text:p>24.006</text:p>
          </table:table-cell>
          <table:table-cell office:value-type="float" office:value="2.477" calcext:value-type="float">
            <text:p>2.477</text:p>
          </table:table-cell>
          <table:table-cell office:value-type="float" office:value="18.294" calcext:value-type="float">
            <text:p>18.294</text:p>
          </table:table-cell>
          <table:table-cell office:value-type="float" office:value="5.89" calcext:value-type="float">
            <text:p>5.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5" calcext:value-type="float">
            <text:p>0.085</text:p>
          </table:table-cell>
          <table:table-cell office:value-type="float" office:value="83.606" calcext:value-type="float">
            <text:p>83.606</text:p>
          </table:table-cell>
          <table:table-cell/>
          <table:table-cell office:value-type="float" office:value="33.658" calcext:value-type="float">
            <text:p>33.65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58" calcext:value-type="float">
            <text:p>33.65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4.885" calcext:value-type="float">
            <text:p>24.885</text:p>
          </table:table-cell>
          <table:table-cell office:value-type="float" office:value="2.435" calcext:value-type="float">
            <text:p>2.435</text:p>
          </table:table-cell>
          <table:table-cell office:value-type="float" office:value="17.751" calcext:value-type="float">
            <text:p>17.751</text:p>
          </table:table-cell>
          <table:table-cell office:value-type="float" office:value="5.869" calcext:value-type="float">
            <text:p>5.869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2" calcext:value-type="float">
            <text:p>0.102</text:p>
          </table:table-cell>
          <table:table-cell office:value-type="float" office:value="84.633" calcext:value-type="float">
            <text:p>84.633</text:p>
          </table:table-cell>
          <table:table-cell/>
          <table:table-cell office:value-type="float" office:value="34.201" calcext:value-type="float">
            <text:p>34.20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01" calcext:value-type="float">
            <text:p>34.20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6.293" calcext:value-type="float">
            <text:p>166.293</text:p>
          </table:table-cell>
          <table:table-cell office:value-type="float" office:value="20.237" calcext:value-type="float">
            <text:p>20.237</text:p>
          </table:table-cell>
          <table:table-cell office:value-type="float" office:value="60.451" calcext:value-type="float">
            <text:p>60.451</text:p>
          </table:table-cell>
          <table:table-cell office:value-type="float" office:value="17.957" calcext:value-type="float">
            <text:p>17.957</text:p>
          </table:table-cell>
          <table:table-cell office:value-type="float" office:value="0.056" calcext:value-type="float">
            <text:p>0.056</text:p>
          </table:table-cell>
          <table:table-cell office:value-type="float" office:value="0.149" calcext:value-type="float">
            <text:p>0.149</text:p>
          </table:table-cell>
          <table:table-cell office:value-type="float" office:value="288.845" calcext:value-type="float">
            <text:p>288.845</text:p>
          </table:table-cell>
          <table:table-cell/>
          <table:table-cell office:value-type="float" office:value="36.237" calcext:value-type="float">
            <text:p>36.237</text:p>
          </table:table-cell>
          <table:table-cell office:value-type="float" office:value="0.018" calcext:value-type="float">
            <text:p>0.018</text:p>
          </table:table-cell>
          <table:table-cell office:value-type="float" office:value="23.309" calcext:value-type="float">
            <text:p>23.309</text:p>
          </table:table-cell>
          <table:table-cell office:value-type="float" office:value="1.617" calcext:value-type="float">
            <text:p>1.617</text:p>
          </table:table-cell>
          <table:table-cell office:value-type="float" office:value="57.863" calcext:value-type="float">
            <text:p>57.863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7.247" calcext:value-type="float">
            <text:p>167.247</text:p>
          </table:table-cell>
          <table:table-cell office:value-type="float" office:value="19.254" calcext:value-type="float">
            <text:p>19.254</text:p>
          </table:table-cell>
          <table:table-cell office:value-type="float" office:value="56.78" calcext:value-type="float">
            <text:p>56.78</text:p>
          </table:table-cell>
          <table:table-cell office:value-type="float" office:value="16.888" calcext:value-type="float">
            <text:p>16.88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" calcext:value-type="float">
            <text:p>0.07</text:p>
          </table:table-cell>
          <table:table-cell office:value-type="float" office:value="285.974" calcext:value-type="float">
            <text:p>285.974</text:p>
          </table:table-cell>
          <table:table-cell/>
          <table:table-cell office:value-type="float" office:value="36.977" calcext:value-type="float">
            <text:p>36.977</text:p>
          </table:table-cell>
          <table:table-cell office:value-type="float" office:value="0.024" calcext:value-type="float">
            <text:p>0.024</text:p>
          </table:table-cell>
          <table:table-cell office:value-type="float" office:value="22.185" calcext:value-type="float">
            <text:p>22.185</text:p>
          </table:table-cell>
          <table:table-cell office:value-type="float" office:value="1.608" calcext:value-type="float">
            <text:p>1.608</text:p>
          </table:table-cell>
          <table:table-cell office:value-type="float" office:value="55.304" calcext:value-type="float">
            <text:p>55.304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54.855" calcext:value-type="float">
            <text:p>154.855</text:p>
          </table:table-cell>
          <table:table-cell office:value-type="float" office:value="19.098" calcext:value-type="float">
            <text:p>19.098</text:p>
          </table:table-cell>
          <table:table-cell office:value-type="float" office:value="57.376" calcext:value-type="float">
            <text:p>57.376</text:p>
          </table:table-cell>
          <table:table-cell office:value-type="float" office:value="17.1" calcext:value-type="float">
            <text:p>17.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269.282" calcext:value-type="float">
            <text:p>269.282</text:p>
          </table:table-cell>
          <table:table-cell/>
          <table:table-cell office:value-type="float" office:value="33.681" calcext:value-type="float">
            <text:p>33.681</text:p>
          </table:table-cell>
          <table:table-cell office:value-type="float" office:value="0.017" calcext:value-type="float">
            <text:p>0.017</text:p>
          </table:table-cell>
          <table:table-cell office:value-type="float" office:value="22.125" calcext:value-type="float">
            <text:p>22.125</text:p>
          </table:table-cell>
          <table:table-cell office:value-type="float" office:value="1.841" calcext:value-type="float">
            <text:p>1.841</text:p>
          </table:table-cell>
          <table:table-cell office:value-type="float" office:value="55.851" calcext:value-type="float">
            <text:p>55.85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8.864" calcext:value-type="float">
            <text:p>18.864</text:p>
          </table:table-cell>
          <table:table-cell office:value-type="float" office:value="57.145" calcext:value-type="float">
            <text:p>57.145</text:p>
          </table:table-cell>
          <table:table-cell office:value-type="float" office:value="17.013" calcext:value-type="float">
            <text:p>17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133" calcext:value-type="float">
            <text:p>0.133</text:p>
          </table:table-cell>
          <table:table-cell office:value-type="float" office:value="276.442" calcext:value-type="float">
            <text:p>276.442</text:p>
          </table:table-cell>
          <table:table-cell/>
          <table:table-cell office:value-type="float" office:value="35.035" calcext:value-type="float">
            <text:p>35.035</text:p>
          </table:table-cell>
          <table:table-cell office:value-type="float" office:value="0.017" calcext:value-type="float">
            <text:p>0.017</text:p>
          </table:table-cell>
          <table:table-cell office:value-type="float" office:value="21.779" calcext:value-type="float">
            <text:p>21.779</text:p>
          </table:table-cell>
          <table:table-cell office:value-type="float" office:value="2.284" calcext:value-type="float">
            <text:p>2.284</text:p>
          </table:table-cell>
          <table:table-cell office:value-type="float" office:value="56.375" calcext:value-type="float">
            <text:p>56.375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59.13" calcext:value-type="float">
            <text:p>159.13</text:p>
          </table:table-cell>
          <table:table-cell office:value-type="float" office:value="19.289" calcext:value-type="float">
            <text:p>19.289</text:p>
          </table:table-cell>
          <table:table-cell office:value-type="float" office:value="56.93" calcext:value-type="float">
            <text:p>56.93</text:p>
          </table:table-cell>
          <table:table-cell office:value-type="float" office:value="16.918" calcext:value-type="float">
            <text:p>16.918</text:p>
          </table:table-cell>
          <table:table-cell office:value-type="float" office:value="0.053" calcext:value-type="float">
            <text:p>0.053</text:p>
          </table:table-cell>
          <table:table-cell office:value-type="float" office:value="0.135" calcext:value-type="float">
            <text:p>0.135</text:p>
          </table:table-cell>
          <table:table-cell office:value-type="float" office:value="275.975" calcext:value-type="float">
            <text:p>275.975</text:p>
          </table:table-cell>
          <table:table-cell/>
          <table:table-cell office:value-type="float" office:value="34.959" calcext:value-type="float">
            <text:p>34.959</text:p>
          </table:table-cell>
          <table:table-cell office:value-type="float" office:value="0.016" calcext:value-type="float">
            <text:p>0.016</text:p>
          </table:table-cell>
          <table:table-cell office:value-type="float" office:value="22.245" calcext:value-type="float">
            <text:p>22.245</text:p>
          </table:table-cell>
          <table:table-cell office:value-type="float" office:value="0.276" calcext:value-type="float">
            <text:p>0.276</text:p>
          </table:table-cell>
          <table:table-cell office:value-type="float" office:value="55.698" calcext:value-type="float">
            <text:p>55.698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65.966" calcext:value-type="float">
            <text:p>165.966</text:p>
          </table:table-cell>
          <table:table-cell office:value-type="float" office:value="19.511" calcext:value-type="float">
            <text:p>19.511</text:p>
          </table:table-cell>
          <table:table-cell office:value-type="float" office:value="32.349" calcext:value-type="float">
            <text:p>32.349</text:p>
          </table:table-cell>
          <table:table-cell office:value-type="float" office:value="8.798" calcext:value-type="float">
            <text:p>8.798</text:p>
          </table:table-cell>
          <table:table-cell office:value-type="float" office:value="0.053" calcext:value-type="float">
            <text:p>0.053</text:p>
          </table:table-cell>
          <table:table-cell office:value-type="float" office:value="0.145" calcext:value-type="float">
            <text:p>0.145</text:p>
          </table:table-cell>
          <table:table-cell office:value-type="float" office:value="259.83" calcext:value-type="float">
            <text:p>259.83</text:p>
          </table:table-cell>
          <table:table-cell/>
          <table:table-cell office:value-type="float" office:value="37.076" calcext:value-type="float">
            <text:p>37.076</text:p>
          </table:table-cell>
          <table:table-cell office:value-type="float" office:value="0.024" calcext:value-type="float">
            <text:p>0.024</text:p>
          </table:table-cell>
          <table:table-cell office:value-type="float" office:value="24.251" calcext:value-type="float">
            <text:p>24.251</text:p>
          </table:table-cell>
          <table:table-cell office:value-type="float" office:value="0.93" calcext:value-type="float">
            <text:p>0.93</text:p>
          </table:table-cell>
          <table:table-cell office:value-type="float" office:value="61.37" calcext:value-type="float">
            <text:p>61.37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68.783" calcext:value-type="float">
            <text:p>168.783</text:p>
          </table:table-cell>
          <table:table-cell office:value-type="float" office:value="19.929" calcext:value-type="float">
            <text:p>19.929</text:p>
          </table:table-cell>
          <table:table-cell office:value-type="float" office:value="32.917" calcext:value-type="float">
            <text:p>32.917</text:p>
          </table:table-cell>
          <table:table-cell office:value-type="float" office:value="9.057" calcext:value-type="float">
            <text:p>9.0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8" calcext:value-type="float">
            <text:p>0.068</text:p>
          </table:table-cell>
          <table:table-cell office:value-type="float" office:value="263.87" calcext:value-type="float">
            <text:p>263.87</text:p>
          </table:table-cell>
          <table:table-cell/>
          <table:table-cell office:value-type="float" office:value="37.345" calcext:value-type="float">
            <text:p>37.345</text:p>
          </table:table-cell>
          <table:table-cell office:value-type="float" office:value="0.026" calcext:value-type="float">
            <text:p>0.026</text:p>
          </table:table-cell>
          <table:table-cell office:value-type="float" office:value="24.606" calcext:value-type="float">
            <text:p>24.606</text:p>
          </table:table-cell>
          <table:table-cell office:value-type="float" office:value="1.136" calcext:value-type="float">
            <text:p>1.136</text:p>
          </table:table-cell>
          <table:table-cell office:value-type="float" office:value="61.431" calcext:value-type="float">
            <text:p>61.43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60.44" calcext:value-type="float">
            <text:p>160.44</text:p>
          </table:table-cell>
          <table:table-cell office:value-type="float" office:value="19.616" calcext:value-type="float">
            <text:p>19.616</text:p>
          </table:table-cell>
          <table:table-cell office:value-type="float" office:value="32.935" calcext:value-type="float">
            <text:p>32.935</text:p>
          </table:table-cell>
          <table:table-cell office:value-type="float" office:value="8.94" calcext:value-type="float">
            <text:p>8.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127" calcext:value-type="float">
            <text:p>0.127</text:p>
          </table:table-cell>
          <table:table-cell office:value-type="float" office:value="254.698" calcext:value-type="float">
            <text:p>254.698</text:p>
          </table:table-cell>
          <table:table-cell/>
          <table:table-cell office:value-type="float" office:value="37.592" calcext:value-type="float">
            <text:p>37.592</text:p>
          </table:table-cell>
          <table:table-cell office:value-type="float" office:value="0.023" calcext:value-type="float">
            <text:p>0.023</text:p>
          </table:table-cell>
          <table:table-cell office:value-type="float" office:value="24.524" calcext:value-type="float">
            <text:p>24.524</text:p>
          </table:table-cell>
          <table:table-cell office:value-type="float" office:value="0.769" calcext:value-type="float">
            <text:p>0.769</text:p>
          </table:table-cell>
          <table:table-cell office:value-type="float" office:value="62.169" calcext:value-type="float">
            <text:p>62.16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65.071" calcext:value-type="float">
            <text:p>165.071</text:p>
          </table:table-cell>
          <table:table-cell office:value-type="float" office:value="19.452" calcext:value-type="float">
            <text:p>19.452</text:p>
          </table:table-cell>
          <table:table-cell office:value-type="float" office:value="33.202" calcext:value-type="float">
            <text:p>33.202</text:p>
          </table:table-cell>
          <table:table-cell office:value-type="float" office:value="8.805" calcext:value-type="float">
            <text:p>8.8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113" calcext:value-type="float">
            <text:p>0.113</text:p>
          </table:table-cell>
          <table:table-cell office:value-type="float" office:value="259.944" calcext:value-type="float">
            <text:p>259.944</text:p>
          </table:table-cell>
          <table:table-cell/>
          <table:table-cell office:value-type="float" office:value="37.271" calcext:value-type="float">
            <text:p>37.271</text:p>
          </table:table-cell>
          <table:table-cell office:value-type="float" office:value="0.024" calcext:value-type="float">
            <text:p>0.024</text:p>
          </table:table-cell>
          <table:table-cell office:value-type="float" office:value="24.177" calcext:value-type="float">
            <text:p>24.177</text:p>
          </table:table-cell>
          <table:table-cell office:value-type="float" office:value="1.505" calcext:value-type="float">
            <text:p>1.505</text:p>
          </table:table-cell>
          <table:table-cell office:value-type="float" office:value="61.491" calcext:value-type="float">
            <text:p>61.49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63.127" calcext:value-type="float">
            <text:p>163.127</text:p>
          </table:table-cell>
          <table:table-cell office:value-type="float" office:value="19.724" calcext:value-type="float">
            <text:p>19.724</text:p>
          </table:table-cell>
          <table:table-cell office:value-type="float" office:value="33.371" calcext:value-type="float">
            <text:p>33.371</text:p>
          </table:table-cell>
          <table:table-cell office:value-type="float" office:value="9.169" calcext:value-type="float">
            <text:p>9.169</text:p>
          </table:table-cell>
          <table:table-cell office:value-type="float" office:value="0.054" calcext:value-type="float">
            <text:p>0.054</text:p>
          </table:table-cell>
          <table:table-cell office:value-type="float" office:value="0.121" calcext:value-type="float">
            <text:p>0.121</text:p>
          </table:table-cell>
          <table:table-cell office:value-type="float" office:value="257.869" calcext:value-type="float">
            <text:p>257.869</text:p>
          </table:table-cell>
          <table:table-cell/>
          <table:table-cell office:value-type="float" office:value="37.318" calcext:value-type="float">
            <text:p>37.318</text:p>
          </table:table-cell>
          <table:table-cell office:value-type="float" office:value="0.023" calcext:value-type="float">
            <text:p>0.023</text:p>
          </table:table-cell>
          <table:table-cell office:value-type="float" office:value="24.503" calcext:value-type="float">
            <text:p>24.503</text:p>
          </table:table-cell>
          <table:table-cell office:value-type="float" office:value="1.067" calcext:value-type="float">
            <text:p>1.067</text:p>
          </table:table-cell>
          <table:table-cell office:value-type="float" office:value="61.879" calcext:value-type="float">
            <text:p>61.87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74.908" calcext:value-type="float">
            <text:p>174.908</text:p>
          </table:table-cell>
          <table:table-cell office:value-type="float" office:value="21.814" calcext:value-type="float">
            <text:p>21.814</text:p>
          </table:table-cell>
          <table:table-cell office:value-type="float" office:value="22.657" calcext:value-type="float">
            <text:p>22.657</text:p>
          </table:table-cell>
          <table:table-cell office:value-type="float" office:value="5.451" calcext:value-type="float">
            <text:p>5.4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4" calcext:value-type="float">
            <text:p>0.084</text:p>
          </table:table-cell>
          <table:table-cell office:value-type="float" office:value="261.566" calcext:value-type="float">
            <text:p>261.566</text:p>
          </table:table-cell>
          <table:table-cell/>
          <table:table-cell office:value-type="float" office:value="38.612" calcext:value-type="float">
            <text:p>38.612</text:p>
          </table:table-cell>
          <table:table-cell office:value-type="float" office:value="0.03" calcext:value-type="float">
            <text:p>0.03</text:p>
          </table:table-cell>
          <table:table-cell office:value-type="float" office:value="28.127" calcext:value-type="float">
            <text:p>28.127</text:p>
          </table:table-cell>
          <table:table-cell office:value-type="float" office:value="0.472" calcext:value-type="float">
            <text:p>0.472</text:p>
          </table:table-cell>
          <table:table-cell office:value-type="float" office:value="66.573" calcext:value-type="float">
            <text:p>66.573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70.478" calcext:value-type="float">
            <text:p>170.478</text:p>
          </table:table-cell>
          <table:table-cell office:value-type="float" office:value="21.944" calcext:value-type="float">
            <text:p>21.944</text:p>
          </table:table-cell>
          <table:table-cell office:value-type="float" office:value="22.729" calcext:value-type="float">
            <text:p>22.729</text:p>
          </table:table-cell>
          <table:table-cell office:value-type="float" office:value="5.157" calcext:value-type="float">
            <text:p>5.157</text:p>
          </table:table-cell>
          <table:table-cell office:value-type="float" office:value="0.064" calcext:value-type="float">
            <text:p>0.064</text:p>
          </table:table-cell>
          <table:table-cell office:value-type="float" office:value="0.139" calcext:value-type="float">
            <text:p>0.139</text:p>
          </table:table-cell>
          <table:table-cell office:value-type="float" office:value="256.91" calcext:value-type="float">
            <text:p>256.91</text:p>
          </table:table-cell>
          <table:table-cell/>
          <table:table-cell office:value-type="float" office:value="38.088" calcext:value-type="float">
            <text:p>38.088</text:p>
          </table:table-cell>
          <table:table-cell office:value-type="float" office:value="0.032" calcext:value-type="float">
            <text:p>0.032</text:p>
          </table:table-cell>
          <table:table-cell office:value-type="float" office:value="28.176" calcext:value-type="float">
            <text:p>28.176</text:p>
          </table:table-cell>
          <table:table-cell office:value-type="float" office:value="0.92" calcext:value-type="float">
            <text:p>0.92</text:p>
          </table:table-cell>
          <table:table-cell office:value-type="float" office:value="66.302" calcext:value-type="float">
            <text:p>66.30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69.253" calcext:value-type="float">
            <text:p>169.253</text:p>
          </table:table-cell>
          <table:table-cell office:value-type="float" office:value="21.337" calcext:value-type="float">
            <text:p>21.337</text:p>
          </table:table-cell>
          <table:table-cell office:value-type="float" office:value="22.311" calcext:value-type="float">
            <text:p>22.311</text:p>
          </table:table-cell>
          <table:table-cell office:value-type="float" office:value="5.184" calcext:value-type="float">
            <text:p>5.18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5" calcext:value-type="float">
            <text:p>0.075</text:p>
          </table:table-cell>
          <table:table-cell office:value-type="float" office:value="255.245" calcext:value-type="float">
            <text:p>255.245</text:p>
          </table:table-cell>
          <table:table-cell/>
          <table:table-cell office:value-type="float" office:value="37.37" calcext:value-type="float">
            <text:p>37.37</text:p>
          </table:table-cell>
          <table:table-cell office:value-type="float" office:value="0.029" calcext:value-type="float">
            <text:p>0.029</text:p>
          </table:table-cell>
          <table:table-cell office:value-type="float" office:value="27.551" calcext:value-type="float">
            <text:p>27.551</text:p>
          </table:table-cell>
          <table:table-cell office:value-type="float" office:value="0.809" calcext:value-type="float">
            <text:p>0.809</text:p>
          </table:table-cell>
          <table:table-cell office:value-type="float" office:value="64.509" calcext:value-type="float">
            <text:p>64.50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63.103" calcext:value-type="float">
            <text:p>163.103</text:p>
          </table:table-cell>
          <table:table-cell office:value-type="float" office:value="21.579" calcext:value-type="float">
            <text:p>21.579</text:p>
          </table:table-cell>
          <table:table-cell office:value-type="float" office:value="22.376" calcext:value-type="float">
            <text:p>22.376</text:p>
          </table:table-cell>
          <table:table-cell office:value-type="float" office:value="5.128" calcext:value-type="float">
            <text:p>5.12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44" calcext:value-type="float">
            <text:p>0.144</text:p>
          </table:table-cell>
          <table:table-cell office:value-type="float" office:value="249.369" calcext:value-type="float">
            <text:p>249.369</text:p>
          </table:table-cell>
          <table:table-cell/>
          <table:table-cell office:value-type="float" office:value="38.451" calcext:value-type="float">
            <text:p>38.451</text:p>
          </table:table-cell>
          <table:table-cell office:value-type="float" office:value="0.03" calcext:value-type="float">
            <text:p>0.03</text:p>
          </table:table-cell>
          <table:table-cell office:value-type="float" office:value="27.759" calcext:value-type="float">
            <text:p>27.759</text:p>
          </table:table-cell>
          <table:table-cell office:value-type="float" office:value="0.956" calcext:value-type="float">
            <text:p>0.956</text:p>
          </table:table-cell>
          <table:table-cell office:value-type="float" office:value="65.88" calcext:value-type="float">
            <text:p>65.88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80.826" calcext:value-type="float">
            <text:p>180.826</text:p>
          </table:table-cell>
          <table:table-cell office:value-type="float" office:value="21.938" calcext:value-type="float">
            <text:p>21.938</text:p>
          </table:table-cell>
          <table:table-cell office:value-type="float" office:value="22.206" calcext:value-type="float">
            <text:p>22.206</text:p>
          </table:table-cell>
          <table:table-cell office:value-type="float" office:value="5.14" calcext:value-type="float">
            <text:p>5.14</text:p>
          </table:table-cell>
          <table:table-cell office:value-type="float" office:value="0.062" calcext:value-type="float">
            <text:p>0.062</text:p>
          </table:table-cell>
          <table:table-cell office:value-type="float" office:value="0.164" calcext:value-type="float">
            <text:p>0.164</text:p>
          </table:table-cell>
          <table:table-cell office:value-type="float" office:value="267.645" calcext:value-type="float">
            <text:p>267.645</text:p>
          </table:table-cell>
          <table:table-cell/>
          <table:table-cell office:value-type="float" office:value="37.98" calcext:value-type="float">
            <text:p>37.98</text:p>
          </table:table-cell>
          <table:table-cell office:value-type="float" office:value="0.028" calcext:value-type="float">
            <text:p>0.028</text:p>
          </table:table-cell>
          <table:table-cell office:value-type="float" office:value="28.291" calcext:value-type="float">
            <text:p>28.291</text:p>
          </table:table-cell>
          <table:table-cell office:value-type="float" office:value="0.563" calcext:value-type="float">
            <text:p>0.563</text:p>
          </table:table-cell>
          <table:table-cell office:value-type="float" office:value="65.402" calcext:value-type="float">
            <text:p>65.40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72.482" calcext:value-type="float">
            <text:p>172.482</text:p>
          </table:table-cell>
          <table:table-cell office:value-type="float" office:value="21.81" calcext:value-type="float">
            <text:p>21.81</text:p>
          </table:table-cell>
          <table:table-cell office:value-type="float" office:value="15.634" calcext:value-type="float">
            <text:p>15.634</text:p>
          </table:table-cell>
          <table:table-cell office:value-type="float" office:value="2.884" calcext:value-type="float">
            <text:p>2.88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7" calcext:value-type="float">
            <text:p>0.097</text:p>
          </table:table-cell>
          <table:table-cell office:value-type="float" office:value="260.368" calcext:value-type="float">
            <text:p>260.368</text:p>
          </table:table-cell>
          <table:table-cell/>
          <table:table-cell office:value-type="float" office:value="46.867" calcext:value-type="float">
            <text:p>46.867</text:p>
          </table:table-cell>
          <table:table-cell office:value-type="float" office:value="0.073" calcext:value-type="float">
            <text:p>0.073</text:p>
          </table:table-cell>
          <table:table-cell office:value-type="float" office:value="28.566" calcext:value-type="float">
            <text:p>28.566</text:p>
          </table:table-cell>
          <table:table-cell office:value-type="float" office:value="1.229" calcext:value-type="float">
            <text:p>1.229</text:p>
          </table:table-cell>
          <table:table-cell office:value-type="float" office:value="75.298" calcext:value-type="float">
            <text:p>75.298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72.818" calcext:value-type="float">
            <text:p>172.818</text:p>
          </table:table-cell>
          <table:table-cell office:value-type="float" office:value="22.075" calcext:value-type="float">
            <text:p>22.075</text:p>
          </table:table-cell>
          <table:table-cell office:value-type="float" office:value="15.554" calcext:value-type="float">
            <text:p>15.554</text:p>
          </table:table-cell>
          <table:table-cell office:value-type="float" office:value="2.926" calcext:value-type="float">
            <text:p>2.9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260.799" calcext:value-type="float">
            <text:p>260.799</text:p>
          </table:table-cell>
          <table:table-cell/>
          <table:table-cell office:value-type="float" office:value="46.62" calcext:value-type="float">
            <text:p>46.62</text:p>
          </table:table-cell>
          <table:table-cell office:value-type="float" office:value="0.081" calcext:value-type="float">
            <text:p>0.081</text:p>
          </table:table-cell>
          <table:table-cell office:value-type="float" office:value="28.848" calcext:value-type="float">
            <text:p>28.848</text:p>
          </table:table-cell>
          <table:table-cell office:value-type="float" office:value="1.084" calcext:value-type="float">
            <text:p>1.084</text:p>
          </table:table-cell>
          <table:table-cell office:value-type="float" office:value="75.403" calcext:value-type="float">
            <text:p>75.403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3.654" calcext:value-type="float">
            <text:p>163.654</text:p>
          </table:table-cell>
          <table:table-cell office:value-type="float" office:value="21.731" calcext:value-type="float">
            <text:p>21.731</text:p>
          </table:table-cell>
          <table:table-cell office:value-type="float" office:value="15.55" calcext:value-type="float">
            <text:p>15.55</text:p>
          </table:table-cell>
          <table:table-cell office:value-type="float" office:value="2.958" calcext:value-type="float">
            <text:p>2.958</text:p>
          </table:table-cell>
          <table:table-cell office:value-type="float" office:value="0.06" calcext:value-type="float">
            <text:p>0.06</text:p>
          </table:table-cell>
          <table:table-cell office:value-type="float" office:value="0.084" calcext:value-type="float">
            <text:p>0.084</text:p>
          </table:table-cell>
          <table:table-cell office:value-type="float" office:value="252.965" calcext:value-type="float">
            <text:p>252.965</text:p>
          </table:table-cell>
          <table:table-cell/>
          <table:table-cell office:value-type="float" office:value="47.602" calcext:value-type="float">
            <text:p>47.602</text:p>
          </table:table-cell>
          <table:table-cell office:value-type="float" office:value="0.064" calcext:value-type="float">
            <text:p>0.064</text:p>
          </table:table-cell>
          <table:table-cell office:value-type="float" office:value="28.56" calcext:value-type="float">
            <text:p>28.56</text:p>
          </table:table-cell>
          <table:table-cell office:value-type="float" office:value="1.125" calcext:value-type="float">
            <text:p>1.125</text:p>
          </table:table-cell>
          <table:table-cell office:value-type="float" office:value="75.601" calcext:value-type="float">
            <text:p>75.60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3.927" calcext:value-type="float">
            <text:p>163.927</text:p>
          </table:table-cell>
          <table:table-cell office:value-type="float" office:value="21.685" calcext:value-type="float">
            <text:p>21.685</text:p>
          </table:table-cell>
          <table:table-cell office:value-type="float" office:value="15.542" calcext:value-type="float">
            <text:p>15.542</text:p>
          </table:table-cell>
          <table:table-cell office:value-type="float" office:value="2.883" calcext:value-type="float">
            <text:p>2.883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8" calcext:value-type="float">
            <text:p>0.088</text:p>
          </table:table-cell>
          <table:table-cell office:value-type="float" office:value="251.219" calcext:value-type="float">
            <text:p>251.219</text:p>
          </table:table-cell>
          <table:table-cell/>
          <table:table-cell office:value-type="float" office:value="46.526" calcext:value-type="float">
            <text:p>46.526</text:p>
          </table:table-cell>
          <table:table-cell office:value-type="float" office:value="0.07" calcext:value-type="float">
            <text:p>0.07</text:p>
          </table:table-cell>
          <table:table-cell office:value-type="float" office:value="28.471" calcext:value-type="float">
            <text:p>28.471</text:p>
          </table:table-cell>
          <table:table-cell office:value-type="float" office:value="1.113" calcext:value-type="float">
            <text:p>1.113</text:p>
          </table:table-cell>
          <table:table-cell office:value-type="float" office:value="74.918" calcext:value-type="float">
            <text:p>74.918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3.197" calcext:value-type="float">
            <text:p>163.197</text:p>
          </table:table-cell>
          <table:table-cell office:value-type="float" office:value="21.963" calcext:value-type="float">
            <text:p>21.963</text:p>
          </table:table-cell>
          <table:table-cell office:value-type="float" office:value="15.639" calcext:value-type="float">
            <text:p>15.639</text:p>
          </table:table-cell>
          <table:table-cell office:value-type="float" office:value="2.909" calcext:value-type="float">
            <text:p>2.9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157" calcext:value-type="float">
            <text:p>0.157</text:p>
          </table:table-cell>
          <table:table-cell office:value-type="float" office:value="253.106" calcext:value-type="float">
            <text:p>253.106</text:p>
          </table:table-cell>
          <table:table-cell/>
          <table:table-cell office:value-type="float" office:value="48.348" calcext:value-type="float">
            <text:p>48.348</text:p>
          </table:table-cell>
          <table:table-cell office:value-type="float" office:value="0.075" calcext:value-type="float">
            <text:p>0.075</text:p>
          </table:table-cell>
          <table:table-cell office:value-type="float" office:value="28.772" calcext:value-type="float">
            <text:p>28.772</text:p>
          </table:table-cell>
          <table:table-cell office:value-type="float" office:value="1.146" calcext:value-type="float">
            <text:p>1.146</text:p>
          </table:table-cell>
          <table:table-cell office:value-type="float" office:value="76.749" calcext:value-type="float">
            <text:p>76.74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99.259" calcext:value-type="float">
            <text:p>199.259</text:p>
          </table:table-cell>
          <table:table-cell office:value-type="float" office:value="21.877" calcext:value-type="float">
            <text:p>21.877</text:p>
          </table:table-cell>
          <table:table-cell office:value-type="float" office:value="12.564" calcext:value-type="float">
            <text:p>12.564</text:p>
          </table:table-cell>
          <table:table-cell office:value-type="float" office:value="1.695" calcext:value-type="float">
            <text:p>1.69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290.108" calcext:value-type="float">
            <text:p>290.108</text:p>
          </table:table-cell>
          <table:table-cell/>
          <table:table-cell office:value-type="float" office:value="52.353" calcext:value-type="float">
            <text:p>52.353</text:p>
          </table:table-cell>
          <table:table-cell office:value-type="float" office:value="0.053" calcext:value-type="float">
            <text:p>0.053</text:p>
          </table:table-cell>
          <table:table-cell office:value-type="float" office:value="29.284" calcext:value-type="float">
            <text:p>29.284</text:p>
          </table:table-cell>
          <table:table-cell office:value-type="float" office:value="1.376" calcext:value-type="float">
            <text:p>1.376</text:p>
          </table:table-cell>
          <table:table-cell office:value-type="float" office:value="81.081" calcext:value-type="float">
            <text:p>81.08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74.049" calcext:value-type="float">
            <text:p>174.049</text:p>
          </table:table-cell>
          <table:table-cell office:value-type="float" office:value="22.205" calcext:value-type="float">
            <text:p>22.205</text:p>
          </table:table-cell>
          <table:table-cell office:value-type="float" office:value="14.58" calcext:value-type="float">
            <text:p>14.58</text:p>
          </table:table-cell>
          <table:table-cell office:value-type="float" office:value="1.976" calcext:value-type="float">
            <text:p>1.9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91" calcext:value-type="float">
            <text:p>0.191</text:p>
          </table:table-cell>
          <table:table-cell office:value-type="float" office:value="267.553" calcext:value-type="float">
            <text:p>267.553</text:p>
          </table:table-cell>
          <table:table-cell/>
          <table:table-cell office:value-type="float" office:value="53.111" calcext:value-type="float">
            <text:p>53.111</text:p>
          </table:table-cell>
          <table:table-cell office:value-type="float" office:value="0.057" calcext:value-type="float">
            <text:p>0.057</text:p>
          </table:table-cell>
          <table:table-cell office:value-type="float" office:value="30.838" calcext:value-type="float">
            <text:p>30.838</text:p>
          </table:table-cell>
          <table:table-cell office:value-type="float" office:value="3.376" calcext:value-type="float">
            <text:p>3.376</text:p>
          </table:table-cell>
          <table:table-cell office:value-type="float" office:value="83.493" calcext:value-type="float">
            <text:p>83.493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212.714" calcext:value-type="float">
            <text:p>212.714</text:p>
          </table:table-cell>
          <table:table-cell office:value-type="float" office:value="21.734" calcext:value-type="float">
            <text:p>21.734</text:p>
          </table:table-cell>
          <table:table-cell office:value-type="float" office:value="11.845" calcext:value-type="float">
            <text:p>11.845</text:p>
          </table:table-cell>
          <table:table-cell office:value-type="float" office:value="1.541" calcext:value-type="float">
            <text:p>1.5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2" calcext:value-type="float">
            <text:p>0.102</text:p>
          </table:table-cell>
          <table:table-cell office:value-type="float" office:value="309.43" calcext:value-type="float">
            <text:p>309.43</text:p>
          </table:table-cell>
          <table:table-cell/>
          <table:table-cell office:value-type="float" office:value="58.334" calcext:value-type="float">
            <text:p>58.334</text:p>
          </table:table-cell>
          <table:table-cell office:value-type="float" office:value="0.046" calcext:value-type="float">
            <text:p>0.046</text:p>
          </table:table-cell>
          <table:table-cell office:value-type="float" office:value="28.845" calcext:value-type="float">
            <text:p>28.845</text:p>
          </table:table-cell>
          <table:table-cell office:value-type="float" office:value="0.936" calcext:value-type="float">
            <text:p>0.936</text:p>
          </table:table-cell>
          <table:table-cell office:value-type="float" office:value="87.229" calcext:value-type="float">
            <text:p>87.22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99.841" calcext:value-type="float">
            <text:p>199.841</text:p>
          </table:table-cell>
          <table:table-cell office:value-type="float" office:value="21.7" calcext:value-type="float">
            <text:p>21.7</text:p>
          </table:table-cell>
          <table:table-cell office:value-type="float" office:value="13.241" calcext:value-type="float">
            <text:p>13.241</text:p>
          </table:table-cell>
          <table:table-cell office:value-type="float" office:value="1.724" calcext:value-type="float">
            <text:p>1.724</text:p>
          </table:table-cell>
          <table:table-cell office:value-type="float" office:value="0.063" calcext:value-type="float">
            <text:p>0.063</text:p>
          </table:table-cell>
          <table:table-cell office:value-type="float" office:value="0.174" calcext:value-type="float">
            <text:p>0.174</text:p>
          </table:table-cell>
          <table:table-cell office:value-type="float" office:value="289.294" calcext:value-type="float">
            <text:p>289.294</text:p>
          </table:table-cell>
          <table:table-cell/>
          <table:table-cell office:value-type="float" office:value="51.275" calcext:value-type="float">
            <text:p>51.275</text:p>
          </table:table-cell>
          <table:table-cell office:value-type="float" office:value="0.047" calcext:value-type="float">
            <text:p>0.047</text:p>
          </table:table-cell>
          <table:table-cell office:value-type="float" office:value="29.024" calcext:value-type="float">
            <text:p>29.024</text:p>
          </table:table-cell>
          <table:table-cell office:value-type="float" office:value="2.291" calcext:value-type="float">
            <text:p>2.291</text:p>
          </table:table-cell>
          <table:table-cell office:value-type="float" office:value="79.922" calcext:value-type="float">
            <text:p>79.92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71.703" calcext:value-type="float">
            <text:p>171.703</text:p>
          </table:table-cell>
          <table:table-cell office:value-type="float" office:value="21.95" calcext:value-type="float">
            <text:p>21.95</text:p>
          </table:table-cell>
          <table:table-cell office:value-type="float" office:value="11.849" calcext:value-type="float">
            <text:p>11.849</text:p>
          </table:table-cell>
          <table:table-cell office:value-type="float" office:value="1.549" calcext:value-type="float">
            <text:p>1.54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73" calcext:value-type="float">
            <text:p>0.173</text:p>
          </table:table-cell>
          <table:table-cell office:value-type="float" office:value="261.839" calcext:value-type="float">
            <text:p>261.839</text:p>
          </table:table-cell>
          <table:table-cell/>
          <table:table-cell office:value-type="float" office:value="51.918" calcext:value-type="float">
            <text:p>51.918</text:p>
          </table:table-cell>
          <table:table-cell office:value-type="float" office:value="0.052" calcext:value-type="float">
            <text:p>0.052</text:p>
          </table:table-cell>
          <table:table-cell office:value-type="float" office:value="29.08" calcext:value-type="float">
            <text:p>29.08</text:p>
          </table:table-cell>
          <table:table-cell office:value-type="float" office:value="0.92" calcext:value-type="float">
            <text:p>0.92</text:p>
          </table:table-cell>
          <table:table-cell office:value-type="float" office:value="80.749" calcext:value-type="float">
            <text:p>80.749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3.225" calcext:value-type="float">
            <text:p>153.225</text:p>
          </table:table-cell>
          <table:table-cell office:value-type="float" office:value="19.161" calcext:value-type="float">
            <text:p>19.161</text:p>
          </table:table-cell>
          <table:table-cell office:value-type="float" office:value="103.731" calcext:value-type="float">
            <text:p>103.731</text:p>
          </table:table-cell>
          <table:table-cell office:value-type="float" office:value="32.583" calcext:value-type="float">
            <text:p>32.583</text:p>
          </table:table-cell>
          <table:table-cell office:value-type="float" office:value="0.053" calcext:value-type="float">
            <text:p>0.053</text:p>
          </table:table-cell>
          <table:table-cell office:value-type="float" office:value="0.131" calcext:value-type="float">
            <text:p>0.131</text:p>
          </table:table-cell>
          <table:table-cell office:value-type="float" office:value="315.388" calcext:value-type="float">
            <text:p>315.388</text:p>
          </table:table-cell>
          <table:table-cell/>
          <table:table-cell office:value-type="float" office:value="33.606" calcext:value-type="float">
            <text:p>33.606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606" calcext:value-type="float">
            <text:p>33.606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5.644" calcext:value-type="float">
            <text:p>155.644</text:p>
          </table:table-cell>
          <table:table-cell office:value-type="float" office:value="19.223" calcext:value-type="float">
            <text:p>19.223</text:p>
          </table:table-cell>
          <table:table-cell office:value-type="float" office:value="103.365" calcext:value-type="float">
            <text:p>103.365</text:p>
          </table:table-cell>
          <table:table-cell office:value-type="float" office:value="32.617" calcext:value-type="float">
            <text:p>32.6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316.825" calcext:value-type="float">
            <text:p>316.825</text:p>
          </table:table-cell>
          <table:table-cell/>
          <table:table-cell office:value-type="float" office:value="32.921" calcext:value-type="float">
            <text:p>32.921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21" calcext:value-type="float">
            <text:p>32.921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3.7" calcext:value-type="float">
            <text:p>153.7</text:p>
          </table:table-cell>
          <table:table-cell office:value-type="float" office:value="18.994" calcext:value-type="float">
            <text:p>18.994</text:p>
          </table:table-cell>
          <table:table-cell office:value-type="float" office:value="103.225" calcext:value-type="float">
            <text:p>103.225</text:p>
          </table:table-cell>
          <table:table-cell office:value-type="float" office:value="32.435" calcext:value-type="float">
            <text:p>32.43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7" calcext:value-type="float">
            <text:p>0.067</text:p>
          </table:table-cell>
          <table:table-cell office:value-type="float" office:value="314.799" calcext:value-type="float">
            <text:p>314.799</text:p>
          </table:table-cell>
          <table:table-cell/>
          <table:table-cell office:value-type="float" office:value="33.212" calcext:value-type="float">
            <text:p>33.21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12" calcext:value-type="float">
            <text:p>33.21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8.262" calcext:value-type="float">
            <text:p>158.262</text:p>
          </table:table-cell>
          <table:table-cell office:value-type="float" office:value="18.936" calcext:value-type="float">
            <text:p>18.936</text:p>
          </table:table-cell>
          <table:table-cell office:value-type="float" office:value="103.631" calcext:value-type="float">
            <text:p>103.631</text:p>
          </table:table-cell>
          <table:table-cell office:value-type="float" office:value="32.571" calcext:value-type="float">
            <text:p>32.5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321.752" calcext:value-type="float">
            <text:p>321.752</text:p>
          </table:table-cell>
          <table:table-cell/>
          <table:table-cell office:value-type="float" office:value="34.95" calcext:value-type="float">
            <text:p>34.95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5" calcext:value-type="float">
            <text:p>34.95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4.251" calcext:value-type="float">
            <text:p>154.251</text:p>
          </table:table-cell>
          <table:table-cell office:value-type="float" office:value="20.7" calcext:value-type="float">
            <text:p>20.7</text:p>
          </table:table-cell>
          <table:table-cell office:value-type="float" office:value="103.421" calcext:value-type="float">
            <text:p>103.421</text:p>
          </table:table-cell>
          <table:table-cell office:value-type="float" office:value="32.619" calcext:value-type="float">
            <text:p>32.61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316.751" calcext:value-type="float">
            <text:p>316.751</text:p>
          </table:table-cell>
          <table:table-cell/>
          <table:table-cell office:value-type="float" office:value="32.769" calcext:value-type="float">
            <text:p>32.769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69" calcext:value-type="float">
            <text:p>32.769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511.772" calcext:value-type="float">
            <text:p>1511.772</text:p>
          </table:table-cell>
          <table:table-cell office:value-type="float" office:value="235.961" calcext:value-type="float">
            <text:p>235.961</text:p>
          </table:table-cell>
          <table:table-cell office:value-type="float" office:value="763.074" calcext:value-type="float">
            <text:p>763.074</text:p>
          </table:table-cell>
          <table:table-cell office:value-type="float" office:value="230.118" calcext:value-type="float">
            <text:p>230.11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93" calcext:value-type="float">
            <text:p>0.193</text:p>
          </table:table-cell>
          <table:table-cell office:value-type="float" office:value="2553.426" calcext:value-type="float">
            <text:p>2553.426</text:p>
          </table:table-cell>
          <table:table-cell/>
          <table:table-cell office:value-type="float" office:value="35.517" calcext:value-type="float">
            <text:p>35.517</text:p>
          </table:table-cell>
          <table:table-cell office:value-type="float" office:value="0.041" calcext:value-type="float">
            <text:p>0.041</text:p>
          </table:table-cell>
          <table:table-cell office:value-type="float" office:value="266.271" calcext:value-type="float">
            <text:p>266.271</text:p>
          </table:table-cell>
          <table:table-cell office:value-type="float" office:value="21.36" calcext:value-type="float">
            <text:p>21.36</text:p>
          </table:table-cell>
          <table:table-cell office:value-type="float" office:value="301.01" calcext:value-type="float">
            <text:p>301.01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16.284" calcext:value-type="float">
            <text:p>1416.284</text:p>
          </table:table-cell>
          <table:table-cell office:value-type="float" office:value="233.169" calcext:value-type="float">
            <text:p>233.169</text:p>
          </table:table-cell>
          <table:table-cell office:value-type="float" office:value="772.631" calcext:value-type="float">
            <text:p>772.631</text:p>
          </table:table-cell>
          <table:table-cell office:value-type="float" office:value="231.269" calcext:value-type="float">
            <text:p>231.26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2" calcext:value-type="float">
            <text:p>0.12</text:p>
          </table:table-cell>
          <table:table-cell office:value-type="float" office:value="2463.318" calcext:value-type="float">
            <text:p>2463.318</text:p>
          </table:table-cell>
          <table:table-cell/>
          <table:table-cell office:value-type="float" office:value="34.568" calcext:value-type="float">
            <text:p>34.568</text:p>
          </table:table-cell>
          <table:table-cell office:value-type="float" office:value="0.042" calcext:value-type="float">
            <text:p>0.042</text:p>
          </table:table-cell>
          <table:table-cell office:value-type="float" office:value="263.543" calcext:value-type="float">
            <text:p>263.543</text:p>
          </table:table-cell>
          <table:table-cell office:value-type="float" office:value="33.913" calcext:value-type="float">
            <text:p>33.913</text:p>
          </table:table-cell>
          <table:table-cell office:value-type="float" office:value="297.561" calcext:value-type="float">
            <text:p>297.561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03.801" calcext:value-type="float">
            <text:p>1403.801</text:p>
          </table:table-cell>
          <table:table-cell office:value-type="float" office:value="233.565" calcext:value-type="float">
            <text:p>233.565</text:p>
          </table:table-cell>
          <table:table-cell office:value-type="float" office:value="831.306" calcext:value-type="float">
            <text:p>831.306</text:p>
          </table:table-cell>
          <table:table-cell office:value-type="float" office:value="250.28" calcext:value-type="float">
            <text:p>250.2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" calcext:value-type="float">
            <text:p>0.2</text:p>
          </table:table-cell>
          <table:table-cell office:value-type="float" office:value="2511.055" calcext:value-type="float">
            <text:p>2511.055</text:p>
          </table:table-cell>
          <table:table-cell/>
          <table:table-cell office:value-type="float" office:value="36.318" calcext:value-type="float">
            <text:p>36.318</text:p>
          </table:table-cell>
          <table:table-cell office:value-type="float" office:value="0.041" calcext:value-type="float">
            <text:p>0.041</text:p>
          </table:table-cell>
          <table:table-cell office:value-type="float" office:value="263.896" calcext:value-type="float">
            <text:p>263.896</text:p>
          </table:table-cell>
          <table:table-cell office:value-type="float" office:value="20.305" calcext:value-type="float">
            <text:p>20.305</text:p>
          </table:table-cell>
          <table:table-cell office:value-type="float" office:value="300.33" calcext:value-type="float">
            <text:p>300.33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548.965" calcext:value-type="float">
            <text:p>1548.965</text:p>
          </table:table-cell>
          <table:table-cell office:value-type="float" office:value="231.638" calcext:value-type="float">
            <text:p>231.638</text:p>
          </table:table-cell>
          <table:table-cell office:value-type="float" office:value="763.402" calcext:value-type="float">
            <text:p>763.402</text:p>
          </table:table-cell>
          <table:table-cell office:value-type="float" office:value="232.712" calcext:value-type="float">
            <text:p>232.712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5" calcext:value-type="float">
            <text:p>0.125</text:p>
          </table:table-cell>
          <table:table-cell office:value-type="float" office:value="2588.629" calcext:value-type="float">
            <text:p>2588.629</text:p>
          </table:table-cell>
          <table:table-cell/>
          <table:table-cell office:value-type="float" office:value="37.603" calcext:value-type="float">
            <text:p>37.603</text:p>
          </table:table-cell>
          <table:table-cell office:value-type="float" office:value="0.039" calcext:value-type="float">
            <text:p>0.039</text:p>
          </table:table-cell>
          <table:table-cell office:value-type="float" office:value="261.72" calcext:value-type="float">
            <text:p>261.72</text:p>
          </table:table-cell>
          <table:table-cell office:value-type="float" office:value="25.855" calcext:value-type="float">
            <text:p>25.855</text:p>
          </table:table-cell>
          <table:table-cell office:value-type="float" office:value="297.659" calcext:value-type="float">
            <text:p>297.659</text:p>
          </table:table-cell>
          <table:table-cell table:number-columns-repeated="3"/>
        </table:table-row>
      </table:table>
      <table:table table:name="fortran_bf_mpi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ranks</text:p>
          </table:table-cell>
          <table:table-cell office:value-type="string" calcext:value-type="string">
            <text:p>args+readpt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getclosest</text:p>
          </table:table-cell>
          <table:table-cell office:value-type="string" calcext:value-type="string">
            <text:p>strip_alloc</text:p>
          </table:table-cell>
          <table:table-cell office:value-type="string" calcext:value-type="string">
            <text:p>strip_calc</text:p>
          </table:table-cell>
          <table:table-cell office:value-type="string" calcext:value-type="string">
            <text:p>writeStd</text:p>
          </table:table-cell>
          <table:table-cell office:value-type="string" calcext:value-type="string">
            <text:p>writeFil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init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scatter1</text:p>
          </table:table-cell>
          <table:table-cell office:value-type="string" calcext:value-type="string">
            <text:p>allreduce1</text:p>
          </table:table-cell>
          <table:table-cell office:value-type="string" calcext:value-type="string">
            <text:p>scatter2</text:p>
          </table:table-cell>
          <table:table-cell office:value-type="string" calcext:value-type="string">
            <text:p>allreduce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3.227" calcext:value-type="float">
            <text:p>23.227</text:p>
          </table:table-cell>
          <table:table-cell office:value-type="float" office:value="2.347" calcext:value-type="float">
            <text:p>2.347</text:p>
          </table:table-cell>
          <table:table-cell office:value-type="float" office:value="105.848" calcext:value-type="float">
            <text:p>105.84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164.966" calcext:value-type="float">
            <text:p>164.966</text:p>
          </table:table-cell>
          <table:table-cell/>
          <table:table-cell office:value-type="float" office:value="33.298" calcext:value-type="float">
            <text:p>33.298</text:p>
          </table:table-cell>
          <table:table-cell office:value-type="float" office:value="0.021" calcext:value-type="float">
            <text:p>0.021</text:p>
          </table:table-cell>
          <table:table-cell office:value-type="float" office:value="2.461" calcext:value-type="float">
            <text:p>2.461</text:p>
          </table:table-cell>
          <table:table-cell office:value-type="float" office:value="4.517" calcext:value-type="float">
            <text:p>4.51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8" calcext:value-type="float">
            <text:p>0.008</text:p>
          </table:table-cell>
          <table:table-cell office:value-type="float" office:value="37.744" calcext:value-type="float">
            <text:p>37.7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671" calcext:value-type="float">
            <text:p>24.671</text:p>
          </table:table-cell>
          <table:table-cell office:value-type="float" office:value="2.374" calcext:value-type="float">
            <text:p>2.374</text:p>
          </table:table-cell>
          <table:table-cell office:value-type="float" office:value="108.747" calcext:value-type="float">
            <text:p>108.74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170.409" calcext:value-type="float">
            <text:p>170.409</text:p>
          </table:table-cell>
          <table:table-cell/>
          <table:table-cell office:value-type="float" office:value="34.441" calcext:value-type="float">
            <text:p>34.441</text:p>
          </table:table-cell>
          <table:table-cell office:value-type="float" office:value="0.02" calcext:value-type="float">
            <text:p>0.02</text:p>
          </table:table-cell>
          <table:table-cell office:value-type="float" office:value="2.524" calcext:value-type="float">
            <text:p>2.524</text:p>
          </table:table-cell>
          <table:table-cell office:value-type="float" office:value="5.178" calcext:value-type="float">
            <text:p>5.17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6" calcext:value-type="float">
            <text:p>0.006</text:p>
          </table:table-cell>
          <table:table-cell office:value-type="float" office:value="41.036" calcext:value-type="float">
            <text:p>41.0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689" calcext:value-type="float">
            <text:p>24.689</text:p>
          </table:table-cell>
          <table:table-cell office:value-type="float" office:value="2.447" calcext:value-type="float">
            <text:p>2.447</text:p>
          </table:table-cell>
          <table:table-cell office:value-type="float" office:value="108.511" calcext:value-type="float">
            <text:p>108.51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170.345" calcext:value-type="float">
            <text:p>170.345</text:p>
          </table:table-cell>
          <table:table-cell/>
          <table:table-cell office:value-type="float" office:value="34.623" calcext:value-type="float">
            <text:p>34.623</text:p>
          </table:table-cell>
          <table:table-cell office:value-type="float" office:value="0.021" calcext:value-type="float">
            <text:p>0.021</text:p>
          </table:table-cell>
          <table:table-cell office:value-type="float" office:value="2.6" calcext:value-type="float">
            <text:p>2.6</text:p>
          </table:table-cell>
          <table:table-cell office:value-type="float" office:value="4.829" calcext:value-type="float">
            <text:p>4.829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7" calcext:value-type="float">
            <text:p>0.007</text:p>
          </table:table-cell>
          <table:table-cell office:value-type="float" office:value="40.594" calcext:value-type="float">
            <text:p>40.59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431" calcext:value-type="float">
            <text:p>24.431</text:p>
          </table:table-cell>
          <table:table-cell office:value-type="float" office:value="2.424" calcext:value-type="float">
            <text:p>2.424</text:p>
          </table:table-cell>
          <table:table-cell office:value-type="float" office:value="108.551" calcext:value-type="float">
            <text:p>108.55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89" calcext:value-type="float">
            <text:p>0.089</text:p>
          </table:table-cell>
          <table:table-cell office:value-type="float" office:value="171.117" calcext:value-type="float">
            <text:p>171.117</text:p>
          </table:table-cell>
          <table:table-cell/>
          <table:table-cell office:value-type="float" office:value="35.423" calcext:value-type="float">
            <text:p>35.423</text:p>
          </table:table-cell>
          <table:table-cell office:value-type="float" office:value="0.022" calcext:value-type="float">
            <text:p>0.022</text:p>
          </table:table-cell>
          <table:table-cell office:value-type="float" office:value="2.582" calcext:value-type="float">
            <text:p>2.582</text:p>
          </table:table-cell>
          <table:table-cell office:value-type="float" office:value="1.11" calcext:value-type="float">
            <text:p>1.1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8" calcext:value-type="float">
            <text:p>0.008</text:p>
          </table:table-cell>
          <table:table-cell office:value-type="float" office:value="39.224" calcext:value-type="float">
            <text:p>39.2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804" calcext:value-type="float">
            <text:p>24.804</text:p>
          </table:table-cell>
          <table:table-cell office:value-type="float" office:value="2.403" calcext:value-type="float">
            <text:p>2.403</text:p>
          </table:table-cell>
          <table:table-cell office:value-type="float" office:value="108.489" calcext:value-type="float">
            <text:p>108.48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0.065" calcext:value-type="float">
            <text:p>0.065</text:p>
          </table:table-cell>
          <table:table-cell office:value-type="float" office:value="171.279" calcext:value-type="float">
            <text:p>171.279</text:p>
          </table:table-cell>
          <table:table-cell/>
          <table:table-cell office:value-type="float" office:value="35.225" calcext:value-type="float">
            <text:p>35.225</text:p>
          </table:table-cell>
          <table:table-cell office:value-type="float" office:value="0.021" calcext:value-type="float">
            <text:p>0.021</text:p>
          </table:table-cell>
          <table:table-cell office:value-type="float" office:value="2.556" calcext:value-type="float">
            <text:p>2.556</text:p>
          </table:table-cell>
          <table:table-cell office:value-type="float" office:value="4.237" calcext:value-type="float">
            <text:p>4.23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7" calcext:value-type="float">
            <text:p>0.007</text:p>
          </table:table-cell>
          <table:table-cell office:value-type="float" office:value="40.212" calcext:value-type="float">
            <text:p>40.2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4.518" calcext:value-type="float">
            <text:p>24.518</text:p>
          </table:table-cell>
          <table:table-cell office:value-type="float" office:value="2.355" calcext:value-type="float">
            <text:p>2.355</text:p>
          </table:table-cell>
          <table:table-cell office:value-type="float" office:value="33.197" calcext:value-type="float">
            <text:p>33.197</text:p>
          </table:table-cell>
          <table:table-cell office:value-type="float" office:value="0.09" calcext:value-type="float">
            <text:p>0.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1" calcext:value-type="float">
            <text:p>0.1</text:p>
          </table:table-cell>
          <table:table-cell office:value-type="float" office:value="0.087" calcext:value-type="float">
            <text:p>0.087</text:p>
          </table:table-cell>
          <table:table-cell office:value-type="float" office:value="99.503" calcext:value-type="float">
            <text:p>99.503</text:p>
          </table:table-cell>
          <table:table-cell/>
          <table:table-cell office:value-type="float" office:value="39.032" calcext:value-type="float">
            <text:p>39.032</text:p>
          </table:table-cell>
          <table:table-cell office:value-type="float" office:value="0.028" calcext:value-type="float">
            <text:p>0.028</text:p>
          </table:table-cell>
          <table:table-cell office:value-type="float" office:value="2.609" calcext:value-type="float">
            <text:p>2.609</text:p>
          </table:table-cell>
          <table:table-cell office:value-type="float" office:value="11.037" calcext:value-type="float">
            <text:p>11.037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" calcext:value-type="float">
            <text:p>0.01</text:p>
          </table:table-cell>
          <table:table-cell office:value-type="float" office:value="40.817" calcext:value-type="float">
            <text:p>40.8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5.348" calcext:value-type="float">
            <text:p>25.348</text:p>
          </table:table-cell>
          <table:table-cell office:value-type="float" office:value="2.371" calcext:value-type="float">
            <text:p>2.371</text:p>
          </table:table-cell>
          <table:table-cell office:value-type="float" office:value="33.068" calcext:value-type="float">
            <text:p>33.06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4" calcext:value-type="float">
            <text:p>0.074</text:p>
          </table:table-cell>
          <table:table-cell office:value-type="float" office:value="99.068" calcext:value-type="float">
            <text:p>99.068</text:p>
          </table:table-cell>
          <table:table-cell/>
          <table:table-cell office:value-type="float" office:value="37.924" calcext:value-type="float">
            <text:p>37.924</text:p>
          </table:table-cell>
          <table:table-cell office:value-type="float" office:value="0.027" calcext:value-type="float">
            <text:p>0.027</text:p>
          </table:table-cell>
          <table:table-cell office:value-type="float" office:value="2.596" calcext:value-type="float">
            <text:p>2.596</text:p>
          </table:table-cell>
          <table:table-cell office:value-type="float" office:value="10.317" calcext:value-type="float">
            <text:p>10.31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7" calcext:value-type="float">
            <text:p>0.007</text:p>
          </table:table-cell>
          <table:table-cell office:value-type="float" office:value="41.158" calcext:value-type="float">
            <text:p>41.15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4.488" calcext:value-type="float">
            <text:p>24.488</text:p>
          </table:table-cell>
          <table:table-cell office:value-type="float" office:value="2.427" calcext:value-type="float">
            <text:p>2.427</text:p>
          </table:table-cell>
          <table:table-cell office:value-type="float" office:value="33.89" calcext:value-type="float">
            <text:p>33.89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9" calcext:value-type="float">
            <text:p>0.069</text:p>
          </table:table-cell>
          <table:table-cell office:value-type="float" office:value="97.989" calcext:value-type="float">
            <text:p>97.989</text:p>
          </table:table-cell>
          <table:table-cell/>
          <table:table-cell office:value-type="float" office:value="36.765" calcext:value-type="float">
            <text:p>36.765</text:p>
          </table:table-cell>
          <table:table-cell office:value-type="float" office:value="0.035" calcext:value-type="float">
            <text:p>0.035</text:p>
          </table:table-cell>
          <table:table-cell office:value-type="float" office:value="2.663" calcext:value-type="float">
            <text:p>2.663</text:p>
          </table:table-cell>
          <table:table-cell office:value-type="float" office:value="2.191" calcext:value-type="float">
            <text:p>2.19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9" calcext:value-type="float">
            <text:p>0.009</text:p>
          </table:table-cell>
          <table:table-cell office:value-type="float" office:value="40.532" calcext:value-type="float">
            <text:p>40.5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3.472" calcext:value-type="float">
            <text:p>23.472</text:p>
          </table:table-cell>
          <table:table-cell office:value-type="float" office:value="2.319" calcext:value-type="float">
            <text:p>2.319</text:p>
          </table:table-cell>
          <table:table-cell office:value-type="float" office:value="32.496" calcext:value-type="float">
            <text:p>32.49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6" calcext:value-type="float">
            <text:p>0.086</text:p>
          </table:table-cell>
          <table:table-cell office:value-type="float" office:value="94.913" calcext:value-type="float">
            <text:p>94.913</text:p>
          </table:table-cell>
          <table:table-cell/>
          <table:table-cell office:value-type="float" office:value="36.246" calcext:value-type="float">
            <text:p>36.246</text:p>
          </table:table-cell>
          <table:table-cell office:value-type="float" office:value="0.035" calcext:value-type="float">
            <text:p>0.035</text:p>
          </table:table-cell>
          <table:table-cell office:value-type="float" office:value="2.548" calcext:value-type="float">
            <text:p>2.548</text:p>
          </table:table-cell>
          <table:table-cell office:value-type="float" office:value="5.498" calcext:value-type="float">
            <text:p>5.49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11" calcext:value-type="float">
            <text:p>0.011</text:p>
          </table:table-cell>
          <table:table-cell office:value-type="float" office:value="44.441" calcext:value-type="float">
            <text:p>44.4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4.432" calcext:value-type="float">
            <text:p>24.432</text:p>
          </table:table-cell>
          <table:table-cell office:value-type="float" office:value="2.423" calcext:value-type="float">
            <text:p>2.423</text:p>
          </table:table-cell>
          <table:table-cell office:value-type="float" office:value="33.928" calcext:value-type="float">
            <text:p>33.928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6" calcext:value-type="float">
            <text:p>0.086</text:p>
          </table:table-cell>
          <table:table-cell office:value-type="float" office:value="97.918" calcext:value-type="float">
            <text:p>97.918</text:p>
          </table:table-cell>
          <table:table-cell/>
          <table:table-cell office:value-type="float" office:value="36.684" calcext:value-type="float">
            <text:p>36.684</text:p>
          </table:table-cell>
          <table:table-cell office:value-type="float" office:value="0.033" calcext:value-type="float">
            <text:p>0.033</text:p>
          </table:table-cell>
          <table:table-cell office:value-type="float" office:value="2.663" calcext:value-type="float">
            <text:p>2.663</text:p>
          </table:table-cell>
          <table:table-cell office:value-type="float" office:value="2.171" calcext:value-type="float">
            <text:p>2.171</text:p>
          </table:table-cell>
          <table:table-cell office:value-type="float" office:value="0.13" calcext:value-type="float">
            <text:p>0.13</text:p>
          </table:table-cell>
          <table:table-cell office:value-type="float" office:value="0.021" calcext:value-type="float">
            <text:p>0.021</text:p>
          </table:table-cell>
          <table:table-cell office:value-type="float" office:value="39.548" calcext:value-type="float">
            <text:p>39.5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2.743" calcext:value-type="float">
            <text:p>22.743</text:p>
          </table:table-cell>
          <table:table-cell office:value-type="float" office:value="2.347" calcext:value-type="float">
            <text:p>2.347</text:p>
          </table:table-cell>
          <table:table-cell office:value-type="float" office:value="8.56" calcext:value-type="float">
            <text:p>8.56</text:p>
          </table:table-cell>
          <table:table-cell office:value-type="float" office:value="0.211" calcext:value-type="float">
            <text:p>0.2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75" calcext:value-type="float">
            <text:p>0.175</text:p>
          </table:table-cell>
          <table:table-cell office:value-type="float" office:value="72.055" calcext:value-type="float">
            <text:p>72.055</text:p>
          </table:table-cell>
          <table:table-cell/>
          <table:table-cell office:value-type="float" office:value="37.907" calcext:value-type="float">
            <text:p>37.907</text:p>
          </table:table-cell>
          <table:table-cell office:value-type="float" office:value="0.039" calcext:value-type="float">
            <text:p>0.039</text:p>
          </table:table-cell>
          <table:table-cell office:value-type="float" office:value="2.695" calcext:value-type="float">
            <text:p>2.695</text:p>
          </table:table-cell>
          <table:table-cell office:value-type="float" office:value="1.185" calcext:value-type="float">
            <text:p>1.18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5" calcext:value-type="float">
            <text:p>0.05</text:p>
          </table:table-cell>
          <table:table-cell office:value-type="float" office:value="40.997" calcext:value-type="float">
            <text:p>40.99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3.497" calcext:value-type="float">
            <text:p>23.497</text:p>
          </table:table-cell>
          <table:table-cell office:value-type="float" office:value="2.302" calcext:value-type="float">
            <text:p>2.302</text:p>
          </table:table-cell>
          <table:table-cell office:value-type="float" office:value="8.342" calcext:value-type="float">
            <text:p>8.342</text:p>
          </table:table-cell>
          <table:table-cell office:value-type="float" office:value="0.183" calcext:value-type="float">
            <text:p>0.18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6" calcext:value-type="float">
            <text:p>0.096</text:p>
          </table:table-cell>
          <table:table-cell office:value-type="float" office:value="72.123" calcext:value-type="float">
            <text:p>72.123</text:p>
          </table:table-cell>
          <table:table-cell/>
          <table:table-cell office:value-type="float" office:value="37.465" calcext:value-type="float">
            <text:p>37.465</text:p>
          </table:table-cell>
          <table:table-cell office:value-type="float" office:value="0.038" calcext:value-type="float">
            <text:p>0.038</text:p>
          </table:table-cell>
          <table:table-cell office:value-type="float" office:value="2.636" calcext:value-type="float">
            <text:p>2.636</text:p>
          </table:table-cell>
          <table:table-cell office:value-type="float" office:value="2.585" calcext:value-type="float">
            <text:p>2.585</text:p>
          </table:table-cell>
          <table:table-cell office:value-type="float" office:value="0.203" calcext:value-type="float">
            <text:p>0.203</text:p>
          </table:table-cell>
          <table:table-cell office:value-type="float" office:value="0.024" calcext:value-type="float">
            <text:p>0.024</text:p>
          </table:table-cell>
          <table:table-cell office:value-type="float" office:value="40.499" calcext:value-type="float">
            <text:p>40.4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4.039" calcext:value-type="float">
            <text:p>24.039</text:p>
          </table:table-cell>
          <table:table-cell office:value-type="float" office:value="2.273" calcext:value-type="float">
            <text:p>2.273</text:p>
          </table:table-cell>
          <table:table-cell office:value-type="float" office:value="8.34" calcext:value-type="float">
            <text:p>8.3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72.607" calcext:value-type="float">
            <text:p>72.607</text:p>
          </table:table-cell>
          <table:table-cell/>
          <table:table-cell office:value-type="float" office:value="37.442" calcext:value-type="float">
            <text:p>37.442</text:p>
          </table:table-cell>
          <table:table-cell office:value-type="float" office:value="0.037" calcext:value-type="float">
            <text:p>0.037</text:p>
          </table:table-cell>
          <table:table-cell office:value-type="float" office:value="2.591" calcext:value-type="float">
            <text:p>2.591</text:p>
          </table:table-cell>
          <table:table-cell office:value-type="float" office:value="0.81" calcext:value-type="float">
            <text:p>0.81</text:p>
          </table:table-cell>
          <table:table-cell office:value-type="float" office:value="0.191" calcext:value-type="float">
            <text:p>0.191</text:p>
          </table:table-cell>
          <table:table-cell office:value-type="float" office:value="0.021" calcext:value-type="float">
            <text:p>0.021</text:p>
          </table:table-cell>
          <table:table-cell office:value-type="float" office:value="40.595" calcext:value-type="float">
            <text:p>40.59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2.083" calcext:value-type="float">
            <text:p>22.083</text:p>
          </table:table-cell>
          <table:table-cell office:value-type="float" office:value="2.169" calcext:value-type="float">
            <text:p>2.169</text:p>
          </table:table-cell>
          <table:table-cell office:value-type="float" office:value="8.917" calcext:value-type="float">
            <text:p>8.917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1" calcext:value-type="float">
            <text:p>0.101</text:p>
          </table:table-cell>
          <table:table-cell office:value-type="float" office:value="71.653" calcext:value-type="float">
            <text:p>71.653</text:p>
          </table:table-cell>
          <table:table-cell/>
          <table:table-cell office:value-type="float" office:value="37.851" calcext:value-type="float">
            <text:p>37.851</text:p>
          </table:table-cell>
          <table:table-cell office:value-type="float" office:value="0.037" calcext:value-type="float">
            <text:p>0.037</text:p>
          </table:table-cell>
          <table:table-cell office:value-type="float" office:value="2.472" calcext:value-type="float">
            <text:p>2.472</text:p>
          </table:table-cell>
          <table:table-cell office:value-type="float" office:value="1.746" calcext:value-type="float">
            <text:p>1.746</text:p>
          </table:table-cell>
          <table:table-cell office:value-type="float" office:value="0.17" calcext:value-type="float">
            <text:p>0.17</text:p>
          </table:table-cell>
          <table:table-cell office:value-type="float" office:value="0.032" calcext:value-type="float">
            <text:p>0.032</text:p>
          </table:table-cell>
          <table:table-cell office:value-type="float" office:value="41.306" calcext:value-type="float">
            <text:p>41.3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7.287" calcext:value-type="float">
            <text:p>27.287</text:p>
          </table:table-cell>
          <table:table-cell office:value-type="float" office:value="2.66" calcext:value-type="float">
            <text:p>2.66</text:p>
          </table:table-cell>
          <table:table-cell office:value-type="float" office:value="8.895" calcext:value-type="float">
            <text:p>8.8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9" calcext:value-type="float">
            <text:p>0.129</text:p>
          </table:table-cell>
          <table:table-cell office:value-type="float" office:value="77.49" calcext:value-type="float">
            <text:p>77.49</text:p>
          </table:table-cell>
          <table:table-cell/>
          <table:table-cell office:value-type="float" office:value="38.116" calcext:value-type="float">
            <text:p>38.116</text:p>
          </table:table-cell>
          <table:table-cell office:value-type="float" office:value="0.041" calcext:value-type="float">
            <text:p>0.041</text:p>
          </table:table-cell>
          <table:table-cell office:value-type="float" office:value="3.023" calcext:value-type="float">
            <text:p>3.023</text:p>
          </table:table-cell>
          <table:table-cell office:value-type="float" office:value="1.32" calcext:value-type="float">
            <text:p>1.32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3" calcext:value-type="float">
            <text:p>0.023</text:p>
          </table:table-cell>
          <table:table-cell office:value-type="float" office:value="41.688" calcext:value-type="float">
            <text:p>41.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9.221" calcext:value-type="float">
            <text:p>19.221</text:p>
          </table:table-cell>
          <table:table-cell office:value-type="float" office:value="1.789" calcext:value-type="float">
            <text:p>1.789</text:p>
          </table:table-cell>
          <table:table-cell office:value-type="float" office:value="3.614" calcext:value-type="float">
            <text:p>3.614</text:p>
          </table:table-cell>
          <table:table-cell office:value-type="float" office:value="0.208" calcext:value-type="float">
            <text:p>0.2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" calcext:value-type="float">
            <text:p>0.12</text:p>
          </table:table-cell>
          <table:table-cell office:value-type="float" office:value="72.984" calcext:value-type="float">
            <text:p>72.984</text:p>
          </table:table-cell>
          <table:table-cell/>
          <table:table-cell office:value-type="float" office:value="47.77" calcext:value-type="float">
            <text:p>47.77</text:p>
          </table:table-cell>
          <table:table-cell office:value-type="float" office:value="0.065" calcext:value-type="float">
            <text:p>0.065</text:p>
          </table:table-cell>
          <table:table-cell office:value-type="float" office:value="2.254" calcext:value-type="float">
            <text:p>2.254</text:p>
          </table:table-cell>
          <table:table-cell office:value-type="float" office:value="2.209" calcext:value-type="float">
            <text:p>2.20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1" calcext:value-type="float">
            <text:p>0.041</text:p>
          </table:table-cell>
          <table:table-cell office:value-type="float" office:value="50.288" calcext:value-type="float">
            <text:p>50.2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9.689" calcext:value-type="float">
            <text:p>19.689</text:p>
          </table:table-cell>
          <table:table-cell office:value-type="float" office:value="1.794" calcext:value-type="float">
            <text:p>1.794</text:p>
          </table:table-cell>
          <table:table-cell office:value-type="float" office:value="2.788" calcext:value-type="float">
            <text:p>2.788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12" calcext:value-type="float">
            <text:p>0.112</text:p>
          </table:table-cell>
          <table:table-cell office:value-type="float" office:value="66.841" calcext:value-type="float">
            <text:p>66.841</text:p>
          </table:table-cell>
          <table:table-cell/>
          <table:table-cell office:value-type="float" office:value="42.049" calcext:value-type="float">
            <text:p>42.049</text:p>
          </table:table-cell>
          <table:table-cell office:value-type="float" office:value="0.06" calcext:value-type="float">
            <text:p>0.06</text:p>
          </table:table-cell>
          <table:table-cell office:value-type="float" office:value="2.27" calcext:value-type="float">
            <text:p>2.27</text:p>
          </table:table-cell>
          <table:table-cell office:value-type="float" office:value="1.414" calcext:value-type="float">
            <text:p>1.414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2" calcext:value-type="float">
            <text:p>0.042</text:p>
          </table:table-cell>
          <table:table-cell office:value-type="float" office:value="45.27" calcext:value-type="float">
            <text:p>45.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3.812" calcext:value-type="float">
            <text:p>23.812</text:p>
          </table:table-cell>
          <table:table-cell office:value-type="float" office:value="2.44" calcext:value-type="float">
            <text:p>2.44</text:p>
          </table:table-cell>
          <table:table-cell office:value-type="float" office:value="2.785" calcext:value-type="float">
            <text:p>2.78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3" calcext:value-type="float">
            <text:p>0.123</text:p>
          </table:table-cell>
          <table:table-cell office:value-type="float" office:value="0.111" calcext:value-type="float">
            <text:p>0.111</text:p>
          </table:table-cell>
          <table:table-cell office:value-type="float" office:value="70.64" calcext:value-type="float">
            <text:p>70.64</text:p>
          </table:table-cell>
          <table:table-cell/>
          <table:table-cell office:value-type="float" office:value="40.676" calcext:value-type="float">
            <text:p>40.676</text:p>
          </table:table-cell>
          <table:table-cell office:value-type="float" office:value="0.085" calcext:value-type="float">
            <text:p>0.085</text:p>
          </table:table-cell>
          <table:table-cell office:value-type="float" office:value="2.919" calcext:value-type="float">
            <text:p>2.919</text:p>
          </table:table-cell>
          <table:table-cell office:value-type="float" office:value="1.459" calcext:value-type="float">
            <text:p>1.459</text:p>
          </table:table-cell>
          <table:table-cell office:value-type="float" office:value="0.327" calcext:value-type="float">
            <text:p>0.327</text:p>
          </table:table-cell>
          <table:table-cell office:value-type="float" office:value="0.083" calcext:value-type="float">
            <text:p>0.083</text:p>
          </table:table-cell>
          <table:table-cell office:value-type="float" office:value="44.867" calcext:value-type="float">
            <text:p>44.8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7.226" calcext:value-type="float">
            <text:p>27.226</text:p>
          </table:table-cell>
          <table:table-cell office:value-type="float" office:value="2.71" calcext:value-type="float">
            <text:p>2.71</text:p>
          </table:table-cell>
          <table:table-cell office:value-type="float" office:value="3.622" calcext:value-type="float">
            <text:p>3.622</text:p>
          </table:table-cell>
          <table:table-cell office:value-type="float" office:value="0.299" calcext:value-type="float">
            <text:p>0.2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2" calcext:value-type="float">
            <text:p>0.102</text:p>
          </table:table-cell>
          <table:table-cell office:value-type="float" office:value="84.142" calcext:value-type="float">
            <text:p>84.142</text:p>
          </table:table-cell>
          <table:table-cell/>
          <table:table-cell office:value-type="float" office:value="49.601" calcext:value-type="float">
            <text:p>49.601</text:p>
          </table:table-cell>
          <table:table-cell office:value-type="float" office:value="0.114" calcext:value-type="float">
            <text:p>0.114</text:p>
          </table:table-cell>
          <table:table-cell office:value-type="float" office:value="3.224" calcext:value-type="float">
            <text:p>3.224</text:p>
          </table:table-cell>
          <table:table-cell office:value-type="float" office:value="2.308" calcext:value-type="float">
            <text:p>2.308</text:p>
          </table:table-cell>
          <table:table-cell office:value-type="float" office:value="0.334" calcext:value-type="float">
            <text:p>0.334</text:p>
          </table:table-cell>
          <table:table-cell office:value-type="float" office:value="0.048" calcext:value-type="float">
            <text:p>0.048</text:p>
          </table:table-cell>
          <table:table-cell office:value-type="float" office:value="53.317" calcext:value-type="float">
            <text:p>53.31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19.896" calcext:value-type="float">
            <text:p>19.896</text:p>
          </table:table-cell>
          <table:table-cell office:value-type="float" office:value="1.811" calcext:value-type="float">
            <text:p>1.811</text:p>
          </table:table-cell>
          <table:table-cell office:value-type="float" office:value="2.153" calcext:value-type="float">
            <text:p>2.153</text:p>
          </table:table-cell>
          <table:table-cell office:value-type="float" office:value="0.211" calcext:value-type="float">
            <text:p>0.2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6" calcext:value-type="float">
            <text:p>0.146</text:p>
          </table:table-cell>
          <table:table-cell office:value-type="float" office:value="64.628" calcext:value-type="float">
            <text:p>64.628</text:p>
          </table:table-cell>
          <table:table-cell/>
          <table:table-cell office:value-type="float" office:value="40.003" calcext:value-type="float">
            <text:p>40.003</text:p>
          </table:table-cell>
          <table:table-cell office:value-type="float" office:value="0.06" calcext:value-type="float">
            <text:p>0.06</text:p>
          </table:table-cell>
          <table:table-cell office:value-type="float" office:value="2.27" calcext:value-type="float">
            <text:p>2.27</text:p>
          </table:table-cell>
          <table:table-cell office:value-type="float" office:value="0.755" calcext:value-type="float">
            <text:p>0.755</text:p>
          </table:table-cell>
          <table:table-cell office:value-type="float" office:value="0.241" calcext:value-type="float">
            <text:p>0.241</text:p>
          </table:table-cell>
          <table:table-cell office:value-type="float" office:value="0.045" calcext:value-type="float">
            <text:p>0.045</text:p>
          </table:table-cell>
          <table:table-cell office:value-type="float" office:value="42.676" calcext:value-type="float">
            <text:p>42.6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0.138" calcext:value-type="float">
            <text:p>30.138</text:p>
          </table:table-cell>
          <table:table-cell office:value-type="float" office:value="2.358" calcext:value-type="float">
            <text:p>2.358</text:p>
          </table:table-cell>
          <table:table-cell office:value-type="float" office:value="0.687" calcext:value-type="float">
            <text:p>0.687</text:p>
          </table:table-cell>
          <table:table-cell office:value-type="float" office:value="0.581" calcext:value-type="float">
            <text:p>0.581</text:p>
          </table:table-cell>
          <table:table-cell office:value-type="float" office:value="0.006" calcext:value-type="float">
            <text:p>0.006</text:p>
          </table:table-cell>
          <table:table-cell office:value-type="float" office:value="0.16" calcext:value-type="float">
            <text:p>0.16</text:p>
          </table:table-cell>
          <table:table-cell office:value-type="float" office:value="0.179" calcext:value-type="float">
            <text:p>0.179</text:p>
          </table:table-cell>
          <table:table-cell office:value-type="float" office:value="85.066" calcext:value-type="float">
            <text:p>85.066</text:p>
          </table:table-cell>
          <table:table-cell/>
          <table:table-cell office:value-type="float" office:value="51.112" calcext:value-type="float">
            <text:p>51.112</text:p>
          </table:table-cell>
          <table:table-cell office:value-type="float" office:value="0.051" calcext:value-type="float">
            <text:p>0.051</text:p>
          </table:table-cell>
          <table:table-cell office:value-type="float" office:value="2.762" calcext:value-type="float">
            <text:p>2.762</text:p>
          </table:table-cell>
          <table:table-cell office:value-type="float" office:value="0.433" calcext:value-type="float">
            <text:p>0.433</text:p>
          </table:table-cell>
          <table:table-cell office:value-type="float" office:value="0.654" calcext:value-type="float">
            <text:p>0.654</text:p>
          </table:table-cell>
          <table:table-cell office:value-type="float" office:value="0.091" calcext:value-type="float">
            <text:p>0.091</text:p>
          </table:table-cell>
          <table:table-cell office:value-type="float" office:value="54.818" calcext:value-type="float">
            <text:p>54.8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4.735" calcext:value-type="float">
            <text:p>24.735</text:p>
          </table:table-cell>
          <table:table-cell office:value-type="float" office:value="1.772" calcext:value-type="float">
            <text:p>1.772</text:p>
          </table:table-cell>
          <table:table-cell office:value-type="float" office:value="0.937" calcext:value-type="float">
            <text:p>0.937</text:p>
          </table:table-cell>
          <table:table-cell office:value-type="float" office:value="0.33" calcext:value-type="float">
            <text:p>0.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office:value-type="float" office:value="79.321" calcext:value-type="float">
            <text:p>79.321</text:p>
          </table:table-cell>
          <table:table-cell/>
          <table:table-cell office:value-type="float" office:value="51.07" calcext:value-type="float">
            <text:p>51.07</text:p>
          </table:table-cell>
          <table:table-cell office:value-type="float" office:value="0.056" calcext:value-type="float">
            <text:p>0.056</text:p>
          </table:table-cell>
          <table:table-cell office:value-type="float" office:value="2.129" calcext:value-type="float">
            <text:p>2.129</text:p>
          </table:table-cell>
          <table:table-cell office:value-type="float" office:value="0.658" calcext:value-type="float">
            <text:p>0.658</text:p>
          </table:table-cell>
          <table:table-cell office:value-type="float" office:value="0.403" calcext:value-type="float">
            <text:p>0.403</text:p>
          </table:table-cell>
          <table:table-cell office:value-type="float" office:value="0.154" calcext:value-type="float">
            <text:p>0.154</text:p>
          </table:table-cell>
          <table:table-cell office:value-type="float" office:value="54.18" calcext:value-type="float">
            <text:p>54.1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6.588" calcext:value-type="float">
            <text:p>16.588</text:p>
          </table:table-cell>
          <table:table-cell office:value-type="float" office:value="1.804" calcext:value-type="float">
            <text:p>1.80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33" calcext:value-type="float">
            <text:p>0.3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15" calcext:value-type="float">
            <text:p>0.115</text:p>
          </table:table-cell>
          <table:table-cell office:value-type="float" office:value="0.09" calcext:value-type="float">
            <text:p>0.09</text:p>
          </table:table-cell>
          <table:table-cell office:value-type="float" office:value="73.27" calcext:value-type="float">
            <text:p>73.27</text:p>
          </table:table-cell>
          <table:table-cell/>
          <table:table-cell office:value-type="float" office:value="53.463" calcext:value-type="float">
            <text:p>53.463</text:p>
          </table:table-cell>
          <table:table-cell office:value-type="float" office:value="0.058" calcext:value-type="float">
            <text:p>0.058</text:p>
          </table:table-cell>
          <table:table-cell office:value-type="float" office:value="2.157" calcext:value-type="float">
            <text:p>2.157</text:p>
          </table:table-cell>
          <table:table-cell office:value-type="float" office:value="0.654" calcext:value-type="float">
            <text:p>0.654</text:p>
          </table:table-cell>
          <table:table-cell office:value-type="float" office:value="0.404" calcext:value-type="float">
            <text:p>0.404</text:p>
          </table:table-cell>
          <table:table-cell office:value-type="float" office:value="0.115" calcext:value-type="float">
            <text:p>0.115</text:p>
          </table:table-cell>
          <table:table-cell office:value-type="float" office:value="56.113" calcext:value-type="float">
            <text:p>56.1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6.353" calcext:value-type="float">
            <text:p>26.353</text:p>
          </table:table-cell>
          <table:table-cell office:value-type="float" office:value="2.569" calcext:value-type="float">
            <text:p>2.569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6" calcext:value-type="float">
            <text:p>0.106</text:p>
          </table:table-cell>
          <table:table-cell office:value-type="float" office:value="83.314" calcext:value-type="float">
            <text:p>83.314</text:p>
          </table:table-cell>
          <table:table-cell/>
          <table:table-cell office:value-type="float" office:value="52.597" calcext:value-type="float">
            <text:p>52.597</text:p>
          </table:table-cell>
          <table:table-cell office:value-type="float" office:value="0.061" calcext:value-type="float">
            <text:p>0.061</text:p>
          </table:table-cell>
          <table:table-cell office:value-type="float" office:value="2.962" calcext:value-type="float">
            <text:p>2.962</text:p>
          </table:table-cell>
          <table:table-cell office:value-type="float" office:value="0.598" calcext:value-type="float">
            <text:p>0.598</text:p>
          </table:table-cell>
          <table:table-cell office:value-type="float" office:value="0.556" calcext:value-type="float">
            <text:p>0.556</text:p>
          </table:table-cell>
          <table:table-cell office:value-type="float" office:value="0.112" calcext:value-type="float">
            <text:p>0.112</text:p>
          </table:table-cell>
          <table:table-cell office:value-type="float" office:value="56.69" calcext:value-type="float">
            <text:p>56.6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1.947" calcext:value-type="float">
            <text:p>21.947</text:p>
          </table:table-cell>
          <table:table-cell office:value-type="float" office:value="2.211" calcext:value-type="float">
            <text:p>2.2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401" calcext:value-type="float">
            <text:p>0.4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6" calcext:value-type="float">
            <text:p>0.126</text:p>
          </table:table-cell>
          <table:table-cell office:value-type="float" office:value="77.221" calcext:value-type="float">
            <text:p>77.221</text:p>
          </table:table-cell>
          <table:table-cell/>
          <table:table-cell office:value-type="float" office:value="51.352" calcext:value-type="float">
            <text:p>51.352</text:p>
          </table:table-cell>
          <table:table-cell office:value-type="float" office:value="0.064" calcext:value-type="float">
            <text:p>0.064</text:p>
          </table:table-cell>
          <table:table-cell office:value-type="float" office:value="2.591" calcext:value-type="float">
            <text:p>2.591</text:p>
          </table:table-cell>
          <table:table-cell office:value-type="float" office:value="0.585" calcext:value-type="float">
            <text:p>0.585</text:p>
          </table:table-cell>
          <table:table-cell office:value-type="float" office:value="0.485" calcext:value-type="float">
            <text:p>0.485</text:p>
          </table:table-cell>
          <table:table-cell office:value-type="float" office:value="0.161" calcext:value-type="float">
            <text:p>0.161</text:p>
          </table:table-cell>
          <table:table-cell office:value-type="float" office:value="54.643" calcext:value-type="float">
            <text:p>54.64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2.854" calcext:value-type="float">
            <text:p>22.854</text:p>
          </table:table-cell>
          <table:table-cell office:value-type="float" office:value="2.418" calcext:value-type="float">
            <text:p>2.418</text:p>
          </table:table-cell>
          <table:table-cell office:value-type="float" office:value="395.499" calcext:value-type="float">
            <text:p>395.49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2" calcext:value-type="float">
            <text:p>0.062</text:p>
          </table:table-cell>
          <table:table-cell office:value-type="float" office:value="454.287" calcext:value-type="float">
            <text:p>454.287</text:p>
          </table:table-cell>
          <table:table-cell/>
          <table:table-cell office:value-type="float" office:value="33.232" calcext:value-type="float">
            <text:p>33.2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16" calcext:value-type="float">
            <text:p>0.1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33.365" calcext:value-type="float">
            <text:p>33.3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5.508" calcext:value-type="float">
            <text:p>25.508</text:p>
          </table:table-cell>
          <table:table-cell office:value-type="float" office:value="2.306" calcext:value-type="float">
            <text:p>2.306</text:p>
          </table:table-cell>
          <table:table-cell office:value-type="float" office:value="394.927" calcext:value-type="float">
            <text:p>394.927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84" calcext:value-type="float">
            <text:p>0.084</text:p>
          </table:table-cell>
          <table:table-cell office:value-type="float" office:value="456.447" calcext:value-type="float">
            <text:p>456.447</text:p>
          </table:table-cell>
          <table:table-cell/>
          <table:table-cell office:value-type="float" office:value="33.426" calcext:value-type="float">
            <text:p>33.426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33.544" calcext:value-type="float">
            <text:p>33.5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2.935" calcext:value-type="float">
            <text:p>22.935</text:p>
          </table:table-cell>
          <table:table-cell office:value-type="float" office:value="2.388" calcext:value-type="float">
            <text:p>2.388</text:p>
          </table:table-cell>
          <table:table-cell office:value-type="float" office:value="405.959" calcext:value-type="float">
            <text:p>405.95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01" calcext:value-type="float">
            <text:p>0.101</text:p>
          </table:table-cell>
          <table:table-cell office:value-type="float" office:value="463.806" calcext:value-type="float">
            <text:p>463.806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32.322" calcext:value-type="float">
            <text:p>32.32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2.829" calcext:value-type="float">
            <text:p>22.829</text:p>
          </table:table-cell>
          <table:table-cell office:value-type="float" office:value="2.386" calcext:value-type="float">
            <text:p>2.386</text:p>
          </table:table-cell>
          <table:table-cell office:value-type="float" office:value="395.792" calcext:value-type="float">
            <text:p>395.79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8" calcext:value-type="float">
            <text:p>0.078</text:p>
          </table:table-cell>
          <table:table-cell office:value-type="float" office:value="454.021" calcext:value-type="float">
            <text:p>454.021</text:p>
          </table:table-cell>
          <table:table-cell/>
          <table:table-cell office:value-type="float" office:value="32.739" calcext:value-type="float">
            <text:p>32.739</text:p>
          </table:table-cell>
          <table:table-cell office:value-type="float" office:value="0.006" calcext:value-type="float">
            <text:p>0.0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32.857" calcext:value-type="float">
            <text:p>32.8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4.6" calcext:value-type="float">
            <text:p>24.6</text:p>
          </table:table-cell>
          <table:table-cell office:value-type="float" office:value="2.483" calcext:value-type="float">
            <text:p>2.483</text:p>
          </table:table-cell>
          <table:table-cell office:value-type="float" office:value="398.277" calcext:value-type="float">
            <text:p>398.2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2" calcext:value-type="float">
            <text:p>0.082</text:p>
          </table:table-cell>
          <table:table-cell office:value-type="float" office:value="459.643" calcext:value-type="float">
            <text:p>459.643</text:p>
          </table:table-cell>
          <table:table-cell/>
          <table:table-cell office:value-type="float" office:value="34.003" calcext:value-type="float">
            <text:p>34.0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34.123" calcext:value-type="float">
            <text:p>34.12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0.421" calcext:value-type="float">
            <text:p>160.421</text:p>
          </table:table-cell>
          <table:table-cell office:value-type="float" office:value="19.171" calcext:value-type="float">
            <text:p>19.171</text:p>
          </table:table-cell>
          <table:table-cell office:value-type="float" office:value="10281.97" calcext:value-type="float">
            <text:p>10281.97</text:p>
          </table:table-cell>
          <table:table-cell office:value-type="float" office:value="0.725" calcext:value-type="float">
            <text:p>0.72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9" calcext:value-type="float">
            <text:p>0.089</text:p>
          </table:table-cell>
          <table:table-cell office:value-type="float" office:value="10498.01" calcext:value-type="float">
            <text:p>10498.01</text:p>
          </table:table-cell>
          <table:table-cell/>
          <table:table-cell office:value-type="float" office:value="34.693" calcext:value-type="float">
            <text:p>34.693</text:p>
          </table:table-cell>
          <table:table-cell office:value-type="float" office:value="0.017" calcext:value-type="float">
            <text:p>0.017</text:p>
          </table:table-cell>
          <table:table-cell office:value-type="float" office:value="19.943" calcext:value-type="float">
            <text:p>19.943</text:p>
          </table:table-cell>
          <table:table-cell office:value-type="float" office:value="84.599" calcext:value-type="float">
            <text:p>84.599</text:p>
          </table:table-cell>
          <table:table-cell office:value-type="float" office:value="0.688" calcext:value-type="float">
            <text:p>0.688</text:p>
          </table:table-cell>
          <table:table-cell office:value-type="float" office:value="0.012" calcext:value-type="float">
            <text:p>0.012</text:p>
          </table:table-cell>
          <table:table-cell office:value-type="float" office:value="139.739" calcext:value-type="float">
            <text:p>139.73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54.338" calcext:value-type="float">
            <text:p>154.338</text:p>
          </table:table-cell>
          <table:table-cell office:value-type="float" office:value="19.091" calcext:value-type="float">
            <text:p>19.091</text:p>
          </table:table-cell>
          <table:table-cell office:value-type="float" office:value="10077.386" calcext:value-type="float">
            <text:p>10077.386</text:p>
          </table:table-cell>
          <table:table-cell office:value-type="float" office:value="0.726" calcext:value-type="float">
            <text:p>0.7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163" calcext:value-type="float">
            <text:p>0.163</text:p>
          </table:table-cell>
          <table:table-cell office:value-type="float" office:value="10287.485" calcext:value-type="float">
            <text:p>10287.485</text:p>
          </table:table-cell>
          <table:table-cell/>
          <table:table-cell office:value-type="float" office:value="35.254" calcext:value-type="float">
            <text:p>35.254</text:p>
          </table:table-cell>
          <table:table-cell office:value-type="float" office:value="0.014" calcext:value-type="float">
            <text:p>0.014</text:p>
          </table:table-cell>
          <table:table-cell office:value-type="float" office:value="19.781" calcext:value-type="float">
            <text:p>19.781</text:p>
          </table:table-cell>
          <table:table-cell office:value-type="float" office:value="60.859" calcext:value-type="float">
            <text:p>60.859</text:p>
          </table:table-cell>
          <table:table-cell office:value-type="float" office:value="0.695" calcext:value-type="float">
            <text:p>0.695</text:p>
          </table:table-cell>
          <table:table-cell office:value-type="float" office:value="0.011" calcext:value-type="float">
            <text:p>0.011</text:p>
          </table:table-cell>
          <table:table-cell office:value-type="float" office:value="116.608" calcext:value-type="float">
            <text:p>116.6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1.591" calcext:value-type="float">
            <text:p>161.591</text:p>
          </table:table-cell>
          <table:table-cell office:value-type="float" office:value="18.962" calcext:value-type="float">
            <text:p>18.962</text:p>
          </table:table-cell>
          <table:table-cell office:value-type="float" office:value="10171.949" calcext:value-type="float">
            <text:p>10171.949</text:p>
          </table:table-cell>
          <table:table-cell office:value-type="float" office:value="0.694" calcext:value-type="float">
            <text:p>0.69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office:value-type="float" office:value="0.089" calcext:value-type="float">
            <text:p>0.089</text:p>
          </table:table-cell>
          <table:table-cell office:value-type="float" office:value="10390.06" calcext:value-type="float">
            <text:p>10390.06</text:p>
          </table:table-cell>
          <table:table-cell/>
          <table:table-cell office:value-type="float" office:value="35.878" calcext:value-type="float">
            <text:p>35.878</text:p>
          </table:table-cell>
          <table:table-cell office:value-type="float" office:value="0.015" calcext:value-type="float">
            <text:p>0.015</text:p>
          </table:table-cell>
          <table:table-cell office:value-type="float" office:value="19.666" calcext:value-type="float">
            <text:p>19.666</text:p>
          </table:table-cell>
          <table:table-cell office:value-type="float" office:value="64.431" calcext:value-type="float">
            <text:p>64.43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12" calcext:value-type="float">
            <text:p>0.012</text:p>
          </table:table-cell>
          <table:table-cell office:value-type="float" office:value="119.345" calcext:value-type="float">
            <text:p>119.34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0.648" calcext:value-type="float">
            <text:p>160.648</text:p>
          </table:table-cell>
          <table:table-cell office:value-type="float" office:value="18.847" calcext:value-type="float">
            <text:p>18.847</text:p>
          </table:table-cell>
          <table:table-cell office:value-type="float" office:value="9884.733" calcext:value-type="float">
            <text:p>9884.733</text:p>
          </table:table-cell>
          <table:table-cell office:value-type="float" office:value="0.687" calcext:value-type="float">
            <text:p>0.68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2" calcext:value-type="float">
            <text:p>0.082</text:p>
          </table:table-cell>
          <table:table-cell office:value-type="float" office:value="10100.59" calcext:value-type="float">
            <text:p>10100.59</text:p>
          </table:table-cell>
          <table:table-cell/>
          <table:table-cell office:value-type="float" office:value="34.762" calcext:value-type="float">
            <text:p>34.762</text:p>
          </table:table-cell>
          <table:table-cell office:value-type="float" office:value="0.015" calcext:value-type="float">
            <text:p>0.015</text:p>
          </table:table-cell>
          <table:table-cell office:value-type="float" office:value="19.549" calcext:value-type="float">
            <text:p>19.549</text:p>
          </table:table-cell>
          <table:table-cell office:value-type="float" office:value="69.32" calcext:value-type="float">
            <text:p>69.32</text:p>
          </table:table-cell>
          <table:table-cell office:value-type="float" office:value="0.654" calcext:value-type="float">
            <text:p>0.654</text:p>
          </table:table-cell>
          <table:table-cell office:value-type="float" office:value="0.012" calcext:value-type="float">
            <text:p>0.012</text:p>
          </table:table-cell>
          <table:table-cell office:value-type="float" office:value="123.141" calcext:value-type="float">
            <text:p>123.14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61.298" calcext:value-type="float">
            <text:p>161.298</text:p>
          </table:table-cell>
          <table:table-cell office:value-type="float" office:value="20.486" calcext:value-type="float">
            <text:p>20.486</text:p>
          </table:table-cell>
          <table:table-cell office:value-type="float" office:value="10175.414" calcext:value-type="float">
            <text:p>10175.414</text:p>
          </table:table-cell>
          <table:table-cell office:value-type="float" office:value="0.735" calcext:value-type="float">
            <text:p>0.7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62" calcext:value-type="float">
            <text:p>0.162</text:p>
          </table:table-cell>
          <table:table-cell office:value-type="float" office:value="10392.862" calcext:value-type="float">
            <text:p>10392.862</text:p>
          </table:table-cell>
          <table:table-cell/>
          <table:table-cell office:value-type="float" office:value="34.134" calcext:value-type="float">
            <text:p>34.134</text:p>
          </table:table-cell>
          <table:table-cell office:value-type="float" office:value="0.016" calcext:value-type="float">
            <text:p>0.016</text:p>
          </table:table-cell>
          <table:table-cell office:value-type="float" office:value="21.226" calcext:value-type="float">
            <text:p>21.226</text:p>
          </table:table-cell>
          <table:table-cell office:value-type="float" office:value="81.292" calcext:value-type="float">
            <text:p>81.292</text:p>
          </table:table-cell>
          <table:table-cell office:value-type="float" office:value="0.704" calcext:value-type="float">
            <text:p>0.704</text:p>
          </table:table-cell>
          <table:table-cell office:value-type="float" office:value="0.012" calcext:value-type="float">
            <text:p>0.012</text:p>
          </table:table-cell>
          <table:table-cell office:value-type="float" office:value="137.377" calcext:value-type="float">
            <text:p>137.37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80.376" calcext:value-type="float">
            <text:p>180.376</text:p>
          </table:table-cell>
          <table:table-cell office:value-type="float" office:value="21.022" calcext:value-type="float">
            <text:p>21.022</text:p>
          </table:table-cell>
          <table:table-cell office:value-type="float" office:value="2290.16" calcext:value-type="float">
            <text:p>2290.16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9" calcext:value-type="float">
            <text:p>0.159</text:p>
          </table:table-cell>
          <table:table-cell office:value-type="float" office:value="2530.487" calcext:value-type="float">
            <text:p>2530.487</text:p>
          </table:table-cell>
          <table:table-cell/>
          <table:table-cell office:value-type="float" office:value="37.163" calcext:value-type="float">
            <text:p>37.163</text:p>
          </table:table-cell>
          <table:table-cell office:value-type="float" office:value="0.024" calcext:value-type="float">
            <text:p>0.024</text:p>
          </table:table-cell>
          <table:table-cell office:value-type="float" office:value="21.785" calcext:value-type="float">
            <text:p>21.785</text:p>
          </table:table-cell>
          <table:table-cell office:value-type="float" office:value="84.154" calcext:value-type="float">
            <text:p>84.154</text:p>
          </table:table-cell>
          <table:table-cell office:value-type="float" office:value="0.989" calcext:value-type="float">
            <text:p>0.989</text:p>
          </table:table-cell>
          <table:table-cell office:value-type="float" office:value="0.017" calcext:value-type="float">
            <text:p>0.017</text:p>
          </table:table-cell>
          <table:table-cell office:value-type="float" office:value="142.716" calcext:value-type="float">
            <text:p>142.71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79.614" calcext:value-type="float">
            <text:p>179.614</text:p>
          </table:table-cell>
          <table:table-cell office:value-type="float" office:value="20.969" calcext:value-type="float">
            <text:p>20.969</text:p>
          </table:table-cell>
          <table:table-cell office:value-type="float" office:value="2309.326" calcext:value-type="float">
            <text:p>2309.326</text:p>
          </table:table-cell>
          <table:table-cell office:value-type="float" office:value="1.016" calcext:value-type="float">
            <text:p>1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9" calcext:value-type="float">
            <text:p>0.059</text:p>
          </table:table-cell>
          <table:table-cell office:value-type="float" office:value="0.203" calcext:value-type="float">
            <text:p>0.203</text:p>
          </table:table-cell>
          <table:table-cell office:value-type="float" office:value="2549.584" calcext:value-type="float">
            <text:p>2549.584</text:p>
          </table:table-cell>
          <table:table-cell/>
          <table:table-cell office:value-type="float" office:value="37.641" calcext:value-type="float">
            <text:p>37.641</text:p>
          </table:table-cell>
          <table:table-cell office:value-type="float" office:value="0.025" calcext:value-type="float">
            <text:p>0.025</text:p>
          </table:table-cell>
          <table:table-cell office:value-type="float" office:value="21.793" calcext:value-type="float">
            <text:p>21.793</text:p>
          </table:table-cell>
          <table:table-cell office:value-type="float" office:value="105.056" calcext:value-type="float">
            <text:p>105.056</text:p>
          </table:table-cell>
          <table:table-cell office:value-type="float" office:value="1.002" calcext:value-type="float">
            <text:p>1.002</text:p>
          </table:table-cell>
          <table:table-cell office:value-type="float" office:value="0.025" calcext:value-type="float">
            <text:p>0.025</text:p>
          </table:table-cell>
          <table:table-cell office:value-type="float" office:value="164.661" calcext:value-type="float">
            <text:p>164.66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57.89" calcext:value-type="float">
            <text:p>157.89</text:p>
          </table:table-cell>
          <table:table-cell office:value-type="float" office:value="19.317" calcext:value-type="float">
            <text:p>19.317</text:p>
          </table:table-cell>
          <table:table-cell office:value-type="float" office:value="2360.79" calcext:value-type="float">
            <text:p>2360.79</text:p>
          </table:table-cell>
          <table:table-cell office:value-type="float" office:value="1.017" calcext:value-type="float">
            <text:p>1.01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office:value-type="float" office:value="2577.518" calcext:value-type="float">
            <text:p>2577.518</text:p>
          </table:table-cell>
          <table:table-cell/>
          <table:table-cell office:value-type="float" office:value="37.945" calcext:value-type="float">
            <text:p>37.945</text:p>
          </table:table-cell>
          <table:table-cell office:value-type="float" office:value="0.027" calcext:value-type="float">
            <text:p>0.027</text:p>
          </table:table-cell>
          <table:table-cell office:value-type="float" office:value="20.058" calcext:value-type="float">
            <text:p>20.058</text:p>
          </table:table-cell>
          <table:table-cell office:value-type="float" office:value="114.764" calcext:value-type="float">
            <text:p>114.764</text:p>
          </table:table-cell>
          <table:table-cell office:value-type="float" office:value="1.01" calcext:value-type="float">
            <text:p>1.01</text:p>
          </table:table-cell>
          <table:table-cell office:value-type="float" office:value="0.029" calcext:value-type="float">
            <text:p>0.029</text:p>
          </table:table-cell>
          <table:table-cell office:value-type="float" office:value="173.21" calcext:value-type="float">
            <text:p>173.2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71.294" calcext:value-type="float">
            <text:p>171.294</text:p>
          </table:table-cell>
          <table:table-cell office:value-type="float" office:value="20.406" calcext:value-type="float">
            <text:p>20.406</text:p>
          </table:table-cell>
          <table:table-cell office:value-type="float" office:value="2338.45" calcext:value-type="float">
            <text:p>2338.4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45" calcext:value-type="float">
            <text:p>0.145</text:p>
          </table:table-cell>
          <table:table-cell office:value-type="float" office:value="2570.163" calcext:value-type="float">
            <text:p>2570.163</text:p>
          </table:table-cell>
          <table:table-cell/>
          <table:table-cell office:value-type="float" office:value="38.173" calcext:value-type="float">
            <text:p>38.173</text:p>
          </table:table-cell>
          <table:table-cell office:value-type="float" office:value="0.025" calcext:value-type="float">
            <text:p>0.025</text:p>
          </table:table-cell>
          <table:table-cell office:value-type="float" office:value="21.174" calcext:value-type="float">
            <text:p>21.174</text:p>
          </table:table-cell>
          <table:table-cell office:value-type="float" office:value="131.056" calcext:value-type="float">
            <text:p>131.056</text:p>
          </table:table-cell>
          <table:table-cell office:value-type="float" office:value="0.988" calcext:value-type="float">
            <text:p>0.988</text:p>
          </table:table-cell>
          <table:table-cell office:value-type="float" office:value="0.018" calcext:value-type="float">
            <text:p>0.018</text:p>
          </table:table-cell>
          <table:table-cell office:value-type="float" office:value="191.222" calcext:value-type="float">
            <text:p>191.22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59.289" calcext:value-type="float">
            <text:p>159.289</text:p>
          </table:table-cell>
          <table:table-cell office:value-type="float" office:value="19.721" calcext:value-type="float">
            <text:p>19.721</text:p>
          </table:table-cell>
          <table:table-cell office:value-type="float" office:value="2287.078" calcext:value-type="float">
            <text:p>2287.078</text:p>
          </table:table-cell>
          <table:table-cell office:value-type="float" office:value="1.067" calcext:value-type="float">
            <text:p>1.0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6" calcext:value-type="float">
            <text:p>0.076</text:p>
          </table:table-cell>
          <table:table-cell office:value-type="float" office:value="0.199" calcext:value-type="float">
            <text:p>0.199</text:p>
          </table:table-cell>
          <table:table-cell office:value-type="float" office:value="2505.006" calcext:value-type="float">
            <text:p>2505.006</text:p>
          </table:table-cell>
          <table:table-cell/>
          <table:table-cell office:value-type="float" office:value="36.909" calcext:value-type="float">
            <text:p>36.909</text:p>
          </table:table-cell>
          <table:table-cell office:value-type="float" office:value="0.024" calcext:value-type="float">
            <text:p>0.024</text:p>
          </table:table-cell>
          <table:table-cell office:value-type="float" office:value="20.553" calcext:value-type="float">
            <text:p>20.553</text:p>
          </table:table-cell>
          <table:table-cell office:value-type="float" office:value="78.056" calcext:value-type="float">
            <text:p>78.056</text:p>
          </table:table-cell>
          <table:table-cell office:value-type="float" office:value="1.06" calcext:value-type="float">
            <text:p>1.06</text:p>
          </table:table-cell>
          <table:table-cell office:value-type="float" office:value="0.017" calcext:value-type="float">
            <text:p>0.017</text:p>
          </table:table-cell>
          <table:table-cell office:value-type="float" office:value="136.359" calcext:value-type="float">
            <text:p>136.35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84.774" calcext:value-type="float">
            <text:p>184.774</text:p>
          </table:table-cell>
          <table:table-cell office:value-type="float" office:value="21.614" calcext:value-type="float">
            <text:p>21.614</text:p>
          </table:table-cell>
          <table:table-cell office:value-type="float" office:value="582.393" calcext:value-type="float">
            <text:p>582.393</text:p>
          </table:table-cell>
          <table:table-cell office:value-type="float" office:value="1.278" calcext:value-type="float">
            <text:p>1.27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1" calcext:value-type="float">
            <text:p>0.151</text:p>
          </table:table-cell>
          <table:table-cell office:value-type="float" office:value="829.328" calcext:value-type="float">
            <text:p>829.328</text:p>
          </table:table-cell>
          <table:table-cell/>
          <table:table-cell office:value-type="float" office:value="38.105" calcext:value-type="float">
            <text:p>38.105</text:p>
          </table:table-cell>
          <table:table-cell office:value-type="float" office:value="0.025" calcext:value-type="float">
            <text:p>0.025</text:p>
          </table:table-cell>
          <table:table-cell office:value-type="float" office:value="22.625" calcext:value-type="float">
            <text:p>22.625</text:p>
          </table:table-cell>
          <table:table-cell office:value-type="float" office:value="16.506" calcext:value-type="float">
            <text:p>16.506</text:p>
          </table:table-cell>
          <table:table-cell office:value-type="float" office:value="1.275" calcext:value-type="float">
            <text:p>1.275</text:p>
          </table:table-cell>
          <table:table-cell office:value-type="float" office:value="0.026" calcext:value-type="float">
            <text:p>0.026</text:p>
          </table:table-cell>
          <table:table-cell office:value-type="float" office:value="77.979" calcext:value-type="float">
            <text:p>77.97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73.634" calcext:value-type="float">
            <text:p>173.634</text:p>
          </table:table-cell>
          <table:table-cell office:value-type="float" office:value="21.933" calcext:value-type="float">
            <text:p>21.933</text:p>
          </table:table-cell>
          <table:table-cell office:value-type="float" office:value="577.535" calcext:value-type="float">
            <text:p>577.535</text:p>
          </table:table-cell>
          <table:table-cell office:value-type="float" office:value="1.28" calcext:value-type="float">
            <text:p>1.2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65" calcext:value-type="float">
            <text:p>0.165</text:p>
          </table:table-cell>
          <table:table-cell office:value-type="float" office:value="813.218" calcext:value-type="float">
            <text:p>813.218</text:p>
          </table:table-cell>
          <table:table-cell/>
          <table:table-cell office:value-type="float" office:value="37.874" calcext:value-type="float">
            <text:p>37.874</text:p>
          </table:table-cell>
          <table:table-cell office:value-type="float" office:value="0.031" calcext:value-type="float">
            <text:p>0.031</text:p>
          </table:table-cell>
          <table:table-cell office:value-type="float" office:value="22.945" calcext:value-type="float">
            <text:p>22.945</text:p>
          </table:table-cell>
          <table:table-cell office:value-type="float" office:value="7.241" calcext:value-type="float">
            <text:p>7.241</text:p>
          </table:table-cell>
          <table:table-cell office:value-type="float" office:value="1.276" calcext:value-type="float">
            <text:p>1.276</text:p>
          </table:table-cell>
          <table:table-cell office:value-type="float" office:value="0.019" calcext:value-type="float">
            <text:p>0.019</text:p>
          </table:table-cell>
          <table:table-cell office:value-type="float" office:value="68.424" calcext:value-type="float">
            <text:p>68.4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99.856" calcext:value-type="float">
            <text:p>199.856</text:p>
          </table:table-cell>
          <table:table-cell office:value-type="float" office:value="21.695" calcext:value-type="float">
            <text:p>21.695</text:p>
          </table:table-cell>
          <table:table-cell office:value-type="float" office:value="577.912" calcext:value-type="float">
            <text:p>577.912</text:p>
          </table:table-cell>
          <table:table-cell office:value-type="float" office:value="1.281" calcext:value-type="float">
            <text:p>1.28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2" calcext:value-type="float">
            <text:p>0.142</text:p>
          </table:table-cell>
          <table:table-cell office:value-type="float" office:value="842.536" calcext:value-type="float">
            <text:p>842.536</text:p>
          </table:table-cell>
          <table:table-cell/>
          <table:table-cell office:value-type="float" office:value="40.606" calcext:value-type="float">
            <text:p>40.606</text:p>
          </table:table-cell>
          <table:table-cell office:value-type="float" office:value="0.03" calcext:value-type="float">
            <text:p>0.03</text:p>
          </table:table-cell>
          <table:table-cell office:value-type="float" office:value="22.736" calcext:value-type="float">
            <text:p>22.736</text:p>
          </table:table-cell>
          <table:table-cell office:value-type="float" office:value="12.692" calcext:value-type="float">
            <text:p>12.692</text:p>
          </table:table-cell>
          <table:table-cell office:value-type="float" office:value="1.271" calcext:value-type="float">
            <text:p>1.271</text:p>
          </table:table-cell>
          <table:table-cell office:value-type="float" office:value="0.024" calcext:value-type="float">
            <text:p>0.024</text:p>
          </table:table-cell>
          <table:table-cell office:value-type="float" office:value="74.566" calcext:value-type="float">
            <text:p>74.56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74.823" calcext:value-type="float">
            <text:p>174.823</text:p>
          </table:table-cell>
          <table:table-cell office:value-type="float" office:value="21.101" calcext:value-type="float">
            <text:p>21.101</text:p>
          </table:table-cell>
          <table:table-cell office:value-type="float" office:value="573.901" calcext:value-type="float">
            <text:p>573.901</text:p>
          </table:table-cell>
          <table:table-cell office:value-type="float" office:value="1.24" calcext:value-type="float">
            <text:p>1.2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" calcext:value-type="float">
            <text:p>0.08</text:p>
          </table:table-cell>
          <table:table-cell office:value-type="float" office:value="809.975" calcext:value-type="float">
            <text:p>809.975</text:p>
          </table:table-cell>
          <table:table-cell/>
          <table:table-cell office:value-type="float" office:value="37.867" calcext:value-type="float">
            <text:p>37.867</text:p>
          </table:table-cell>
          <table:table-cell office:value-type="float" office:value="0.029" calcext:value-type="float">
            <text:p>0.029</text:p>
          </table:table-cell>
          <table:table-cell office:value-type="float" office:value="22.12" calcext:value-type="float">
            <text:p>22.12</text:p>
          </table:table-cell>
          <table:table-cell office:value-type="float" office:value="9.042" calcext:value-type="float">
            <text:p>9.042</text:p>
          </table:table-cell>
          <table:table-cell office:value-type="float" office:value="1.239" calcext:value-type="float">
            <text:p>1.239</text:p>
          </table:table-cell>
          <table:table-cell office:value-type="float" office:value="0.029" calcext:value-type="float">
            <text:p>0.029</text:p>
          </table:table-cell>
          <table:table-cell office:value-type="float" office:value="68.992" calcext:value-type="float">
            <text:p>68.9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79.398" calcext:value-type="float">
            <text:p>179.398</text:p>
          </table:table-cell>
          <table:table-cell office:value-type="float" office:value="21.824" calcext:value-type="float">
            <text:p>21.824</text:p>
          </table:table-cell>
          <table:table-cell office:value-type="float" office:value="579.494" calcext:value-type="float">
            <text:p>579.494</text:p>
          </table:table-cell>
          <table:table-cell office:value-type="float" office:value="1.307" calcext:value-type="float">
            <text:p>1.30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59" calcext:value-type="float">
            <text:p>0.159</text:p>
          </table:table-cell>
          <table:table-cell office:value-type="float" office:value="821.543" calcext:value-type="float">
            <text:p>821.543</text:p>
          </table:table-cell>
          <table:table-cell/>
          <table:table-cell office:value-type="float" office:value="38.288" calcext:value-type="float">
            <text:p>38.288</text:p>
          </table:table-cell>
          <table:table-cell office:value-type="float" office:value="0.042" calcext:value-type="float">
            <text:p>0.042</text:p>
          </table:table-cell>
          <table:table-cell office:value-type="float" office:value="22.828" calcext:value-type="float">
            <text:p>22.828</text:p>
          </table:table-cell>
          <table:table-cell office:value-type="float" office:value="15.819" calcext:value-type="float">
            <text:p>15.819</text:p>
          </table:table-cell>
          <table:table-cell office:value-type="float" office:value="1.32" calcext:value-type="float">
            <text:p>1.32</text:p>
          </table:table-cell>
          <table:table-cell office:value-type="float" office:value="0.047" calcext:value-type="float">
            <text:p>0.047</text:p>
          </table:table-cell>
          <table:table-cell office:value-type="float" office:value="76.826" calcext:value-type="float">
            <text:p>76.82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1.61" calcext:value-type="float">
            <text:p>161.61</text:p>
          </table:table-cell>
          <table:table-cell office:value-type="float" office:value="21.859" calcext:value-type="float">
            <text:p>21.859</text:p>
          </table:table-cell>
          <table:table-cell office:value-type="float" office:value="147.943" calcext:value-type="float">
            <text:p>147.943</text:p>
          </table:table-cell>
          <table:table-cell office:value-type="float" office:value="1.941" calcext:value-type="float">
            <text:p>1.94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5" calcext:value-type="float">
            <text:p>0.145</text:p>
          </table:table-cell>
          <table:table-cell office:value-type="float" office:value="382.791" calcext:value-type="float">
            <text:p>382.791</text:p>
          </table:table-cell>
          <table:table-cell/>
          <table:table-cell office:value-type="float" office:value="48.492" calcext:value-type="float">
            <text:p>48.492</text:p>
          </table:table-cell>
          <table:table-cell office:value-type="float" office:value="0.057" calcext:value-type="float">
            <text:p>0.057</text:p>
          </table:table-cell>
          <table:table-cell office:value-type="float" office:value="23.202" calcext:value-type="float">
            <text:p>23.202</text:p>
          </table:table-cell>
          <table:table-cell office:value-type="float" office:value="7.101" calcext:value-type="float">
            <text:p>7.101</text:p>
          </table:table-cell>
          <table:table-cell office:value-type="float" office:value="1.964" calcext:value-type="float">
            <text:p>1.964</text:p>
          </table:table-cell>
          <table:table-cell office:value-type="float" office:value="0.041" calcext:value-type="float">
            <text:p>0.041</text:p>
          </table:table-cell>
          <table:table-cell office:value-type="float" office:value="80.106" calcext:value-type="float">
            <text:p>80.1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3.973" calcext:value-type="float">
            <text:p>163.973</text:p>
          </table:table-cell>
          <table:table-cell office:value-type="float" office:value="22.059" calcext:value-type="float">
            <text:p>22.059</text:p>
          </table:table-cell>
          <table:table-cell office:value-type="float" office:value="150.547" calcext:value-type="float">
            <text:p>150.547</text:p>
          </table:table-cell>
          <table:table-cell office:value-type="float" office:value="1.936" calcext:value-type="float">
            <text:p>1.93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office:value-type="float" office:value="386.581" calcext:value-type="float">
            <text:p>386.581</text:p>
          </table:table-cell>
          <table:table-cell/>
          <table:table-cell office:value-type="float" office:value="47.068" calcext:value-type="float">
            <text:p>47.068</text:p>
          </table:table-cell>
          <table:table-cell office:value-type="float" office:value="0.08" calcext:value-type="float">
            <text:p>0.08</text:p>
          </table:table-cell>
          <table:table-cell office:value-type="float" office:value="23.407" calcext:value-type="float">
            <text:p>23.407</text:p>
          </table:table-cell>
          <table:table-cell office:value-type="float" office:value="9.828" calcext:value-type="float">
            <text:p>9.828</text:p>
          </table:table-cell>
          <table:table-cell office:value-type="float" office:value="1.955" calcext:value-type="float">
            <text:p>1.955</text:p>
          </table:table-cell>
          <table:table-cell office:value-type="float" office:value="0.039" calcext:value-type="float">
            <text:p>0.039</text:p>
          </table:table-cell>
          <table:table-cell office:value-type="float" office:value="81.686" calcext:value-type="float">
            <text:p>81.68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71.266" calcext:value-type="float">
            <text:p>171.266</text:p>
          </table:table-cell>
          <table:table-cell office:value-type="float" office:value="21.736" calcext:value-type="float">
            <text:p>21.736</text:p>
          </table:table-cell>
          <table:table-cell office:value-type="float" office:value="141.266" calcext:value-type="float">
            <text:p>141.266</text:p>
          </table:table-cell>
          <table:table-cell office:value-type="float" office:value="1.956" calcext:value-type="float">
            <text:p>1.9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175" calcext:value-type="float">
            <text:p>0.175</text:p>
          </table:table-cell>
          <table:table-cell office:value-type="float" office:value="386.521" calcext:value-type="float">
            <text:p>386.521</text:p>
          </table:table-cell>
          <table:table-cell/>
          <table:table-cell office:value-type="float" office:value="49.062" calcext:value-type="float">
            <text:p>49.062</text:p>
          </table:table-cell>
          <table:table-cell office:value-type="float" office:value="0.091" calcext:value-type="float">
            <text:p>0.091</text:p>
          </table:table-cell>
          <table:table-cell office:value-type="float" office:value="23.063" calcext:value-type="float">
            <text:p>23.063</text:p>
          </table:table-cell>
          <table:table-cell office:value-type="float" office:value="0.81" calcext:value-type="float">
            <text:p>0.81</text:p>
          </table:table-cell>
          <table:table-cell office:value-type="float" office:value="1.984" calcext:value-type="float">
            <text:p>1.984</text:p>
          </table:table-cell>
          <table:table-cell office:value-type="float" office:value="0.039" calcext:value-type="float">
            <text:p>0.039</text:p>
          </table:table-cell>
          <table:table-cell office:value-type="float" office:value="74.476" calcext:value-type="float">
            <text:p>74.4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5.35" calcext:value-type="float">
            <text:p>165.35</text:p>
          </table:table-cell>
          <table:table-cell office:value-type="float" office:value="21.714" calcext:value-type="float">
            <text:p>21.714</text:p>
          </table:table-cell>
          <table:table-cell office:value-type="float" office:value="144.53" calcext:value-type="float">
            <text:p>144.53</text:p>
          </table:table-cell>
          <table:table-cell office:value-type="float" office:value="1.935" calcext:value-type="float">
            <text:p>1.9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56" calcext:value-type="float">
            <text:p>0.156</text:p>
          </table:table-cell>
          <table:table-cell office:value-type="float" office:value="381.785" calcext:value-type="float">
            <text:p>381.785</text:p>
          </table:table-cell>
          <table:table-cell/>
          <table:table-cell office:value-type="float" office:value="47.264" calcext:value-type="float">
            <text:p>47.264</text:p>
          </table:table-cell>
          <table:table-cell office:value-type="float" office:value="0.071" calcext:value-type="float">
            <text:p>0.071</text:p>
          </table:table-cell>
          <table:table-cell office:value-type="float" office:value="23.075" calcext:value-type="float">
            <text:p>23.075</text:p>
          </table:table-cell>
          <table:table-cell office:value-type="float" office:value="3.71" calcext:value-type="float">
            <text:p>3.71</text:p>
          </table:table-cell>
          <table:table-cell office:value-type="float" office:value="1.962" calcext:value-type="float">
            <text:p>1.962</text:p>
          </table:table-cell>
          <table:table-cell office:value-type="float" office:value="0.044" calcext:value-type="float">
            <text:p>0.044</text:p>
          </table:table-cell>
          <table:table-cell office:value-type="float" office:value="75.395" calcext:value-type="float">
            <text:p>75.3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66.82" calcext:value-type="float">
            <text:p>166.82</text:p>
          </table:table-cell>
          <table:table-cell office:value-type="float" office:value="21.994" calcext:value-type="float">
            <text:p>21.994</text:p>
          </table:table-cell>
          <table:table-cell office:value-type="float" office:value="141.076" calcext:value-type="float">
            <text:p>141.076</text:p>
          </table:table-cell>
          <table:table-cell office:value-type="float" office:value="1.93" calcext:value-type="float">
            <text:p>1.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7" calcext:value-type="float">
            <text:p>0.077</text:p>
          </table:table-cell>
          <table:table-cell office:value-type="float" office:value="0.197" calcext:value-type="float">
            <text:p>0.197</text:p>
          </table:table-cell>
          <table:table-cell office:value-type="float" office:value="380.385" calcext:value-type="float">
            <text:p>380.385</text:p>
          </table:table-cell>
          <table:table-cell/>
          <table:table-cell office:value-type="float" office:value="47.391" calcext:value-type="float">
            <text:p>47.391</text:p>
          </table:table-cell>
          <table:table-cell office:value-type="float" office:value="0.068" calcext:value-type="float">
            <text:p>0.068</text:p>
          </table:table-cell>
          <table:table-cell office:value-type="float" office:value="23.353" calcext:value-type="float">
            <text:p>23.353</text:p>
          </table:table-cell>
          <table:table-cell office:value-type="float" office:value="0.644" calcext:value-type="float">
            <text:p>0.644</text:p>
          </table:table-cell>
          <table:table-cell office:value-type="float" office:value="1.965" calcext:value-type="float">
            <text:p>1.965</text:p>
          </table:table-cell>
          <table:table-cell office:value-type="float" office:value="0.046" calcext:value-type="float">
            <text:p>0.046</text:p>
          </table:table-cell>
          <table:table-cell office:value-type="float" office:value="72.909" calcext:value-type="float">
            <text:p>72.90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202.414" calcext:value-type="float">
            <text:p>202.414</text:p>
          </table:table-cell>
          <table:table-cell office:value-type="float" office:value="21.906" calcext:value-type="float">
            <text:p>21.906</text:p>
          </table:table-cell>
          <table:table-cell office:value-type="float" office:value="42.215" calcext:value-type="float">
            <text:p>42.215</text:p>
          </table:table-cell>
          <table:table-cell office:value-type="float" office:value="3.209" calcext:value-type="float">
            <text:p>3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094" calcext:value-type="float">
            <text:p>0.094</text:p>
          </table:table-cell>
          <table:table-cell office:value-type="float" office:value="322.557" calcext:value-type="float">
            <text:p>322.557</text:p>
          </table:table-cell>
          <table:table-cell/>
          <table:table-cell office:value-type="float" office:value="51.154" calcext:value-type="float">
            <text:p>51.154</text:p>
          </table:table-cell>
          <table:table-cell office:value-type="float" office:value="0.045" calcext:value-type="float">
            <text:p>0.045</text:p>
          </table:table-cell>
          <table:table-cell office:value-type="float" office:value="23.626" calcext:value-type="float">
            <text:p>23.626</text:p>
          </table:table-cell>
          <table:table-cell office:value-type="float" office:value="8.194" calcext:value-type="float">
            <text:p>8.194</text:p>
          </table:table-cell>
          <table:table-cell office:value-type="float" office:value="3.27" calcext:value-type="float">
            <text:p>3.27</text:p>
          </table:table-cell>
          <table:table-cell office:value-type="float" office:value="0.099" calcext:value-type="float">
            <text:p>0.099</text:p>
          </table:table-cell>
          <table:table-cell office:value-type="float" office:value="85.774" calcext:value-type="float">
            <text:p>85.77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66.013" calcext:value-type="float">
            <text:p>166.013</text:p>
          </table:table-cell>
          <table:table-cell office:value-type="float" office:value="22.223" calcext:value-type="float">
            <text:p>22.223</text:p>
          </table:table-cell>
          <table:table-cell office:value-type="float" office:value="47.597" calcext:value-type="float">
            <text:p>47.597</text:p>
          </table:table-cell>
          <table:table-cell office:value-type="float" office:value="3.225" calcext:value-type="float">
            <text:p>3.2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98" calcext:value-type="float">
            <text:p>0.198</text:p>
          </table:table-cell>
          <table:table-cell office:value-type="float" office:value="289.424" calcext:value-type="float">
            <text:p>289.424</text:p>
          </table:table-cell>
          <table:table-cell/>
          <table:table-cell office:value-type="float" office:value="48.914" calcext:value-type="float">
            <text:p>48.914</text:p>
          </table:table-cell>
          <table:table-cell office:value-type="float" office:value="0.145" calcext:value-type="float">
            <text:p>0.145</text:p>
          </table:table-cell>
          <table:table-cell office:value-type="float" office:value="23.954" calcext:value-type="float">
            <text:p>23.954</text:p>
          </table:table-cell>
          <table:table-cell office:value-type="float" office:value="13.458" calcext:value-type="float">
            <text:p>13.458</text:p>
          </table:table-cell>
          <table:table-cell office:value-type="float" office:value="3.28" calcext:value-type="float">
            <text:p>3.28</text:p>
          </table:table-cell>
          <table:table-cell office:value-type="float" office:value="0.087" calcext:value-type="float">
            <text:p>0.087</text:p>
          </table:table-cell>
          <table:table-cell office:value-type="float" office:value="89.134" calcext:value-type="float">
            <text:p>89.13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237.459" calcext:value-type="float">
            <text:p>237.459</text:p>
          </table:table-cell>
          <table:table-cell office:value-type="float" office:value="21.724" calcext:value-type="float">
            <text:p>21.724</text:p>
          </table:table-cell>
          <table:table-cell office:value-type="float" office:value="41.252" calcext:value-type="float">
            <text:p>41.252</text:p>
          </table:table-cell>
          <table:table-cell office:value-type="float" office:value="3.18" calcext:value-type="float">
            <text:p>3.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9" calcext:value-type="float">
            <text:p>0.139</text:p>
          </table:table-cell>
          <table:table-cell office:value-type="float" office:value="357.784" calcext:value-type="float">
            <text:p>357.784</text:p>
          </table:table-cell>
          <table:table-cell/>
          <table:table-cell office:value-type="float" office:value="52.561" calcext:value-type="float">
            <text:p>52.561</text:p>
          </table:table-cell>
          <table:table-cell office:value-type="float" office:value="0.13" calcext:value-type="float">
            <text:p>0.13</text:p>
          </table:table-cell>
          <table:table-cell office:value-type="float" office:value="23.422" calcext:value-type="float">
            <text:p>23.422</text:p>
          </table:table-cell>
          <table:table-cell office:value-type="float" office:value="6.951" calcext:value-type="float">
            <text:p>6.951</text:p>
          </table:table-cell>
          <table:table-cell office:value-type="float" office:value="3.231" calcext:value-type="float">
            <text:p>3.231</text:p>
          </table:table-cell>
          <table:table-cell office:value-type="float" office:value="0.078" calcext:value-type="float">
            <text:p>0.078</text:p>
          </table:table-cell>
          <table:table-cell office:value-type="float" office:value="84.217" calcext:value-type="float">
            <text:p>84.21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63.98" calcext:value-type="float">
            <text:p>163.98</text:p>
          </table:table-cell>
          <table:table-cell office:value-type="float" office:value="21.775" calcext:value-type="float">
            <text:p>21.775</text:p>
          </table:table-cell>
          <table:table-cell office:value-type="float" office:value="54.884" calcext:value-type="float">
            <text:p>54.884</text:p>
          </table:table-cell>
          <table:table-cell office:value-type="float" office:value="3.193" calcext:value-type="float">
            <text:p>3.19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8" calcext:value-type="float">
            <text:p>0.118</text:p>
          </table:table-cell>
          <table:table-cell office:value-type="float" office:value="0.199" calcext:value-type="float">
            <text:p>0.199</text:p>
          </table:table-cell>
          <table:table-cell office:value-type="float" office:value="297.462" calcext:value-type="float">
            <text:p>297.462</text:p>
          </table:table-cell>
          <table:table-cell/>
          <table:table-cell office:value-type="float" office:value="52.232" calcext:value-type="float">
            <text:p>52.232</text:p>
          </table:table-cell>
          <table:table-cell office:value-type="float" office:value="0.081" calcext:value-type="float">
            <text:p>0.081</text:p>
          </table:table-cell>
          <table:table-cell office:value-type="float" office:value="23.495" calcext:value-type="float">
            <text:p>23.495</text:p>
          </table:table-cell>
          <table:table-cell office:value-type="float" office:value="20.512" calcext:value-type="float">
            <text:p>20.512</text:p>
          </table:table-cell>
          <table:table-cell office:value-type="float" office:value="3.258" calcext:value-type="float">
            <text:p>3.258</text:p>
          </table:table-cell>
          <table:table-cell office:value-type="float" office:value="0.092" calcext:value-type="float">
            <text:p>0.092</text:p>
          </table:table-cell>
          <table:table-cell office:value-type="float" office:value="96.412" calcext:value-type="float">
            <text:p>96.41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 office:value-type="float" office:value="175.794" calcext:value-type="float">
            <text:p>175.794</text:p>
          </table:table-cell>
          <table:table-cell office:value-type="float" office:value="22.109" calcext:value-type="float">
            <text:p>22.109</text:p>
          </table:table-cell>
          <table:table-cell office:value-type="float" office:value="34.717" calcext:value-type="float">
            <text:p>34.717</text:p>
          </table:table-cell>
          <table:table-cell office:value-type="float" office:value="3.2" calcext:value-type="float">
            <text:p>3.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9" calcext:value-type="float">
            <text:p>0.169</text:p>
          </table:table-cell>
          <table:table-cell office:value-type="float" office:value="291.741" calcext:value-type="float">
            <text:p>291.741</text:p>
          </table:table-cell>
          <table:table-cell/>
          <table:table-cell office:value-type="float" office:value="54.376" calcext:value-type="float">
            <text:p>54.376</text:p>
          </table:table-cell>
          <table:table-cell office:value-type="float" office:value="0.051" calcext:value-type="float">
            <text:p>0.051</text:p>
          </table:table-cell>
          <table:table-cell office:value-type="float" office:value="23.788" calcext:value-type="float">
            <text:p>23.788</text:p>
          </table:table-cell>
          <table:table-cell office:value-type="float" office:value="0.829" calcext:value-type="float">
            <text:p>0.829</text:p>
          </table:table-cell>
          <table:table-cell office:value-type="float" office:value="3.271" calcext:value-type="float">
            <text:p>3.271</text:p>
          </table:table-cell>
          <table:table-cell office:value-type="float" office:value="0.095" calcext:value-type="float">
            <text:p>0.095</text:p>
          </table:table-cell>
          <table:table-cell office:value-type="float" office:value="81.709" calcext:value-type="float">
            <text:p>81.70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60.728" calcext:value-type="float">
            <text:p>160.728</text:p>
          </table:table-cell>
          <table:table-cell office:value-type="float" office:value="20.247" calcext:value-type="float">
            <text:p>20.247</text:p>
          </table:table-cell>
          <table:table-cell office:value-type="float" office:value="39459.461" calcext:value-type="float">
            <text:p>39459.461</text:p>
          </table:table-cell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5" calcext:value-type="float">
            <text:p>0.145</text:p>
          </table:table-cell>
          <table:table-cell office:value-type="float" office:value="39669.48" calcext:value-type="float">
            <text:p>39669.48</text:p>
          </table:table-cell>
          <table:table-cell/>
          <table:table-cell office:value-type="float" office:value="27.706" calcext:value-type="float">
            <text:p>27.706</text:p>
          </table:table-cell>
          <table:table-cell office:value-type="float" office:value="0.006" calcext:value-type="float">
            <text:p>0.006</text:p>
          </table:table-cell>
          <table:table-cell office:value-type="float" office:value="0.623" calcext:value-type="float">
            <text:p>0.6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28.381" calcext:value-type="float">
            <text:p>28.38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73.523" calcext:value-type="float">
            <text:p>173.523</text:p>
          </table:table-cell>
          <table:table-cell office:value-type="float" office:value="19.131" calcext:value-type="float">
            <text:p>19.131</text:p>
          </table:table-cell>
          <table:table-cell office:value-type="float" office:value="38830.73" calcext:value-type="float">
            <text:p>38830.73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4" calcext:value-type="float">
            <text:p>0.134</text:p>
          </table:table-cell>
          <table:table-cell office:value-type="float" office:value="39059.73" calcext:value-type="float">
            <text:p>39059.73</text:p>
          </table:table-cell>
          <table:table-cell/>
          <table:table-cell office:value-type="float" office:value="35.018" calcext:value-type="float">
            <text:p>35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0.578" calcext:value-type="float">
            <text:p>0.57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35.639" calcext:value-type="float">
            <text:p>35.63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60.571" calcext:value-type="float">
            <text:p>160.571</text:p>
          </table:table-cell>
          <table:table-cell office:value-type="float" office:value="18.669" calcext:value-type="float">
            <text:p>18.669</text:p>
          </table:table-cell>
          <table:table-cell office:value-type="float" office:value="39679.285" calcext:value-type="float">
            <text:p>39679.285</text:p>
          </table:table-cell>
          <table:table-cell office:value-type="float" office:value="0.359" calcext:value-type="float">
            <text:p>0.359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7" calcext:value-type="float">
            <text:p>0.137</text:p>
          </table:table-cell>
          <table:table-cell office:value-type="float" office:value="39894.051" calcext:value-type="float">
            <text:p>39894.051</text:p>
          </table:table-cell>
          <table:table-cell/>
          <table:table-cell office:value-type="float" office:value="34.178" calcext:value-type="float">
            <text:p>34.178</text:p>
          </table:table-cell>
          <table:table-cell office:value-type="float" office:value="0.005" calcext:value-type="float">
            <text:p>0.005</text:p>
          </table:table-cell>
          <table:table-cell office:value-type="float" office:value="0.627" calcext:value-type="float">
            <text:p>0.6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34.852" calcext:value-type="float">
            <text:p>34.85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8.414" calcext:value-type="float">
            <text:p>158.414</text:p>
          </table:table-cell>
          <table:table-cell office:value-type="float" office:value="18.662" calcext:value-type="float">
            <text:p>18.662</text:p>
          </table:table-cell>
          <table:table-cell office:value-type="float" office:value="39191.945" calcext:value-type="float">
            <text:p>39191.945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5" calcext:value-type="float">
            <text:p>0.145</text:p>
          </table:table-cell>
          <table:table-cell office:value-type="float" office:value="39404.641" calcext:value-type="float">
            <text:p>39404.641</text:p>
          </table:table-cell>
          <table:table-cell/>
          <table:table-cell office:value-type="float" office:value="34.291" calcext:value-type="float">
            <text:p>34.29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87" calcext:value-type="float">
            <text:p>0.58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34.929" calcext:value-type="float">
            <text:p>34.9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55.904" calcext:value-type="float">
            <text:p>155.904</text:p>
          </table:table-cell>
          <table:table-cell office:value-type="float" office:value="18.918" calcext:value-type="float">
            <text:p>18.918</text:p>
          </table:table-cell>
          <table:table-cell office:value-type="float" office:value="39155.762" calcext:value-type="float">
            <text:p>39155.762</text:p>
          </table:table-cell>
          <table:table-cell office:value-type="float" office:value="0.347" calcext:value-type="float">
            <text:p>0.3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" calcext:value-type="float">
            <text:p>0.13</text:p>
          </table:table-cell>
          <table:table-cell office:value-type="float" office:value="39364.637" calcext:value-type="float">
            <text:p>39364.637</text:p>
          </table:table-cell>
          <table:table-cell/>
          <table:table-cell office:value-type="float" office:value="32.783" calcext:value-type="float">
            <text:p>32.783</text:p>
          </table:table-cell>
          <table:table-cell office:value-type="float" office:value="0.003" calcext:value-type="float">
            <text:p>0.003</text:p>
          </table:table-cell>
          <table:table-cell office:value-type="float" office:value="0.577" calcext:value-type="float">
            <text:p>0.577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33.405" calcext:value-type="float">
            <text:p>33.40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23.076" calcext:value-type="float">
            <text:p>1423.076</text:p>
          </table:table-cell>
          <table:table-cell office:value-type="float" office:value="233.439" calcext:value-type="float">
            <text:p>233.439</text:p>
          </table:table-cell>
          <table:table-cell office:value-type="float" office:value="1033842.312" calcext:value-type="float">
            <text:p>1033842.312</text:p>
          </table:table-cell>
          <table:table-cell office:value-type="float" office:value="8.789" calcext:value-type="float">
            <text:p>8.789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1035551.75" calcext:value-type="float">
            <text:p>1035551.75</text:p>
          </table:table-cell>
          <table:table-cell/>
          <table:table-cell office:value-type="float" office:value="34.508" calcext:value-type="float">
            <text:p>34.508</text:p>
          </table:table-cell>
          <table:table-cell office:value-type="float" office:value="0.029" calcext:value-type="float">
            <text:p>0.029</text:p>
          </table:table-cell>
          <table:table-cell office:value-type="float" office:value="241.237" calcext:value-type="float">
            <text:p>241.237</text:p>
          </table:table-cell>
          <table:table-cell office:value-type="float" office:value="7371.948" calcext:value-type="float">
            <text:p>7371.948</text:p>
          </table:table-cell>
          <table:table-cell office:value-type="float" office:value="8.057" calcext:value-type="float">
            <text:p>8.057</text:p>
          </table:table-cell>
          <table:table-cell office:value-type="float" office:value="0" calcext:value-type="float">
            <text:p>0</text:p>
          </table:table-cell>
          <table:table-cell office:value-type="float" office:value="7655.7" calcext:value-type="float">
            <text:p>7655.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397.985" calcext:value-type="float">
            <text:p>1397.985</text:p>
          </table:table-cell>
          <table:table-cell office:value-type="float" office:value="232.109" calcext:value-type="float">
            <text:p>232.109</text:p>
          </table:table-cell>
          <table:table-cell office:value-type="float" office:value="1031776.375" calcext:value-type="float">
            <text:p>1031776.375</text:p>
          </table:table-cell>
          <table:table-cell office:value-type="float" office:value="7.935" calcext:value-type="float">
            <text:p>7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1033459.25" calcext:value-type="float">
            <text:p>1033459.25</text:p>
          </table:table-cell>
          <table:table-cell/>
          <table:table-cell office:value-type="float" office:value="35.545" calcext:value-type="float">
            <text:p>35.545</text:p>
          </table:table-cell>
          <table:table-cell office:value-type="float" office:value="0.029" calcext:value-type="float">
            <text:p>0.029</text:p>
          </table:table-cell>
          <table:table-cell office:value-type="float" office:value="239.834" calcext:value-type="float">
            <text:p>239.834</text:p>
          </table:table-cell>
          <table:table-cell office:value-type="float" office:value="7705.444" calcext:value-type="float">
            <text:p>7705.444</text:p>
          </table:table-cell>
          <table:table-cell office:value-type="float" office:value="7.446" calcext:value-type="float">
            <text:p>7.446</text:p>
          </table:table-cell>
          <table:table-cell office:value-type="float" office:value="0.122" calcext:value-type="float">
            <text:p>0.122</text:p>
          </table:table-cell>
          <table:table-cell office:value-type="float" office:value="7987.91" calcext:value-type="float">
            <text:p>7987.9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24.423" calcext:value-type="float">
            <text:p>1424.423</text:p>
          </table:table-cell>
          <table:table-cell office:value-type="float" office:value="232.86" calcext:value-type="float">
            <text:p>232.86</text:p>
          </table:table-cell>
          <table:table-cell office:value-type="float" office:value="1028869.25" calcext:value-type="float">
            <text:p>1028869.25</text:p>
          </table:table-cell>
          <table:table-cell office:value-type="float" office:value="8.057" calcext:value-type="float">
            <text:p>8.0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1030578.25" calcext:value-type="float">
            <text:p>1030578.25</text:p>
          </table:table-cell>
          <table:table-cell/>
          <table:table-cell office:value-type="float" office:value="34.743" calcext:value-type="float">
            <text:p>34.743</text:p>
          </table:table-cell>
          <table:table-cell office:value-type="float" office:value="0.038" calcext:value-type="float">
            <text:p>0.038</text:p>
          </table:table-cell>
          <table:table-cell office:value-type="float" office:value="240.556" calcext:value-type="float">
            <text:p>240.556</text:p>
          </table:table-cell>
          <table:table-cell office:value-type="float" office:value="6803.162" calcext:value-type="float">
            <text:p>6803.162</text:p>
          </table:table-cell>
          <table:table-cell office:value-type="float" office:value="7.568" calcext:value-type="float">
            <text:p>7.568</text:p>
          </table:table-cell>
          <table:table-cell office:value-type="float" office:value="0" calcext:value-type="float">
            <text:p>0</text:p>
          </table:table-cell>
          <table:table-cell office:value-type="float" office:value="7085.709" calcext:value-type="float">
            <text:p>7085.70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1406.529" calcext:value-type="float">
            <text:p>1406.529</text:p>
          </table:table-cell>
          <table:table-cell office:value-type="float" office:value="229.391" calcext:value-type="float">
            <text:p>229.391</text:p>
          </table:table-cell>
          <table:table-cell office:value-type="float" office:value="1032841.938" calcext:value-type="float">
            <text:p>1032841.938</text:p>
          </table:table-cell>
          <table:table-cell office:value-type="float" office:value="8.911" calcext:value-type="float">
            <text:p>8.9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2" calcext:value-type="float">
            <text:p>0.122</text:p>
          </table:table-cell>
          <table:table-cell office:value-type="float" office:value="1034533.062" calcext:value-type="float">
            <text:p>1034533.062</text:p>
          </table:table-cell>
          <table:table-cell/>
          <table:table-cell office:value-type="float" office:value="36.927" calcext:value-type="float">
            <text:p>36.927</text:p>
          </table:table-cell>
          <table:table-cell office:value-type="float" office:value="0.045" calcext:value-type="float">
            <text:p>0.045</text:p>
          </table:table-cell>
          <table:table-cell office:value-type="float" office:value="237.045" calcext:value-type="float">
            <text:p>237.045</text:p>
          </table:table-cell>
          <table:table-cell office:value-type="float" office:value="6594.727" calcext:value-type="float">
            <text:p>6594.727</text:p>
          </table:table-cell>
          <table:table-cell office:value-type="float" office:value="8.179" calcext:value-type="float">
            <text:p>8.179</text:p>
          </table:table-cell>
          <table:table-cell office:value-type="float" office:value="0" calcext:value-type="float">
            <text:p>0</text:p>
          </table:table-cell>
          <table:table-cell office:value-type="float" office:value="6873.362" calcext:value-type="float">
            <text:p>6873.362</text:p>
          </table:table-cell>
        </table:table-row>
      </table:table>
      <table:table table:name="C-sequential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ogram setup -----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ing files -----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ing header ----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ating memory -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ing dimensions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ing points ----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Finding closest pair</text:p>
          </table:table-cell>
          <table:table-cell table:number-columns-repeated="4" office:value-type="float" office:value="430" calcext:value-type="float">
            <text:p>430</text:p>
          </table:table-cell>
          <table:table-cell office:value-type="float" office:value="460" calcext:value-type="float">
            <text:p>460</text:p>
          </table:table-cell>
          <table:table-cell office:value-type="float" office:value="43290" calcext:value-type="float">
            <text:p>43290</text:p>
          </table:table-cell>
          <table:table-cell office:value-type="float" office:value="43320" calcext:value-type="float">
            <text:p>43320</text:p>
          </table:table-cell>
          <table:table-cell office:value-type="float" office:value="47200" calcext:value-type="float">
            <text:p>47200</text:p>
          </table:table-cell>
          <table:table-cell office:value-type="float" office:value="43460" calcext:value-type="float">
            <text:p>43460</text:p>
          </table:table-cell>
          <table:table-cell office:value-type="float" office:value="45750" calcext:value-type="float">
            <text:p>45750</text:p>
          </table:table-cell>
          <table:table-cell office:value-type="float" office:value="4508600" calcext:value-type="float">
            <text:p>4508600</text:p>
          </table:table-cell>
          <table:table-cell office:value-type="float" office:value="4505550" calcext:value-type="float">
            <text:p>4505550</text:p>
          </table:table-cell>
          <table:table-cell office:value-type="float" office:value="4515420" calcext:value-type="float">
            <text:p>4515420</text:p>
          </table:table-cell>
          <table:table-cell office:value-type="float" office:value="4802120" calcext:value-type="float">
            <text:p>4802120</text:p>
          </table:table-cell>
          <table:table-cell office:value-type="float" office:value="4825440" calcext:value-type="float">
            <text:p>4825440</text:p>
          </table:table-cell>
        </table:table-row>
        <table:table-row table:style-name="ro1">
          <table:table-cell office:value-type="string" calcext:value-type="string">
            <text:p>Writing output file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ning up -------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matrix-columns-spanned="9" table:number-matrix-rows-spanned="16" table:formula="of:=TRANSPOSE([.A1:.P9])" office:value-type="string" office:string-value="Program setup -----" calcext:value-type="string">
            <text:p>Program setup -----</text:p>
          </table:table-cell>
          <table:table-cell office:value-type="string" office:string-value="Opening files -----" calcext:value-type="string">
            <text:p>Opening files -----</text:p>
          </table:table-cell>
          <table:table-cell office:value-type="string" office:string-value="Reading header ----" calcext:value-type="string">
            <text:p>Reading header ----</text:p>
          </table:table-cell>
          <table:table-cell office:value-type="string" office:string-value="Allocating memory -" calcext:value-type="string">
            <text:p>Allocating memory -</text:p>
          </table:table-cell>
          <table:table-cell office:value-type="string" office:string-value="Reading dimensions" calcext:value-type="string">
            <text:p>Reading dimensions</text:p>
          </table:table-cell>
          <table:table-cell office:value-type="string" office:string-value="Reading points ----" calcext:value-type="string">
            <text:p>Reading points ----</text:p>
          </table:table-cell>
          <table:table-cell office:value-type="string" office:string-value="Finding closest pair" calcext:value-type="string">
            <text:p>Finding closest pair</text:p>
          </table:table-cell>
          <table:table-cell office:value-type="string" office:string-value="Writing output file" calcext:value-type="string">
            <text:p>Writing output file</text:p>
          </table:table-cell>
          <table:table-cell office:value-type="string" office:string-value="Cleaning up -------" calcext:value-type="string">
            <text:p>Cleaning up -------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3290" calcext:value-type="float">
            <text:p>4329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3320" calcext:value-type="float">
            <text:p>433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7200" calcext:value-type="float">
            <text:p>472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3460" calcext:value-type="float">
            <text:p>4346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5750" calcext:value-type="float">
            <text:p>457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4508600" calcext:value-type="float">
            <text:p>45086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4505550" calcext:value-type="float">
            <text:p>45055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4515420" calcext:value-type="float">
            <text:p>45154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4802120" calcext:value-type="float">
            <text:p>48021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4825440" calcext:value-type="float">
            <text:p>48254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</table:table>
      <table:table table:name="C-parallel" table:style-name="ta1">
        <table:table-column table:style-name="co1" table:default-cell-style-name="Default"/>
        <table:table-column table:style-name="co13" table:number-columns-repeated="5" table:default-cell-style-name="Default"/>
        <table:table-column table:style-name="co14" table:number-columns-repeated="9" table:default-cell-style-name="Default"/>
        <table:table-column table:style-name="co15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number-columns-repeated="25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rogram setup -----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itializing MPI --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6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4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pening files -----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ing header ----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ocating memory -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ing dimensions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ing points ----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rting points ---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ing closest pair</text:p>
          </table:table-cell>
          <table:table-cell table:number-columns-repeated="5" office:value-type="float" office:value="130" calcext:value-type="float">
            <text:p>13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iting output file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ning up -------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3])" office:value-type="float" office:value="180" calcext:value-type="float">
            <text:p>180</text:p>
          </table:table-cell>
          <table:table-cell table:formula="of:=SUM([.C3:.C13])" office:value-type="float" office:value="170" calcext:value-type="float">
            <text:p>170</text:p>
          </table:table-cell>
          <table:table-cell table:formula="of:=SUM([.D3:.D13])" office:value-type="float" office:value="180" calcext:value-type="float">
            <text:p>180</text:p>
          </table:table-cell>
          <table:table-cell table:formula="of:=SUM([.E3:.E13])" office:value-type="float" office:value="180" calcext:value-type="float">
            <text:p>180</text:p>
          </table:table-cell>
          <table:table-cell table:formula="of:=SUM([.F3:.F13])" office:value-type="float" office:value="170" calcext:value-type="float">
            <text:p>170</text:p>
          </table:table-cell>
          <table:table-cell table:formula="of:=SUM([.G3:.G13])" office:value-type="float" office:value="90" calcext:value-type="float">
            <text:p>90</text:p>
          </table:table-cell>
          <table:table-cell table:formula="of:=SUM([.H3:.H13])" office:value-type="float" office:value="90" calcext:value-type="float">
            <text:p>90</text:p>
          </table:table-cell>
          <table:table-cell table:formula="of:=SUM([.I3:.I13])" office:value-type="float" office:value="90" calcext:value-type="float">
            <text:p>90</text:p>
          </table:table-cell>
          <table:table-cell table:formula="of:=SUM([.J3:.J13])" office:value-type="float" office:value="90" calcext:value-type="float">
            <text:p>90</text:p>
          </table:table-cell>
          <table:table-cell table:formula="of:=SUM([.K3:.K13])" office:value-type="float" office:value="90" calcext:value-type="float">
            <text:p>90</text:p>
          </table:table-cell>
          <table:table-cell table:formula="of:=SUM([.L3:.L13])" office:value-type="float" office:value="60" calcext:value-type="float">
            <text:p>60</text:p>
          </table:table-cell>
          <table:table-cell table:formula="of:=SUM([.M3:.M13])" office:value-type="float" office:value="50" calcext:value-type="float">
            <text:p>50</text:p>
          </table:table-cell>
          <table:table-cell table:formula="of:=SUM([.N3:.N13])" office:value-type="float" office:value="60" calcext:value-type="float">
            <text:p>60</text:p>
          </table:table-cell>
          <table:table-cell table:formula="of:=SUM([.O3:.O13])" office:value-type="float" office:value="60" calcext:value-type="float">
            <text:p>60</text:p>
          </table:table-cell>
          <table:table-cell table:formula="of:=SUM([.P3:.P13])" office:value-type="float" office:value="60" calcext:value-type="float">
            <text:p>60</text:p>
          </table:table-cell>
          <table:table-cell table:formula="of:=SUM([.Q3:.Q13])" office:value-type="float" office:value="60" calcext:value-type="float">
            <text:p>60</text:p>
          </table:table-cell>
          <table:table-cell table:formula="of:=SUM([.R3:.R13])" office:value-type="float" office:value="70" calcext:value-type="float">
            <text:p>70</text:p>
          </table:table-cell>
          <table:table-cell table:formula="of:=SUM([.S3:.S13])" office:value-type="float" office:value="50" calcext:value-type="float">
            <text:p>50</text:p>
          </table:table-cell>
          <table:table-cell table:formula="of:=SUM([.T3:.T13])" office:value-type="float" office:value="60" calcext:value-type="float">
            <text:p>60</text:p>
          </table:table-cell>
          <table:table-cell table:formula="of:=SUM([.U3:.U13])" office:value-type="float" office:value="50" calcext:value-type="float">
            <text:p>50</text:p>
          </table:table-cell>
          <table:table-cell table:formula="of:=SUM([.V3:.V13])" office:value-type="float" office:value="50" calcext:value-type="float">
            <text:p>50</text:p>
          </table:table-cell>
          <table:table-cell table:formula="of:=SUM([.W3:.W13])" office:value-type="float" office:value="60" calcext:value-type="float">
            <text:p>60</text:p>
          </table:table-cell>
          <table:table-cell table:formula="of:=SUM([.X3:.X13])" office:value-type="float" office:value="60" calcext:value-type="float">
            <text:p>60</text:p>
          </table:table-cell>
          <table:table-cell table:formula="of:=SUM([.Y3:.Y13])" office:value-type="float" office:value="70" calcext:value-type="float">
            <text:p>70</text:p>
          </table:table-cell>
          <table:table-cell table:formula="of:=SUM([.Z3:.Z13])"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11:37:58.888699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20:51:39.600431103</meta:creation-date>
    <dc:date>2022-05-29T16:20:21.595311752</dc:date>
    <meta:editing-duration>PT1H30M25S</meta:editing-duration>
    <meta:editing-cycles>33</meta:editing-cycles>
    <meta:generator>LibreOffice/7.2.7.2$Linux_X86_64 LibreOffice_project/20$Build-2</meta:generator>
    <meta:document-statistic meta:table-count="7" meta:cell-count="3812" meta:object-count="0"/>
  </office:meta>
</office:document-meta>
</file>